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Monaco, 'Andale Mono', monospace"/>
    <style:font-face style:name="Droid Sans Mono" svg:font-family="'Droid Sans Mono', monospace, monospace, 'Droid Sans Fallback'"/>
    <style:font-face style:name="Open sans" svg:font-family="'Open sans', sans-serif"/>
    <style:font-face style:name="Proxima Nova" svg:font-family="'Proxima Nova'"/>
    <style:font-face style:name="Source Serif Pro" svg:font-family="'Source Serif Pro', serif"/>
    <style:font-face style:name="Times New Roman" svg:font-family="'Times New Roman'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04b3a3" officeooo:paragraph-rsid="0004b3a3"/>
    </style:style>
    <style:style style:name="P2" style:family="paragraph" style:parent-style-name="Preformatted_20_Text">
      <loext:graphic-properties draw:fill="solid" draw:fill-color="#f0f3f5" draw:opacity="100%"/>
      <style:paragraph-properties fo:background-color="#f0f3f5"/>
    </style:style>
    <style:style style:name="P3" style:family="paragraph" style:parent-style-name="Preformatted_20_Text">
      <style:text-properties officeooo:paragraph-rsid="00107504"/>
    </style:style>
    <style:style style:name="P4" style:family="paragraph" style:parent-style-name="Preformatted_20_Text">
      <style:text-properties officeooo:paragraph-rsid="0013027e"/>
    </style:style>
    <style:style style:name="P5" style:family="paragraph" style:parent-style-name="Preformatted_20_Text">
      <loext:graphic-properties draw:fill="solid" draw:fill-color="#f0f3f5" draw:opacity="100%"/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 fo:background-color="#f0f3f5"/>
    </style:style>
    <style:style style:name="P6" style:family="paragraph" style:parent-style-name="Preformatted_20_Text">
      <loext:graphic-properties draw:fill="solid" draw:fill-color="#f0f3f5" draw:opacity="100%"/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 fo:background-color="#f0f3f5"/>
      <style:text-properties officeooo:paragraph-rsid="0016dacf"/>
    </style:style>
    <style:style style:name="P7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</style:style>
    <style:style style:name="P8" style:family="paragraph" style:parent-style-name="Preformatted_20_Text">
      <style:paragraph-properties fo:margin-left="0cm" fo:margin-right="0cm" fo:margin-top="1.191cm" fo:margin-bottom="0cm" loext:contextual-spacing="false" style:line-height-at-least="0.82cm" fo:orphans="2" fo:widows="2" fo:text-indent="0cm" style:auto-text-indent="false" fo:padding="0cm" fo:border="none"/>
      <style:text-properties fo:font-variant="normal" fo:text-transform="none" fo:color="#3d464d" style:font-name="Open sans" fo:font-size="24pt" fo:letter-spacing="normal" fo:font-style="normal" fo:font-weight="bold" officeooo:rsid="00095bb4" officeooo:paragraph-rsid="00095bb4" style:font-size-asian="24pt" style:font-size-complex="24pt"/>
    </style:style>
    <style:style style:name="P9" style:family="paragraph" style:parent-style-name="Preformatted_20_Text">
      <style:paragraph-properties fo:margin-left="0cm" fo:margin-right="0cm" fo:margin-top="1.191cm" fo:margin-bottom="0cm" loext:contextual-spacing="false" style:line-height-at-least="0.82cm" fo:orphans="2" fo:widows="2" fo:text-indent="0cm" style:auto-text-indent="false" fo:padding="0cm" fo:border="none"/>
      <style:text-properties fo:font-variant="normal" fo:text-transform="none" fo:color="#3d464d" style:font-name="Open sans" fo:font-size="24pt" fo:letter-spacing="normal" fo:font-style="normal" fo:font-weight="bold" officeooo:rsid="00095bb4" officeooo:paragraph-rsid="000ace81" style:font-size-asian="24pt" style:font-size-complex="24pt"/>
    </style:style>
    <style:style style:name="P10" style:family="paragraph" style:parent-style-name="Preformatted_20_Text">
      <style:paragraph-properties fo:margin-left="0cm" fo:margin-right="0cm" fo:margin-top="1.191cm" fo:margin-bottom="0cm" loext:contextual-spacing="false" style:line-height-at-least="0.82cm" fo:orphans="2" fo:widows="2" fo:text-indent="0cm" style:auto-text-indent="false" fo:padding="0cm" fo:border="none"/>
      <style:text-properties fo:font-variant="normal" fo:text-transform="none" fo:color="#3d464d" style:font-name="Open sans" fo:font-size="24pt" fo:letter-spacing="normal" fo:font-style="normal" fo:font-weight="bold" officeooo:rsid="0009ea1b" officeooo:paragraph-rsid="0009ea1b" style:font-size-asian="24pt" style:font-size-complex="24pt"/>
    </style:style>
    <style:style style:name="P11" style:family="paragraph" style:parent-style-name="Preformatted_20_Text">
      <style:paragraph-properties fo:margin-left="0cm" fo:margin-right="0cm" fo:margin-top="1.191cm" fo:margin-bottom="0cm" loext:contextual-spacing="false" style:line-height-at-least="0.82cm" fo:orphans="2" fo:widows="2" fo:text-indent="0cm" style:auto-text-indent="false" fo:padding="0cm" fo:border="none"/>
      <style:text-properties fo:font-variant="normal" fo:text-transform="none" fo:color="#3d464d" style:font-name="Open sans" fo:font-size="24pt" fo:letter-spacing="normal" fo:font-style="normal" fo:font-weight="bold" officeooo:rsid="0009ea1b" officeooo:paragraph-rsid="000c9fa8" style:font-size-asian="24pt" style:font-size-complex="24pt"/>
    </style:style>
    <style:style style:name="P12" style:family="paragraph" style:parent-style-name="Preformatted_20_Text">
      <style:paragraph-properties fo:margin-left="0cm" fo:margin-right="0cm" fo:margin-top="1.191cm" fo:margin-bottom="0cm" loext:contextual-spacing="false" style:line-height-at-least="0.82cm" fo:orphans="2" fo:widows="2" fo:text-indent="0cm" style:auto-text-indent="false" fo:padding="0cm" fo:border="none"/>
      <style:text-properties fo:font-variant="normal" fo:text-transform="none" fo:color="#3d464d" style:font-name="Open sans" fo:font-size="24pt" fo:letter-spacing="normal" fo:font-style="normal" fo:font-weight="bold" officeooo:rsid="0009ea1b" officeooo:paragraph-rsid="000e86c4" style:font-size-asian="24pt" style:font-size-complex="24pt"/>
    </style:style>
    <style:style style:name="P13" style:family="paragraph" style:parent-style-name="Preformatted_20_Text">
      <style:paragraph-properties fo:margin-left="0cm" fo:margin-right="0cm" fo:margin-top="1.191cm" fo:margin-bottom="0cm" loext:contextual-spacing="false" style:line-height-at-least="0.82cm" fo:orphans="2" fo:widows="2" fo:text-indent="0cm" style:auto-text-indent="false" fo:padding="0cm" fo:border="none"/>
      <style:text-properties fo:font-variant="normal" fo:text-transform="none" fo:color="#3d464d" style:font-name="Open sans" fo:font-size="24pt" fo:letter-spacing="normal" fo:font-style="normal" fo:font-weight="bold" officeooo:rsid="0009ea1b" officeooo:paragraph-rsid="00100e8b" style:font-size-asian="24pt" style:font-size-complex="24pt"/>
    </style:style>
    <style:style style:name="P14" style:family="paragraph" style:parent-style-name="Preformatted_20_Text">
      <style:paragraph-properties fo:margin-left="0cm" fo:margin-right="0cm" fo:margin-top="1.191cm" fo:margin-bottom="0cm" loext:contextual-spacing="false" style:line-height-at-least="0.82cm" fo:orphans="2" fo:widows="2" fo:text-indent="0cm" style:auto-text-indent="false" fo:padding="0cm" fo:border="none"/>
      <style:text-properties officeooo:paragraph-rsid="000e86c4"/>
    </style:style>
    <style:style style:name="P15" style:family="paragraph" style:parent-style-name="Preformatted_20_Text">
      <loext:graphic-properties draw:fill="solid" draw:fill-color="#f0f3f5" draw:opacity="100%"/>
      <style:paragraph-properties fo:margin-top="0cm" fo:margin-bottom="0cm" loext:contextual-spacing="false" fo:line-height="150%" fo:text-align="start" style:justify-single-word="false" fo:orphans="2" fo:widows="2" fo:background-color="#f0f3f5"/>
    </style:style>
    <style:style style:name="P16" style:family="paragraph" style:parent-style-name="Standard">
      <style:text-properties officeooo:rsid="0004b3a3" officeooo:paragraph-rsid="0004b3a3"/>
    </style:style>
    <style:style style:name="P17" style:family="paragraph" style:parent-style-name="Standard">
      <style:text-properties officeooo:rsid="00070be4" officeooo:paragraph-rsid="00070be4"/>
    </style:style>
    <style:style style:name="P18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19" style:family="paragraph" style:parent-style-name="Standard">
      <style:text-properties fo:color="#d4d4d4" style:font-name="Droid Sans Mono" fo:font-size="10.5pt" fo:font-weight="normal" officeooo:rsid="00070be4" officeooo:paragraph-rsid="00070be4" fo:background-color="#1e1e1e"/>
    </style:style>
    <style:style style:name="P20" style:family="paragraph" style:parent-style-name="Standard">
      <style:text-properties fo:font-size="14pt" officeooo:rsid="00070be4" officeooo:paragraph-rsid="00070be4" style:font-size-asian="14pt" style:font-size-complex="14pt"/>
    </style:style>
    <style:style style:name="P2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2" style:family="paragraph" style:parent-style-name="Standard">
      <style:text-properties style:text-underline-style="solid" style:text-underline-width="auto" style:text-underline-color="font-color" fo:font-weight="bold" officeooo:rsid="0007f521" officeooo:paragraph-rsid="0007f521" style:font-weight-asian="bold" style:font-weight-complex="bold"/>
    </style:style>
    <style:style style:name="P23" style:family="paragraph" style:parent-style-name="Text_20_body">
      <style:text-properties officeooo:paragraph-rsid="00107504"/>
    </style:style>
    <style:style style:name="P24" style:family="paragraph" style:parent-style-name="Text_20_body">
      <style:text-properties officeooo:paragraph-rsid="0013027e"/>
    </style:style>
    <style:style style:name="P25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</style:style>
    <style:style style:name="P26" style:family="paragraph" style:parent-style-name="Text_20_body" style:list-style-name="L1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P27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P28" style:family="paragraph" style:parent-style-name="Text_20_body" style:list-style-name="L2">
      <style:paragraph-properties fo:margin-left="0cm" fo:margin-right="0cm" fo:margin-top="0cm" fo:margin-bottom="0cm" loext:contextual-spacing="false" fo:orphans="2" fo:widows="2" fo:text-indent="0cm" style:auto-text-indent="false" fo:padding="0cm" fo:border="none"/>
    </style:style>
    <style:style style:name="P29" style:family="paragraph" style:parent-style-name="Text_20_body" style:list-style-name="L1">
      <style:paragraph-properties fo:margin-left="0cm" fo:margin-right="0cm" fo:orphans="2" fo:widows="2" fo:text-indent="0cm" style:auto-text-indent="false" fo:padding="0cm" fo:border="none"/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P30" style:family="paragraph" style:parent-style-name="Text_20_body" style:list-style-name="L2">
      <style:paragraph-properties fo:margin-left="0cm" fo:margin-right="0cm" fo:orphans="2" fo:widows="2" fo:text-indent="0cm" style:auto-text-indent="false" fo:padding="0cm" fo:border="none"/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P31" style:family="paragraph" style:parent-style-name="Text_20_body">
      <style:paragraph-properties fo:margin-left="0cm" fo:margin-right="0cm" fo:margin-top="1.191cm" fo:margin-bottom="0cm" loext:contextual-spacing="false" style:line-height-at-least="0.82cm" fo:orphans="2" fo:widows="2" fo:text-indent="0cm" style:auto-text-indent="false" fo:padding="0cm" fo:border="none"/>
      <style:text-properties fo:font-variant="normal" fo:text-transform="none" fo:color="#3d464d" style:font-name="Open sans" fo:font-size="24pt" fo:letter-spacing="normal" fo:font-style="normal" fo:font-weight="bold" officeooo:rsid="00095bb4" officeooo:paragraph-rsid="00095bb4" style:font-size-asian="24pt" style:font-size-complex="24pt"/>
    </style:style>
    <style:style style:name="P32" style:family="paragraph" style:parent-style-name="Text_20_body">
      <style:paragraph-properties fo:margin-left="0cm" fo:margin-right="0cm" fo:margin-top="1.191cm" fo:margin-bottom="0cm" loext:contextual-spacing="false" style:line-height-at-least="0.82cm" fo:orphans="2" fo:widows="2" fo:text-indent="0cm" style:auto-text-indent="false" fo:padding="0cm" fo:border="none"/>
      <style:text-properties fo:font-variant="normal" fo:text-transform="none" fo:color="#3d464d" style:font-name="Open sans" fo:font-size="24pt" fo:letter-spacing="normal" fo:font-style="normal" fo:font-weight="bold" officeooo:rsid="0009ea1b" officeooo:paragraph-rsid="0009ea1b" style:font-size-asian="24pt" style:font-size-complex="24pt"/>
    </style:style>
    <style:style style:name="P33" style:family="paragraph" style:parent-style-name="Text_20_body">
      <style:paragraph-properties fo:margin-left="0cm" fo:margin-right="0cm" fo:margin-top="1.191cm" fo:margin-bottom="0cm" loext:contextual-spacing="false" style:line-height-at-least="0.82cm" fo:orphans="2" fo:widows="2" fo:text-indent="0cm" style:auto-text-indent="false" fo:padding="0cm" fo:border="none"/>
      <style:text-properties fo:font-variant="normal" fo:text-transform="none" fo:color="#3d464d" style:font-name="Open sans" fo:font-size="24pt" fo:letter-spacing="normal" fo:font-style="normal" fo:font-weight="bold" officeooo:rsid="0009ea1b" officeooo:paragraph-rsid="00100e8b" style:font-size-asian="24pt" style:font-size-complex="24pt"/>
    </style:style>
    <style:style style:name="P34" style:family="paragraph" style:parent-style-name="Heading_20_1">
      <style:text-properties fo:font-variant="normal" fo:text-transform="none" fo:color="#3d464d" style:font-name="Open sans" fo:letter-spacing="normal" fo:font-style="normal" fo:font-weight="bold"/>
    </style:style>
    <style:style style:name="P35" style:family="paragraph" style:parent-style-name="Heading_20_1">
      <style:paragraph-properties fo:margin-left="0cm" fo:margin-right="0cm" fo:margin-top="1.191cm" fo:margin-bottom="0cm" loext:contextual-spacing="false" style:line-height-at-least="0.82cm" fo:orphans="2" fo:widows="2" fo:text-indent="0cm" style:auto-text-indent="false" fo:padding="0cm" fo:border="none"/>
      <style:text-properties fo:font-variant="normal" fo:text-transform="none" fo:color="#3d464d" style:font-name="Open sans" fo:letter-spacing="normal" fo:font-style="normal" fo:font-weight="bold"/>
    </style:style>
    <style:style style:name="P36" style:family="paragraph" style:parent-style-name="Heading_20_1">
      <style:paragraph-properties fo:margin-left="0cm" fo:margin-right="0cm" fo:margin-top="1.191cm" fo:margin-bottom="0cm" loext:contextual-spacing="false" style:line-height-at-least="0.82cm" fo:orphans="2" fo:widows="2" fo:text-indent="0cm" style:auto-text-indent="false" fo:padding="0cm" fo:border="none"/>
      <style:text-properties fo:font-variant="normal" fo:text-transform="none" fo:color="#3d464d" style:font-name="Open sans" fo:letter-spacing="normal" fo:font-style="normal" fo:font-weight="bold" officeooo:rsid="000666ce" officeooo:paragraph-rsid="000666ce"/>
    </style:style>
    <style:style style:name="P37" style:family="paragraph" style:parent-style-name="Heading_20_1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3d464d" style:font-name="Open sans" fo:letter-spacing="normal" fo:font-style="normal" fo:font-weight="bold"/>
    </style:style>
    <style:style style:name="T1" style:family="text">
      <style:text-properties style:font-name="Source Serif Pro" fo:font-size="13.5pt" fo:font-weight="normal"/>
    </style:style>
    <style:style style:name="T2" style:family="text">
      <style:text-properties style:font-name="Source Serif Pro" fo:font-size="13.5pt" fo:font-weight="normal" loext:padding="0cm" loext:border="none"/>
    </style:style>
    <style:style style:name="T3" style:family="text">
      <style:text-properties style:font-name="Source Serif Pro" fo:font-size="13.5pt" fo:font-weight="normal" fo:background-color="#f0f3f5" loext:char-shading-value="0" loext:padding="0cm" loext:border="none"/>
    </style:style>
    <style:style style:name="T4" style:family="text">
      <style:text-properties style:font-name="Source Serif Pro" fo:font-size="13.5pt" fo:font-weight="normal" officeooo:rsid="00100e8b" style:font-style-asian="normal" style:font-weight-asian="bold" style:font-style-complex="normal" style:font-weight-complex="bold" loext:padding="0cm" loext:border="none"/>
    </style:style>
    <style:style style:name="T5" style:family="text"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T6" style:family="text">
      <style:text-properties fo:font-variant="normal" fo:text-transform="none" fo:color="#3d464d" style:font-name="Source Serif Pro" fo:font-size="13.5pt" fo:letter-spacing="normal" fo:font-style="normal" fo:font-weight="normal" fo:background-color="#f0f3f5" loext:char-shading-value="0"/>
    </style:style>
    <style:style style:name="T7" style:family="text">
      <style:text-properties fo:font-variant="normal" fo:text-transform="none" fo:color="#3d464d" style:font-name="Source Serif Pro" fo:font-size="13.5pt" fo:letter-spacing="normal" fo:font-style="normal" fo:font-weight="normal" officeooo:rsid="00100e8b" fo:background-color="#f0f3f5" loext:char-shading-value="0" style:font-size-asian="24pt" style:font-style-asian="normal" style:font-weight-asian="bold" style:font-size-complex="24pt" style:font-style-complex="normal" style:font-weight-complex="bold" loext:padding="0cm" loext:border="none"/>
    </style:style>
    <style:style style:name="T8" style:family="text">
      <style:text-properties fo:font-variant="normal" fo:text-transform="none" fo:color="#3d464d" style:font-name="Source Serif Pro" fo:font-size="13.5pt" fo:letter-spacing="normal" fo:font-style="normal" fo:font-weight="normal" officeooo:rsid="00107504" fo:background-color="#f0f3f5" loext:char-shading-value="0" style:font-size-asian="24pt" style:font-style-asian="normal" style:font-weight-asian="bold" style:font-size-complex="24pt" style:font-style-complex="normal" style:font-weight-complex="bold" loext:padding="0cm" loext:border="none"/>
    </style:style>
    <style:style style:name="T9" style:family="text">
      <style:text-properties fo:font-variant="normal" fo:text-transform="none" fo:color="#3d464d" style:font-name="Source Serif Pro" fo:font-size="13.5pt" fo:letter-spacing="normal" fo:font-style="normal" fo:font-weight="normal" officeooo:rsid="0013027e" fo:background-color="#f0f3f5" loext:char-shading-value="0" style:font-size-asian="24pt" style:font-style-asian="normal" style:font-weight-asian="bold" style:font-size-complex="24pt" style:font-style-complex="normal" style:font-weight-complex="bold" loext:padding="0cm" loext:border="none"/>
    </style:style>
    <style:style style:name="T10" style:family="text">
      <style:text-properties fo:font-variant="normal" fo:text-transform="none" fo:color="#3d464d" style:font-name="Source Serif Pro" fo:font-size="13.5pt" fo:letter-spacing="normal" fo:font-style="normal" fo:font-weight="normal" loext:padding="0cm" loext:border="none"/>
    </style:style>
    <style:style style:name="T11" style:family="text">
      <style:text-properties fo:font-variant="normal" fo:text-transform="none" fo:color="#3d464d" style:font-name="Source Serif Pro" fo:font-size="13.5pt" fo:letter-spacing="normal" fo:font-style="normal" fo:font-weight="normal" officeooo:rsid="00100e8b" style:font-size-asian="24pt" style:font-style-asian="normal" style:font-weight-asian="bold" style:font-size-complex="24pt" style:font-style-complex="normal" style:font-weight-complex="bold" loext:padding="0cm" loext:border="none"/>
    </style:style>
    <style:style style:name="T12" style:family="text">
      <style:text-properties fo:font-variant="normal" fo:text-transform="none" fo:color="#3d464d" style:font-name="Consolas" fo:font-size="13.5pt" fo:letter-spacing="normal" fo:font-style="normal" fo:font-weight="normal" loext:padding="0cm" loext:border="none"/>
    </style:style>
    <style:style style:name="T13" style:family="text">
      <style:text-properties fo:font-variant="normal" fo:text-transform="none" fo:color="#3d464d" style:font-name="Consolas" fo:font-size="13.5pt" fo:letter-spacing="normal" fo:font-style="normal" fo:font-weight="normal" officeooo:rsid="00100e8b" fo:background-color="#f0f3f5" loext:char-shading-value="0" style:font-size-asian="24pt" style:font-style-asian="normal" style:font-weight-asian="bold" style:font-size-complex="24pt" style:font-style-complex="normal" style:font-weight-complex="bold" loext:padding="0cm" loext:border="none"/>
    </style:style>
    <style:style style:name="T14" style:family="text">
      <style:text-properties fo:font-variant="normal" fo:text-transform="none" fo:color="#3d464d" style:font-name="Consolas" fo:font-size="13.5pt" fo:letter-spacing="normal" fo:font-style="normal" fo:font-weight="normal" officeooo:rsid="00107504" fo:background-color="#f0f3f5" loext:char-shading-value="0" style:font-size-asian="24pt" style:font-style-asian="normal" style:font-weight-asian="bold" style:font-size-complex="24pt" style:font-style-complex="normal" style:font-weight-complex="bold" loext:padding="0cm" loext:border="none"/>
    </style:style>
    <style:style style:name="T15" style:family="text">
      <style:text-properties fo:font-variant="normal" fo:text-transform="none" fo:color="#3d464d" style:font-name="Consolas" fo:font-size="13.5pt" fo:letter-spacing="normal" fo:font-style="normal" fo:font-weight="normal" officeooo:rsid="0013027e" fo:background-color="#f0f3f5" loext:char-shading-value="0" style:font-size-asian="24pt" style:font-style-asian="normal" style:font-weight-asian="bold" style:font-size-complex="24pt" style:font-style-complex="normal" style:font-weight-complex="bold" loext:padding="0cm" loext:border="none"/>
    </style:style>
    <style:style style:name="T16" style:family="text">
      <style:text-properties fo:font-variant="normal" fo:text-transform="none" fo:color="#3d464d" fo:letter-spacing="normal" loext:padding="0cm" loext:border="none"/>
    </style:style>
    <style:style style:name="T17" style:family="text">
      <style:text-properties fo:font-variant="normal" fo:text-transform="none" fo:color="#3d464d" fo:font-size="24pt" fo:letter-spacing="normal" fo:font-style="normal" fo:font-weight="normal" officeooo:rsid="00100e8b" fo:background-color="#f0f3f5" loext:char-shading-value="0" style:font-size-asian="24pt" style:font-style-asian="normal" style:font-weight-asian="bold" style:font-size-complex="24pt" style:font-style-complex="normal" style:font-weight-complex="bold" loext:padding="0cm" loext:border="none"/>
    </style:style>
    <style:style style:name="T18" style:family="text">
      <style:text-properties fo:font-variant="normal" fo:text-transform="none" fo:color="#3d464d" fo:font-size="24pt" fo:letter-spacing="normal" fo:font-style="normal" fo:font-weight="normal" officeooo:rsid="00107504" fo:background-color="#f0f3f5" loext:char-shading-value="0" style:font-size-asian="24pt" style:font-style-asian="normal" style:font-weight-asian="bold" style:font-size-complex="24pt" style:font-style-complex="normal" style:font-weight-complex="bold" loext:padding="0cm" loext:border="none"/>
    </style:style>
    <style:style style:name="T19" style:family="text">
      <style:text-properties fo:font-variant="normal" fo:text-transform="none" fo:color="#3d464d" fo:font-size="24pt" fo:letter-spacing="normal" fo:font-style="normal" fo:font-weight="normal" officeooo:rsid="0013027e" fo:background-color="#f0f3f5" loext:char-shading-value="0" style:font-size-asian="24pt" style:font-style-asian="normal" style:font-weight-asian="bold" style:font-size-complex="24pt" style:font-style-complex="normal" style:font-weight-complex="bold" loext:padding="0cm" loext:border="none"/>
    </style:style>
    <style:style style:name="T20" style:family="text">
      <style:text-properties fo:font-variant="normal" fo:text-transform="none" fo:color="#3d464d" fo:font-size="24pt" fo:letter-spacing="normal" fo:font-style="normal" fo:font-weight="normal" officeooo:rsid="0016dacf" fo:background-color="#f0f3f5" loext:char-shading-value="0" style:font-size-asian="24pt" style:font-style-asian="normal" style:font-weight-asian="bold" style:font-size-complex="24pt" style:font-style-complex="normal" style:font-weight-complex="bold" loext:padding="0cm" loext:border="none"/>
    </style:style>
    <style:style style:name="T21" style:family="text">
      <style:text-properties fo:font-variant="normal" fo:text-transform="none" fo:color="#0077aa" style:font-name="Consolas" fo:font-size="13.5pt" fo:letter-spacing="normal" fo:font-style="normal" fo:font-weight="normal" loext:padding="0cm" loext:border="none"/>
    </style:style>
    <style:style style:name="T22" style:family="text">
      <style:text-properties fo:font-variant="normal" fo:text-transform="none" fo:color="#0077aa" style:font-name="Consolas" fo:font-size="13.5pt" fo:letter-spacing="normal" fo:font-style="normal" fo:font-weight="normal" officeooo:rsid="00100e8b" fo:background-color="#f0f3f5" loext:char-shading-value="0" style:font-size-asian="24pt" style:font-style-asian="normal" style:font-weight-asian="bold" style:font-size-complex="24pt" style:font-style-complex="normal" style:font-weight-complex="bold" loext:padding="0cm" loext:border="none"/>
    </style:style>
    <style:style style:name="T23" style:family="text">
      <style:text-properties fo:font-variant="normal" fo:text-transform="none" fo:color="#0077aa" style:font-name="Consolas" fo:font-size="13.5pt" fo:letter-spacing="normal" fo:font-style="normal" fo:font-weight="normal" officeooo:rsid="0013027e" fo:background-color="#f0f3f5" loext:char-shading-value="0" style:font-size-asian="24pt" style:font-style-asian="normal" style:font-weight-asian="bold" style:font-size-complex="24pt" style:font-style-complex="normal" style:font-weight-complex="bold" loext:padding="0cm" loext:border="none"/>
    </style:style>
    <style:style style:name="T24" style:family="text">
      <style:text-properties fo:font-variant="normal" fo:text-transform="none" fo:color="#a67f59" style:font-name="Consolas" fo:font-size="13.5pt" fo:letter-spacing="normal" fo:font-style="normal" fo:font-weight="normal" loext:padding="0cm" loext:border="none"/>
    </style:style>
    <style:style style:name="T25" style:family="text">
      <style:text-properties fo:font-variant="normal" fo:text-transform="none" fo:color="#a67f59" style:font-name="Consolas" fo:font-size="13.5pt" fo:letter-spacing="normal" fo:font-style="normal" fo:font-weight="normal" officeooo:rsid="00100e8b" fo:background-color="#f0f3f5" loext:char-shading-value="0" style:font-size-asian="24pt" style:font-style-asian="normal" style:font-weight-asian="bold" style:font-size-complex="24pt" style:font-style-complex="normal" style:font-weight-complex="bold" loext:padding="0cm" loext:border="none"/>
    </style:style>
    <style:style style:name="T26" style:family="text">
      <style:text-properties fo:font-variant="normal" fo:text-transform="none" fo:color="#a67f59" style:font-name="Consolas" fo:font-size="13.5pt" fo:letter-spacing="normal" fo:font-style="normal" fo:font-weight="normal" officeooo:rsid="0013027e" fo:background-color="#f0f3f5" loext:char-shading-value="0" style:font-size-asian="24pt" style:font-style-asian="normal" style:font-weight-asian="bold" style:font-size-complex="24pt" style:font-style-complex="normal" style:font-weight-complex="bold" loext:padding="0cm" loext:border="none"/>
    </style:style>
    <style:style style:name="T27" style:family="text">
      <style:text-properties fo:font-variant="normal" fo:text-transform="none" fo:color="#999999" style:font-name="Consolas" fo:font-size="13.5pt" fo:letter-spacing="normal" fo:font-style="normal" fo:font-weight="normal" loext:padding="0cm" loext:border="none"/>
    </style:style>
    <style:style style:name="T28" style:family="text">
      <style:text-properties fo:font-variant="normal" fo:text-transform="none" fo:color="#999999" style:font-name="Consolas" fo:font-size="13.5pt" fo:letter-spacing="normal" fo:font-style="normal" fo:font-weight="normal" officeooo:rsid="0009ea1b" style:font-size-asian="24pt" style:font-size-complex="24pt" loext:padding="0cm" loext:border="none"/>
    </style:style>
    <style:style style:name="T29" style:family="text">
      <style:text-properties fo:font-variant="normal" fo:text-transform="none" fo:color="#999999" style:font-name="Consolas" fo:font-size="13.5pt" fo:letter-spacing="normal" fo:font-style="normal" fo:font-weight="normal" officeooo:rsid="000e86c4" loext:padding="0cm" loext:border="none"/>
    </style:style>
    <style:style style:name="T30" style:family="text">
      <style:text-properties fo:font-variant="normal" fo:text-transform="none" fo:color="#999999" style:font-name="Consolas" fo:font-size="13.5pt" fo:letter-spacing="normal" fo:font-style="normal" fo:font-weight="normal" officeooo:rsid="00100e8b" fo:background-color="#f0f3f5" loext:char-shading-value="0" style:font-size-asian="24pt" style:font-style-asian="normal" style:font-weight-asian="bold" style:font-size-complex="24pt" style:font-style-complex="normal" style:font-weight-complex="bold" loext:padding="0cm" loext:border="none"/>
    </style:style>
    <style:style style:name="T31" style:family="text">
      <style:text-properties fo:font-variant="normal" fo:text-transform="none" fo:color="#999999" style:font-name="Consolas" fo:font-size="13.5pt" fo:letter-spacing="normal" fo:font-style="normal" fo:font-weight="normal" officeooo:rsid="00107504" fo:background-color="#f0f3f5" loext:char-shading-value="0" style:font-size-asian="24pt" style:font-style-asian="normal" style:font-weight-asian="bold" style:font-size-complex="24pt" style:font-style-complex="normal" style:font-weight-complex="bold" loext:padding="0cm" loext:border="none"/>
    </style:style>
    <style:style style:name="T32" style:family="text">
      <style:text-properties fo:font-variant="normal" fo:text-transform="none" fo:color="#999999" style:font-name="Consolas" fo:font-size="13.5pt" fo:letter-spacing="normal" fo:font-style="normal" fo:font-weight="normal" officeooo:rsid="0013027e" fo:background-color="#f0f3f5" loext:char-shading-value="0" style:font-size-asian="24pt" style:font-style-asian="normal" style:font-weight-asian="bold" style:font-size-complex="24pt" style:font-style-complex="normal" style:font-weight-complex="bold" loext:padding="0cm" loext:border="none"/>
    </style:style>
    <style:style style:name="T33" style:family="text">
      <style:text-properties fo:font-variant="normal" fo:text-transform="none" fo:color="#999999" style:font-name="Consolas" fo:font-size="13.5pt" fo:letter-spacing="normal" fo:font-style="normal" fo:font-weight="normal" officeooo:rsid="00107504" loext:padding="0cm" loext:border="none"/>
    </style:style>
    <style:style style:name="T34" style:family="text">
      <style:text-properties fo:font-variant="normal" fo:text-transform="none" fo:color="#999999" style:font-name="Consolas" fo:font-size="13.5pt" fo:letter-spacing="normal" fo:font-style="normal" fo:font-weight="normal" officeooo:rsid="0014dd8b" loext:padding="0cm" loext:border="none"/>
    </style:style>
    <style:style style:name="T35" style:family="text">
      <style:text-properties fo:font-variant="normal" fo:text-transform="none" fo:color="#999999" style:font-name="Consolas" fo:font-size="13.5pt" fo:letter-spacing="normal" fo:font-style="normal" fo:font-weight="normal" officeooo:rsid="0016dacf" loext:padding="0cm" loext:border="none"/>
    </style:style>
    <style:style style:name="T36" style:family="text">
      <style:text-properties fo:font-variant="normal" fo:text-transform="none" fo:color="#669900" style:font-name="Consolas" fo:font-size="13.5pt" fo:letter-spacing="normal" fo:font-style="normal" fo:font-weight="normal" loext:padding="0cm" loext:border="none"/>
    </style:style>
    <style:style style:name="T37" style:family="text">
      <style:text-properties fo:font-variant="normal" fo:text-transform="none" fo:color="#669900" style:font-name="Consolas" fo:font-size="13.5pt" fo:letter-spacing="normal" fo:font-style="normal" fo:font-weight="normal" officeooo:rsid="0009ea1b" style:font-size-asian="24pt" style:font-size-complex="24pt" loext:padding="0cm" loext:border="none"/>
    </style:style>
    <style:style style:name="T38" style:family="text">
      <style:text-properties fo:font-variant="normal" fo:text-transform="none" fo:color="#669900" style:font-name="Consolas" fo:font-size="13.5pt" fo:letter-spacing="normal" fo:font-style="normal" fo:font-weight="normal" officeooo:rsid="00100e8b" fo:background-color="#f0f3f5" loext:char-shading-value="0" style:font-size-asian="24pt" style:font-style-asian="normal" style:font-weight-asian="bold" style:font-size-complex="24pt" style:font-style-complex="normal" style:font-weight-complex="bold" loext:padding="0cm" loext:border="none"/>
    </style:style>
    <style:style style:name="T39" style:family="text">
      <style:text-properties fo:font-variant="normal" fo:text-transform="none" fo:color="#669900" style:font-name="Consolas" fo:font-size="13.5pt" fo:letter-spacing="normal" fo:font-style="normal" fo:font-weight="normal" officeooo:rsid="00107504" fo:background-color="#f0f3f5" loext:char-shading-value="0" style:font-size-asian="24pt" style:font-style-asian="normal" style:font-weight-asian="bold" style:font-size-complex="24pt" style:font-style-complex="normal" style:font-weight-complex="bold" loext:padding="0cm" loext:border="none"/>
    </style:style>
    <style:style style:name="T40" style:family="text">
      <style:text-properties fo:font-variant="normal" fo:text-transform="none" fo:color="#669900" style:font-name="Consolas" fo:font-size="13.5pt" fo:letter-spacing="normal" fo:font-style="normal" fo:font-weight="normal" officeooo:rsid="0013027e" fo:background-color="#f0f3f5" loext:char-shading-value="0" style:font-size-asian="24pt" style:font-style-asian="normal" style:font-weight-asian="bold" style:font-size-complex="24pt" style:font-style-complex="normal" style:font-weight-complex="bold" loext:padding="0cm" loext:border="none"/>
    </style:style>
    <style:style style:name="T41" style:family="text">
      <style:text-properties fo:font-variant="normal" fo:text-transform="none" fo:color="#669900" fo:letter-spacing="normal" loext:padding="0cm" loext:border="none"/>
    </style:style>
    <style:style style:name="T42" style:family="text">
      <style:text-properties fo:font-variant="normal" fo:text-transform="none" fo:color="#990055" style:font-name="Consolas" fo:font-size="13.5pt" fo:letter-spacing="normal" fo:font-style="normal" fo:font-weight="normal" officeooo:rsid="00100e8b" fo:background-color="#f0f3f5" loext:char-shading-value="0" style:font-size-asian="24pt" style:font-style-asian="normal" style:font-weight-asian="bold" style:font-size-complex="24pt" style:font-style-complex="normal" style:font-weight-complex="bold" loext:padding="0cm" loext:border="none"/>
    </style:style>
    <style:style style:name="T43" style:family="text">
      <style:text-properties fo:font-variant="normal" fo:text-transform="none" fo:color="#990055" style:font-name="Consolas" fo:font-size="13.5pt" fo:letter-spacing="normal" fo:font-style="normal" fo:font-weight="normal" loext:padding="0cm" loext:border="none"/>
    </style:style>
    <style:style style:name="T44" style:family="text">
      <style:text-properties style:font-name="Consolas" fo:font-size="13.5pt" fo:font-weight="normal" loext:padding="0cm" loext:border="none"/>
    </style:style>
    <style:style style:name="T45" style:family="text">
      <style:text-properties style:font-name="Consolas" fo:font-size="13.5pt" fo:font-weight="normal" officeooo:rsid="000c9fa8" loext:padding="0cm" loext:border="none"/>
    </style:style>
    <style:style style:name="T46" style:family="text">
      <style:text-properties fo:color="#0077aa" style:font-name="Consolas" fo:font-size="13.5pt" fo:font-weight="normal" loext:padding="0cm" loext:border="none"/>
    </style:style>
    <style:style style:name="T47" style:family="text">
      <style:text-properties fo:color="#999999" style:font-name="Consolas" fo:font-size="13.5pt" fo:font-weight="normal" loext:padding="0cm" loext:border="none"/>
    </style:style>
    <style:style style:name="T48" style:family="text">
      <style:text-properties fo:color="#999999" style:font-name="Consolas" fo:font-size="13.5pt" fo:font-weight="normal" officeooo:rsid="000ace81" loext:padding="0cm" loext:border="none"/>
    </style:style>
    <style:style style:name="T49" style:family="text">
      <style:text-properties fo:color="#669900" style:font-name="Consolas" fo:font-size="13.5pt" fo:font-weight="normal" loext:padding="0cm" loext:border="none"/>
    </style:style>
    <style:style style:name="T50" style:family="text">
      <style:text-properties fo:color="#569cd6"/>
    </style:style>
    <style:style style:name="T51" style:family="text">
      <style:text-properties fo:color="#9cdcfe"/>
    </style:style>
    <style:style style:name="T52" style:family="text">
      <style:text-properties fo:color="#ce9178"/>
    </style:style>
    <style:style style:name="T53" style:family="text">
      <style:text-properties fo:color="#1c1c1c" style:font-name="Consolas" officeooo:rsid="00100e8b" style:font-style-asian="normal" style:font-weight-asian="bold" style:font-style-complex="normal" style:font-weight-complex="bold" loext:padding="0cm" loext:border="none"/>
    </style:style>
    <style:style style:name="T54" style:family="text">
      <style:text-properties style:text-line-through-style="none" style:text-line-through-type="none" style:font-name="Times New Roman" fo:font-size="13.5pt" style:text-underline-style="none" fo:font-weight="normal" officeooo:rsid="00100e8b" style:text-blinking="false" fo:background-color="#ffffff" loext:char-shading-value="0" style:font-style-asian="normal" style:font-weight-asian="bold" style:font-style-complex="normal" style:font-weight-complex="bold" loext:padding="0cm" loext:border="none"/>
    </style:style>
    <style:style style:name="T55" style:family="text">
      <style:text-properties style:text-line-through-style="none" style:text-line-through-type="none" style:font-name="Proxima Nova" fo:font-size="16pt" style:text-underline-style="none" fo:font-weight="normal" officeooo:rsid="00100e8b" style:text-blinking="false" fo:background-color="#f0f3f5" loext:char-shading-value="0" style:font-style-asian="normal" style:font-weight-asian="bold" style:font-style-complex="normal" style:font-weight-complex="bold" loext:padding="0cm" loext:border="none"/>
    </style:style>
    <style:style style:name="T56" style:family="text">
      <style:text-properties style:text-line-through-style="none" style:text-line-through-type="none" style:font-name="Source Serif Pro" fo:font-size="13.5pt" style:text-underline-style="none" fo:font-weight="normal" officeooo:rsid="00100e8b" style:text-blinking="false" fo:background-color="#ffffff" loext:char-shading-value="0" style:font-style-asian="normal" style:font-weight-asian="bold" style:font-style-complex="normal" style:font-weight-complex="bold" loext:padding="0cm" loext:border="none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4" text:outline-level="1">Trazendo o css para o nosso projeto</text:h>
      <text:list xml:id="list3637915943" text:style-name="L1">
        <text:list-item>
          <text:p text:style-name="P26">Crie uma pasta chamada css, dentro do diretório src do nosso projeto.</text:p>
        </text:list-item>
        <text:list-item>
          <text:p text:style-name="P26">Faça a extração do zip do projeto base do pure.css e copie o arquivo pure-min.css para a pasta do css.</text:p>
        </text:list-item>
        <text:list-item>
          <text:p text:style-name="P29">Faça a extração do zip do projeto do template do pure.css. Dentro da pasta do template, existe o arquivo side-menu.css em css/layouts. Copie esse arquivo para a pasta css do nosso projeto.</text:p>
        </text:list-item>
      </text:list>
      <text:h text:style-name="P35" text:outline-level="1">Alteração o arquivo App.js para aplicar o layout</text:h>
      <text:p text:style-name="P27"><text:span text:style-name="T5">Abra o arquivo </text:span><text:span text:style-name="Source_20_Text"><text:span text:style-name="T6">App.js</text:span></text:span><text:span text:style-name="T5"> e altere o conteúdo dele. O resultado deve ser o que segue abaixo:</text:span></text:p>
      <text:p text:style-name="Standard"/>
      <text:p text:style-name="Standard"/>
      <text:p text:style-name="P1"><text:span text:style-name="Source_20_Text"><text:span text:style-name="T21">import</text:span></text:span><text:span text:style-name="Source_20_Text"><text:span text:style-name="T12"> </text:span></text:span><text:span text:style-name="Source_20_Text"><text:span text:style-name="T24">React</text:span></text:span><text:span text:style-name="Source_20_Text"><text:span text:style-name="T27">,</text:span></text:span><text:span text:style-name="Source_20_Text"><text:span text:style-name="T12"> </text:span></text:span><text:span text:style-name="Source_20_Text"><text:span text:style-name="T27">{</text:span></text:span><text:span text:style-name="Source_20_Text"><text:span text:style-name="T12"> </text:span></text:span><text:span text:style-name="Source_20_Text"><text:span text:style-name="T24">Component</text:span></text:span><text:span text:style-name="Source_20_Text"><text:span text:style-name="T12"> </text:span></text:span><text:span text:style-name="Source_20_Text"><text:span text:style-name="T27">}</text:span></text:span><text:span text:style-name="Source_20_Text"><text:span text:style-name="T12"> </text:span></text:span><text:span text:style-name="Source_20_Text"><text:span text:style-name="T21">from</text:span></text:span><text:span text:style-name="Source_20_Text"><text:span text:style-name="T12"> </text:span></text:span><text:span text:style-name="Source_20_Text"><text:span text:style-name="T36">'react'</text:span></text:span><text:span text:style-name="Source_20_Text"><text:span text:style-name="T27">;</text:span></text:span></text:p>
      <text:p text:style-name="P5"><text:span text:style-name="Source_20_Text"><text:span text:style-name="T21">import</text:span></text:span><text:span text:style-name="Source_20_Text"><text:span text:style-name="T12"> </text:span></text:span><text:span text:style-name="Source_20_Text"><text:span text:style-name="T36">'./css/pure-min.css'</text:span></text:span><text:span text:style-name="Source_20_Text"><text:span text:style-name="T27">;</text:span></text:span></text:p>
      <text:p text:style-name="P5"><text:span text:style-name="Source_20_Text"><text:span text:style-name="T21">import</text:span></text:span><text:span text:style-name="Source_20_Text"><text:span text:style-name="T12"> </text:span></text:span><text:span text:style-name="Source_20_Text"><text:span text:style-name="T36">'./css/side-menu.css'</text:span></text:span><text:span text:style-name="Source_20_Text"><text:span text:style-name="T27">;</text:span></text:span></text:p>
      <text:p text:style-name="P15"/>
      <text:p text:style-name="P5"><text:span text:style-name="Source_20_Text"><text:span text:style-name="T21">class</text:span></text:span><text:span text:style-name="Source_20_Text"><text:span text:style-name="T12"> </text:span></text:span><text:span text:style-name="Source_20_Text"><text:span text:style-name="T24">App</text:span></text:span><text:span text:style-name="Source_20_Text"><text:span text:style-name="T12"> </text:span></text:span><text:span text:style-name="Source_20_Text"><text:span text:style-name="T21">extends</text:span></text:span><text:span text:style-name="Source_20_Text"><text:span text:style-name="T12"> </text:span></text:span><text:span text:style-name="Source_20_Text"><text:span text:style-name="T24">Component</text:span></text:span><text:span text:style-name="Source_20_Text"><text:span text:style-name="T12"> </text:span></text:span><text:span text:style-name="Source_20_Text"><text:span text:style-name="T27">{</text:span></text:span></text:p>
      <text:p text:style-name="P5"><text:span text:style-name="Source_20_Text"><text:span text:style-name="T16"><text:s text:c="2"/></text:span></text:span><text:span text:style-name="Source_20_Text"><text:span text:style-name="T12">render</text:span></text:span><text:span text:style-name="Source_20_Text"><text:span text:style-name="T27">()</text:span></text:span><text:span text:style-name="Source_20_Text"><text:span text:style-name="T12"> </text:span></text:span><text:span text:style-name="Source_20_Text"><text:span text:style-name="T27">{</text:span></text:span></text:p>
      <text:p text:style-name="P5"><text:span text:style-name="Source_20_Text"><text:span text:style-name="T16"><text:s text:c="4"/></text:span></text:span><text:span text:style-name="Source_20_Text"><text:span text:style-name="T21">return</text:span></text:span><text:span text:style-name="Source_20_Text"><text:span text:style-name="T12"> </text:span></text:span><text:span text:style-name="Source_20_Text"><text:span text:style-name="T27">(</text:span></text:span></text:p>
      <text:p text:style-name="P5"><text:span text:style-name="Source_20_Text"><text:span text:style-name="T27">&lt;</text:span></text:span><text:span text:style-name="Source_20_Text"><text:span text:style-name="T12">div id</text:span></text:span><text:span text:style-name="Source_20_Text"><text:span text:style-name="T27">=</text:span></text:span><text:span text:style-name="Source_20_Text"><text:span text:style-name="T36">"layout"</text:span></text:span><text:span text:style-name="Source_20_Text"><text:span text:style-name="T27">&gt;</text:span></text:span></text:p>
      <text:p text:style-name="P15"/>
      <text:p text:style-name="P5"><text:span text:style-name="Source_20_Text"><text:span text:style-name="T16"><text:s text:c="4"/></text:span></text:span><text:span text:style-name="Source_20_Text"><text:span text:style-name="T27">&lt;</text:span></text:span><text:span text:style-name="Source_20_Text"><text:span text:style-name="T12">a href</text:span></text:span><text:span text:style-name="Source_20_Text"><text:span text:style-name="T27">=</text:span></text:span><text:span text:style-name="Source_20_Text"><text:span text:style-name="T36">"#menu"</text:span></text:span><text:span text:style-name="Source_20_Text"><text:span text:style-name="T12"> id</text:span></text:span><text:span text:style-name="Source_20_Text"><text:span text:style-name="T27">=</text:span></text:span><text:span text:style-name="Source_20_Text"><text:span text:style-name="T36">"menuLink"</text:span></text:span><text:span text:style-name="Source_20_Text"><text:span text:style-name="T12"> className</text:span></text:span><text:span text:style-name="Source_20_Text"><text:span text:style-name="T27">=</text:span></text:span><text:span text:style-name="Source_20_Text"><text:span text:style-name="T36">"menu-link"</text:span></text:span><text:span text:style-name="Source_20_Text"><text:span text:style-name="T27">&gt;</text:span></text:span></text:p>
      <text:p text:style-name="P15"/>
      <text:p text:style-name="P5"><text:span text:style-name="Source_20_Text"><text:span text:style-name="T16"><text:s text:c="8"/></text:span></text:span><text:span text:style-name="Source_20_Text"><text:span text:style-name="T36">&lt;span&gt;</text:span></text:span><text:span text:style-name="Source_20_Text"><text:span text:style-name="T27">&lt;</text:span></text:span><text:span text:style-name="Source_20_Text"><text:span text:style-name="T36">/span&gt;</text:span></text:span></text:p>
      <text:p text:style-name="P5"><text:span text:style-name="Source_20_Text"><text:span text:style-name="T41"><text:s text:c="4"/></text:span></text:span><text:span text:style-name="Source_20_Text"><text:span text:style-name="T36">&lt;/</text:span></text:span><text:span text:style-name="Source_20_Text"><text:span text:style-name="T12">a</text:span></text:span><text:span text:style-name="Source_20_Text"><text:span text:style-name="T27">&gt;</text:span></text:span></text:p>
      <text:p text:style-name="P15"/>
      <text:p text:style-name="P5"><text:span text:style-name="Source_20_Text"><text:span text:style-name="T16"><text:s text:c="4"/></text:span></text:span><text:span text:style-name="Source_20_Text"><text:span text:style-name="T27">&lt;</text:span></text:span><text:span text:style-name="Source_20_Text"><text:span text:style-name="T12">div id</text:span></text:span><text:span text:style-name="Source_20_Text"><text:span text:style-name="T27">=</text:span></text:span><text:span text:style-name="Source_20_Text"><text:span text:style-name="T36">"menu"</text:span></text:span><text:span text:style-name="Source_20_Text"><text:span text:style-name="T27">&gt;</text:span></text:span></text:p>
      <text:p text:style-name="P5"><text:span text:style-name="Source_20_Text"><text:span text:style-name="T16"><text:s text:c="8"/></text:span></text:span><text:span text:style-name="Source_20_Text"><text:span text:style-name="T27">&lt;</text:span></text:span><text:span text:style-name="Source_20_Text"><text:span text:style-name="T12">div className</text:span></text:span><text:span text:style-name="Source_20_Text"><text:span text:style-name="T27">=</text:span></text:span><text:span text:style-name="Source_20_Text"><text:span text:style-name="T36">"pure-menu"</text:span></text:span><text:span text:style-name="Source_20_Text"><text:span text:style-name="T27">&gt;</text:span></text:span></text:p>
      <text:p text:style-name="P5"><text:soft-page-break/><text:span text:style-name="Source_20_Text"><text:span text:style-name="T16"><text:s text:c="12"/></text:span></text:span><text:span text:style-name="Source_20_Text"><text:span text:style-name="T27">&lt;</text:span></text:span><text:span text:style-name="Source_20_Text"><text:span text:style-name="T12">a className</text:span></text:span><text:span text:style-name="Source_20_Text"><text:span text:style-name="T27">=</text:span></text:span><text:span text:style-name="Source_20_Text"><text:span text:style-name="T36">"pure-menu-heading"</text:span></text:span><text:span text:style-name="Source_20_Text"><text:span text:style-name="T12"> href</text:span></text:span><text:span text:style-name="Source_20_Text"><text:span text:style-name="T27">=</text:span></text:span><text:span text:style-name="Source_20_Text"><text:span text:style-name="T36">"#"</text:span></text:span><text:span text:style-name="Source_20_Text"><text:span text:style-name="T27">&gt;</text:span></text:span><text:span text:style-name="Source_20_Text"><text:span text:style-name="T24">Company</text:span></text:span><text:span text:style-name="Source_20_Text"><text:span text:style-name="T27">&lt;</text:span></text:span><text:span text:style-name="Source_20_Text"><text:span text:style-name="T36">/a&gt;</text:span></text:span></text:p>
      <text:p text:style-name="P15"/>
      <text:p text:style-name="P15"><text:span text:style-name="Source_20_Text"><text:span text:style-name="T41"><text:s text:c="12"/></text:span></text:span><text:span text:style-name="Source_20_Text"><text:span text:style-name="T36">&lt;ul className="pure-menu-list"&gt;</text:span></text:span></text:p>
      <text:p text:style-name="P5"><text:span text:style-name="Source_20_Text"><text:span text:style-name="T41"><text:s text:c="16"/></text:span></text:span><text:span text:style-name="Source_20_Text"><text:span text:style-name="T36">&lt;li className="pure-menu-item"&gt;&lt;a href="#" className="pure-menu-link"&gt;Home&lt;/</text:span></text:span><text:span text:style-name="Source_20_Text"><text:span text:style-name="T12">a</text:span></text:span><text:span text:style-name="Source_20_Text"><text:span text:style-name="T27">&gt;&lt;/</text:span></text:span><text:span text:style-name="Source_20_Text"><text:span text:style-name="T12">li</text:span></text:span><text:span text:style-name="Source_20_Text"><text:span text:style-name="T27">&gt;</text:span></text:span></text:p>
      <text:p text:style-name="P5"><text:span text:style-name="Source_20_Text"><text:span text:style-name="T16"><text:s text:c="16"/></text:span></text:span><text:span text:style-name="Source_20_Text"><text:span text:style-name="T27">&lt;</text:span></text:span><text:span text:style-name="Source_20_Text"><text:span text:style-name="T12">li className</text:span></text:span><text:span text:style-name="Source_20_Text"><text:span text:style-name="T27">=</text:span></text:span><text:span text:style-name="Source_20_Text"><text:span text:style-name="T36">"pure-menu-item"</text:span></text:span><text:span text:style-name="Source_20_Text"><text:span text:style-name="T27">&gt;&lt;</text:span></text:span><text:span text:style-name="Source_20_Text"><text:span text:style-name="T12">a href</text:span></text:span><text:span text:style-name="Source_20_Text"><text:span text:style-name="T27">=</text:span></text:span><text:span text:style-name="Source_20_Text"><text:span text:style-name="T36">"#"</text:span></text:span><text:span text:style-name="Source_20_Text"><text:span text:style-name="T12"> className</text:span></text:span><text:span text:style-name="Source_20_Text"><text:span text:style-name="T27">=</text:span></text:span><text:span text:style-name="Source_20_Text"><text:span text:style-name="T36">"pure-menu-link"</text:span></text:span><text:span text:style-name="Source_20_Text"><text:span text:style-name="T27">&gt;</text:span></text:span><text:span text:style-name="Source_20_Text"><text:span text:style-name="T24">Autor</text:span></text:span><text:span text:style-name="Source_20_Text"><text:span text:style-name="T27">&lt;</text:span></text:span><text:span text:style-name="Source_20_Text"><text:span text:style-name="T36">/a&gt;&lt;/</text:span></text:span><text:span text:style-name="Source_20_Text"><text:span text:style-name="T12">li</text:span></text:span><text:span text:style-name="Source_20_Text"><text:span text:style-name="T27">&gt;</text:span></text:span></text:p>
      <text:p text:style-name="P5"><text:span text:style-name="Source_20_Text"><text:span text:style-name="T16"><text:s text:c="16"/></text:span></text:span><text:span text:style-name="Source_20_Text"><text:span text:style-name="T27">&lt;</text:span></text:span><text:span text:style-name="Source_20_Text"><text:span text:style-name="T12">li className</text:span></text:span><text:span text:style-name="Source_20_Text"><text:span text:style-name="T27">=</text:span></text:span><text:span text:style-name="Source_20_Text"><text:span text:style-name="T36">"pure-menu-item"</text:span></text:span><text:span text:style-name="Source_20_Text"><text:span text:style-name="T27">&gt;&lt;</text:span></text:span><text:span text:style-name="Source_20_Text"><text:span text:style-name="T12">a href</text:span></text:span><text:span text:style-name="Source_20_Text"><text:span text:style-name="T27">=</text:span></text:span><text:span text:style-name="Source_20_Text"><text:span text:style-name="T36">"#"</text:span></text:span><text:span text:style-name="Source_20_Text"><text:span text:style-name="T12"> className</text:span></text:span><text:span text:style-name="Source_20_Text"><text:span text:style-name="T27">=</text:span></text:span><text:span text:style-name="Source_20_Text"><text:span text:style-name="T36">"pure-menu-link"</text:span></text:span><text:span text:style-name="Source_20_Text"><text:span text:style-name="T27">&gt;</text:span></text:span><text:span text:style-name="Source_20_Text"><text:span text:style-name="T24">Livro</text:span></text:span><text:span text:style-name="Source_20_Text"><text:span text:style-name="T27">&lt;</text:span></text:span><text:span text:style-name="Source_20_Text"><text:span text:style-name="T36">/a&gt;&lt;/</text:span></text:span><text:span text:style-name="Source_20_Text"><text:span text:style-name="T12">li</text:span></text:span><text:span text:style-name="Source_20_Text"><text:span text:style-name="T27">&gt;</text:span></text:span></text:p>
      <text:p text:style-name="P15"/>
      <text:p text:style-name="P15"/>
      <text:p text:style-name="P5"><text:span text:style-name="Source_20_Text"><text:span text:style-name="T16"><text:s text:c="12"/></text:span></text:span><text:span text:style-name="Source_20_Text"><text:span text:style-name="T27">&lt;</text:span></text:span><text:span text:style-name="Source_20_Text"><text:span text:style-name="T36">/ul&gt;</text:span></text:span></text:p>
      <text:p text:style-name="P5"><text:span text:style-name="Source_20_Text"><text:span text:style-name="T41"><text:s text:c="8"/></text:span></text:span><text:span text:style-name="Source_20_Text"><text:span text:style-name="T36">&lt;/</text:span></text:span><text:span text:style-name="Source_20_Text"><text:span text:style-name="T12">div</text:span></text:span><text:span text:style-name="Source_20_Text"><text:span text:style-name="T27">&gt;</text:span></text:span></text:p>
      <text:p text:style-name="P5"><text:span text:style-name="Source_20_Text"><text:span text:style-name="T16"><text:s text:c="4"/></text:span></text:span><text:span text:style-name="Source_20_Text"><text:span text:style-name="T27">&lt;</text:span></text:span><text:span text:style-name="Source_20_Text"><text:span text:style-name="T36">/div&gt;</text:span></text:span></text:p>
      <text:p text:style-name="P15"/>
      <text:p text:style-name="P15"><text:span text:style-name="Source_20_Text"><text:span text:style-name="T41"><text:s text:c="8"/></text:span></text:span><text:span text:style-name="Source_20_Text"><text:span text:style-name="T36">&lt;div id="main"&gt;</text:span></text:span></text:p>
      <text:p text:style-name="P15"><text:span text:style-name="Source_20_Text"><text:span text:style-name="T41"><text:s text:c="12"/></text:span></text:span><text:span text:style-name="Source_20_Text"><text:span text:style-name="T36">&lt;div className="header"&gt;</text:span></text:span></text:p>
      <text:p text:style-name="P5"><text:span text:style-name="Source_20_Text"><text:span text:style-name="T41"><text:s text:c="14"/></text:span></text:span><text:span text:style-name="Source_20_Text"><text:span text:style-name="T36">&lt;h1&gt;Cadastro de Autores&lt;/</text:span></text:span><text:span text:style-name="Source_20_Text"><text:span text:style-name="T12">h1</text:span></text:span><text:span text:style-name="Source_20_Text"><text:span text:style-name="T27">&gt;</text:span></text:span></text:p>
      <text:p text:style-name="P5"><text:span text:style-name="Source_20_Text"><text:span text:style-name="T16"><text:s text:c="12"/></text:span></text:span><text:span text:style-name="Source_20_Text"><text:span text:style-name="T27">&lt;</text:span></text:span><text:span text:style-name="Source_20_Text"><text:span text:style-name="T36">/div&gt;</text:span></text:span></text:p>
      <text:p text:style-name="P15"><text:span text:style-name="Source_20_Text"><text:span text:style-name="T41"><text:s text:c="12"/></text:span></text:span><text:span text:style-name="Source_20_Text"><text:span text:style-name="T36">&lt;div className="content" id="content"&gt;</text:span></text:span></text:p>
      <text:p text:style-name="P15"><text:span text:style-name="Source_20_Text"><text:span text:style-name="T41"><text:s text:c="14"/></text:span></text:span><text:span text:style-name="Source_20_Text"><text:span text:style-name="T36">&lt;div className="pure-form pure-form-aligned"&gt;</text:span></text:span></text:p>
      <text:p text:style-name="P15"><text:span text:style-name="Source_20_Text"><text:span text:style-name="T41"><text:s text:c="16"/></text:span></text:span><text:span text:style-name="Source_20_Text"><text:span text:style-name="T36">&lt;form className="pure-form pure-form-aligned"&gt;</text:span></text:span></text:p>
      <text:p text:style-name="P15"><text:span text:style-name="Source_20_Text"><text:span text:style-name="T41"><text:s text:c="18"/></text:span></text:span><text:span text:style-name="Source_20_Text"><text:span text:style-name="T36">&lt;div className="pure-control-group"&gt;</text:span></text:span></text:p>
      <text:p text:style-name="P5"><text:span text:style-name="Source_20_Text"><text:span text:style-name="T41"><text:s text:c="20"/></text:span></text:span><text:span text:style-name="Source_20_Text"><text:span text:style-name="T36">&lt;label htmlFor="nome"&gt;Nome&lt;/</text:span></text:span><text:span text:style-name="Source_20_Text"><text:span text:style-name="T12">label</text:span></text:span><text:span text:style-name="Source_20_Text"><text:span text:style-name="T27">&gt;</text:span></text:span><text:span text:style-name="Source_20_Text"><text:span text:style-name="T12"> </text:span></text:span></text:p>
      <text:p text:style-name="P5"><text:span text:style-name="Source_20_Text"><text:span text:style-name="T16"><text:s text:c="20"/></text:span></text:span><text:span text:style-name="Source_20_Text"><text:span text:style-name="T27">&lt;</text:span></text:span><text:span text:style-name="Source_20_Text"><text:span text:style-name="T12">input id</text:span></text:span><text:span text:style-name="Source_20_Text"><text:span text:style-name="T27">=</text:span></text:span><text:span text:style-name="Source_20_Text"><text:span text:style-name="T36">"nome"</text:span></text:span><text:span text:style-name="Source_20_Text"><text:span text:style-name="T12"> type</text:span></text:span><text:span text:style-name="Source_20_Text"><text:span text:style-name="T27">=</text:span></text:span><text:span text:style-name="Source_20_Text"><text:span text:style-name="T36">"text"</text:span></text:span><text:span text:style-name="Source_20_Text"><text:span text:style-name="T12"> name</text:span></text:span><text:span text:style-name="Source_20_Text"><text:span text:style-name="T27">=</text:span></text:span><text:span text:style-name="Source_20_Text"><text:span text:style-name="T36">"nome"</text:span></text:span><text:span text:style-name="Source_20_Text"><text:span text:style-name="T12"> value</text:span></text:span><text:span text:style-name="Source_20_Text"><text:span text:style-name="T27">=</text:span></text:span><text:span text:style-name="Source_20_Text"><text:span text:style-name="T36">""</text:span></text:span><text:span text:style-name="Source_20_Text"><text:span text:style-name="T12"> <text:s/></text:span></text:span><text:span text:style-name="Source_20_Text"><text:span text:style-name="T27">/&gt;</text:span></text:span><text:span text:style-name="Source_20_Text"><text:span text:style-name="T12"> <text:s text:c="17"/></text:span></text:span></text:p>
      <text:p text:style-name="P5"><text:span text:style-name="Source_20_Text"><text:span text:style-name="T16"><text:s text:c="18"/></text:span></text:span><text:span text:style-name="Source_20_Text"><text:span text:style-name="T27">&lt;</text:span></text:span><text:span text:style-name="Source_20_Text"><text:span text:style-name="T36">/div&gt;</text:span></text:span></text:p>
      <text:p text:style-name="P15"><text:span text:style-name="Source_20_Text"><text:span text:style-name="T41"><text:s text:c="18"/></text:span></text:span><text:span text:style-name="Source_20_Text"><text:span text:style-name="T36">&lt;div className="pure-control-group"&gt;</text:span></text:span></text:p>
      <text:p text:style-name="P5"><text:span text:style-name="Source_20_Text"><text:span text:style-name="T41"><text:s text:c="20"/></text:span></text:span><text:span text:style-name="Source_20_Text"><text:span text:style-name="T36">&lt;label htmlFor="email"&gt;Email&lt;/</text:span></text:span><text:span text:style-name="Source_20_Text"><text:span text:style-name="T12">label</text:span></text:span><text:span text:style-name="Source_20_Text"><text:span text:style-name="T27">&gt;</text:span></text:span><text:span text:style-name="Source_20_Text"><text:span text:style-name="T12"> </text:span></text:span></text:p>
      <text:p text:style-name="P5"><text:span text:style-name="Source_20_Text"><text:span text:style-name="T16"><text:s text:c="20"/></text:span></text:span><text:span text:style-name="Source_20_Text"><text:span text:style-name="T27">&lt;</text:span></text:span><text:span text:style-name="Source_20_Text"><text:span text:style-name="T12">input id</text:span></text:span><text:span text:style-name="Source_20_Text"><text:span text:style-name="T27">=</text:span></text:span><text:span text:style-name="Source_20_Text"><text:span text:style-name="T36">"email"</text:span></text:span><text:span text:style-name="Source_20_Text"><text:span text:style-name="T12"> type</text:span></text:span><text:span text:style-name="Source_20_Text"><text:span text:style-name="T27">=</text:span></text:span><text:span text:style-name="Source_20_Text"><text:span text:style-name="T36">"email"</text:span></text:span><text:span text:style-name="Source_20_Text"><text:span text:style-name="T12"> name</text:span></text:span><text:span text:style-name="Source_20_Text"><text:span text:style-name="T27">=</text:span></text:span><text:span text:style-name="Source_20_Text"><text:span text:style-name="T36">"email"</text:span></text:span><text:span text:style-name="Source_20_Text"><text:span text:style-name="T12"> value</text:span></text:span><text:span text:style-name="Source_20_Text"><text:span text:style-name="T27">=</text:span></text:span><text:span text:style-name="Source_20_Text"><text:span text:style-name="T36">""</text:span></text:span><text:span text:style-name="Source_20_Text"><text:span text:style-name="T12"> <text:s/></text:span></text:span><text:span text:style-name="Source_20_Text"><text:span text:style-name="T27">/&gt;</text:span></text:span><text:span text:style-name="Source_20_Text"><text:span text:style-name="T12"> <text:s text:c="17"/></text:span></text:span></text:p>
      <text:p text:style-name="P5"><text:soft-page-break/><text:span text:style-name="Source_20_Text"><text:span text:style-name="T16"><text:s text:c="18"/></text:span></text:span><text:span text:style-name="Source_20_Text"><text:span text:style-name="T27">&lt;</text:span></text:span><text:span text:style-name="Source_20_Text"><text:span text:style-name="T36">/div&gt;</text:span></text:span></text:p>
      <text:p text:style-name="P15"><text:span text:style-name="Source_20_Text"><text:span text:style-name="T41"><text:s text:c="18"/></text:span></text:span><text:span text:style-name="Source_20_Text"><text:span text:style-name="T36">&lt;div className="pure-control-group"&gt;</text:span></text:span></text:p>
      <text:p text:style-name="P5"><text:span text:style-name="Source_20_Text"><text:span text:style-name="T41"><text:s text:c="20"/></text:span></text:span><text:span text:style-name="Source_20_Text"><text:span text:style-name="T36">&lt;label htmlFor="senha"&gt;Senha&lt;/</text:span></text:span><text:span text:style-name="Source_20_Text"><text:span text:style-name="T12">label</text:span></text:span><text:span text:style-name="Source_20_Text"><text:span text:style-name="T27">&gt;</text:span></text:span><text:span text:style-name="Source_20_Text"><text:span text:style-name="T12"> </text:span></text:span></text:p>
      <text:p text:style-name="P5"><text:span text:style-name="Source_20_Text"><text:span text:style-name="T16"><text:s text:c="20"/></text:span></text:span><text:span text:style-name="Source_20_Text"><text:span text:style-name="T27">&lt;</text:span></text:span><text:span text:style-name="Source_20_Text"><text:span text:style-name="T12">input id</text:span></text:span><text:span text:style-name="Source_20_Text"><text:span text:style-name="T27">=</text:span></text:span><text:span text:style-name="Source_20_Text"><text:span text:style-name="T36">"senha"</text:span></text:span><text:span text:style-name="Source_20_Text"><text:span text:style-name="T12"> type</text:span></text:span><text:span text:style-name="Source_20_Text"><text:span text:style-name="T27">=</text:span></text:span><text:span text:style-name="Source_20_Text"><text:span text:style-name="T36">"password"</text:span></text:span><text:span text:style-name="Source_20_Text"><text:span text:style-name="T12"> name</text:span></text:span><text:span text:style-name="Source_20_Text"><text:span text:style-name="T27">=</text:span></text:span><text:span text:style-name="Source_20_Text"><text:span text:style-name="T36">"senha"</text:span></text:span><text:span text:style-name="Source_20_Text"><text:span text:style-name="T12"> <text:s/></text:span></text:span><text:span text:style-name="Source_20_Text"><text:span text:style-name="T27">/&gt;</text:span></text:span><text:span text:style-name="Source_20_Text"><text:span text:style-name="T12"> <text:s text:c="37"/></text:span></text:span></text:p>
      <text:p text:style-name="P5"><text:span text:style-name="Source_20_Text"><text:span text:style-name="T16"><text:s text:c="18"/></text:span></text:span><text:span text:style-name="Source_20_Text"><text:span text:style-name="T27">&lt;</text:span></text:span><text:span text:style-name="Source_20_Text"><text:span text:style-name="T36">/div&gt;</text:span></text:span></text:p>
      <text:p text:style-name="P15"><text:span text:style-name="Source_20_Text"><text:span text:style-name="T41"><text:s text:c="18"/></text:span></text:span><text:span text:style-name="Source_20_Text"><text:span text:style-name="T36">&lt;div className="pure-control-group"&gt; <text:s text:c="33"/></text:span></text:span></text:p>
      <text:p text:style-name="P5"><text:span text:style-name="Source_20_Text"><text:span text:style-name="T41"><text:s text:c="20"/></text:span></text:span><text:span text:style-name="Source_20_Text"><text:span text:style-name="T36">&lt;label&gt;&lt;/</text:span></text:span><text:span text:style-name="Source_20_Text"><text:span text:style-name="T12">label</text:span></text:span><text:span text:style-name="Source_20_Text"><text:span text:style-name="T27">&gt;</text:span></text:span><text:span text:style-name="Source_20_Text"><text:span text:style-name="T12"> </text:span></text:span></text:p>
      <text:p text:style-name="P5"><text:span text:style-name="Source_20_Text"><text:span text:style-name="T16"><text:s text:c="20"/></text:span></text:span><text:span text:style-name="Source_20_Text"><text:span text:style-name="T27">&lt;</text:span></text:span><text:span text:style-name="Source_20_Text"><text:span text:style-name="T12">button type</text:span></text:span><text:span text:style-name="Source_20_Text"><text:span text:style-name="T27">=</text:span></text:span><text:span text:style-name="Source_20_Text"><text:span text:style-name="T36">"submit"</text:span></text:span><text:span text:style-name="Source_20_Text"><text:span text:style-name="T12"> className</text:span></text:span><text:span text:style-name="Source_20_Text"><text:span text:style-name="T27">=</text:span></text:span><text:span text:style-name="Source_20_Text"><text:span text:style-name="T36">"pure-button pure-button-primary"</text:span></text:span><text:span text:style-name="Source_20_Text"><text:span text:style-name="T27">&gt;</text:span></text:span><text:span text:style-name="Source_20_Text"><text:span text:style-name="T24">Gravar</text:span></text:span><text:span text:style-name="Source_20_Text"><text:span text:style-name="T27">&lt;</text:span></text:span><text:span text:style-name="Source_20_Text"><text:span text:style-name="T36">/button&gt; <text:s text:c="35"/></text:span></text:span></text:p>
      <text:p text:style-name="P5"><text:span text:style-name="Source_20_Text"><text:span text:style-name="T41"><text:s text:c="18"/></text:span></text:span><text:span text:style-name="Source_20_Text"><text:span text:style-name="T36">&lt;/</text:span></text:span><text:span text:style-name="Source_20_Text"><text:span text:style-name="T12">div</text:span></text:span><text:span text:style-name="Source_20_Text"><text:span text:style-name="T27">&gt;</text:span></text:span></text:p>
      <text:p text:style-name="P5"><text:span text:style-name="Source_20_Text"><text:span text:style-name="T16"><text:s text:c="16"/></text:span></text:span><text:span text:style-name="Source_20_Text"><text:span text:style-name="T27">&lt;</text:span></text:span><text:span text:style-name="Source_20_Text"><text:span text:style-name="T36">/form&gt; <text:s text:c="12"/></text:span></text:span></text:p>
      <text:p text:style-name="P15"/>
      <text:p text:style-name="P5"><text:span text:style-name="Source_20_Text"><text:span text:style-name="T41"><text:s text:c="14"/></text:span></text:span><text:span text:style-name="Source_20_Text"><text:span text:style-name="T36">&lt;/</text:span></text:span><text:span text:style-name="Source_20_Text"><text:span text:style-name="T12">div</text:span></text:span><text:span text:style-name="Source_20_Text"><text:span text:style-name="T27">&gt;</text:span></text:span><text:span text:style-name="Source_20_Text"><text:span text:style-name="T12"> <text:s/></text:span></text:span></text:p>
      <text:p text:style-name="P5"><text:span text:style-name="Source_20_Text"><text:span text:style-name="T16"><text:s text:c="14"/></text:span></text:span><text:span text:style-name="Source_20_Text"><text:span text:style-name="T36">&lt;div&gt;</text:span></text:span><text:span text:style-name="Source_20_Text"><text:span text:style-name="T12"> <text:s text:c="11"/></text:span></text:span></text:p>
      <text:p text:style-name="P5"><text:span text:style-name="Source_20_Text"><text:span text:style-name="T16"><text:s text:c="16"/></text:span></text:span><text:span text:style-name="Source_20_Text"><text:span text:style-name="T27">&lt;</text:span></text:span><text:span text:style-name="Source_20_Text"><text:span text:style-name="T12">table className</text:span></text:span><text:span text:style-name="Source_20_Text"><text:span text:style-name="T27">=</text:span></text:span><text:span text:style-name="Source_20_Text"><text:span text:style-name="T36">"pure-table"</text:span></text:span><text:span text:style-name="Source_20_Text"><text:span text:style-name="T27">&gt;</text:span></text:span></text:p>
      <text:p text:style-name="P5"><text:span text:style-name="Source_20_Text"><text:span text:style-name="T16"><text:s text:c="18"/></text:span></text:span><text:span text:style-name="Source_20_Text"><text:span text:style-name="T36">&lt;thead&gt;</text:span></text:span></text:p>
      <text:p text:style-name="P5"><text:span text:style-name="Source_20_Text"><text:span text:style-name="T16"><text:s text:c="20"/></text:span></text:span><text:span text:style-name="Source_20_Text"><text:span text:style-name="T36">&lt;tr&gt;</text:span></text:span></text:p>
      <text:p text:style-name="P5"><text:span text:style-name="Source_20_Text"><text:span text:style-name="T16"><text:s text:c="22"/></text:span></text:span><text:span text:style-name="Source_20_Text"><text:span text:style-name="T36">&lt;th&gt;</text:span></text:span><text:span text:style-name="Source_20_Text"><text:span text:style-name="T24">Nome</text:span></text:span><text:span text:style-name="Source_20_Text"><text:span text:style-name="T27">&lt;</text:span></text:span><text:span text:style-name="Source_20_Text"><text:span text:style-name="T36">/th&gt;</text:span></text:span></text:p>
      <text:p text:style-name="P5"><text:span text:style-name="Source_20_Text"><text:span text:style-name="T41"><text:s text:c="22"/></text:span></text:span><text:span text:style-name="Source_20_Text"><text:span text:style-name="T36">&lt;th&gt;email&lt;/</text:span></text:span><text:span text:style-name="Source_20_Text"><text:span text:style-name="T12">th</text:span></text:span><text:span text:style-name="Source_20_Text"><text:span text:style-name="T27">&gt;</text:span></text:span></text:p>
      <text:p text:style-name="P5"><text:span text:style-name="Source_20_Text"><text:span text:style-name="T16"><text:s text:c="20"/></text:span></text:span><text:span text:style-name="Source_20_Text"><text:span text:style-name="T27">&lt;</text:span></text:span><text:span text:style-name="Source_20_Text"><text:span text:style-name="T36">/tr&gt;</text:span></text:span></text:p>
      <text:p text:style-name="P5"><text:span text:style-name="Source_20_Text"><text:span text:style-name="T41"><text:s text:c="18"/></text:span></text:span><text:span text:style-name="Source_20_Text"><text:span text:style-name="T36">&lt;/</text:span></text:span><text:span text:style-name="Source_20_Text"><text:span text:style-name="T12">thead</text:span></text:span><text:span text:style-name="Source_20_Text"><text:span text:style-name="T27">&gt;</text:span></text:span></text:p>
      <text:p text:style-name="P5"><text:span text:style-name="Source_20_Text"><text:span text:style-name="T16"><text:s text:c="18"/></text:span></text:span><text:span text:style-name="Source_20_Text"><text:span text:style-name="T36">&lt;tbody&gt;</text:span></text:span></text:p>
      <text:p text:style-name="P5"><text:span text:style-name="Source_20_Text"><text:span text:style-name="T16"><text:s text:c="20"/></text:span></text:span><text:span text:style-name="Source_20_Text"><text:span text:style-name="T36">&lt;tr&gt;</text:span></text:span></text:p>
      <text:p text:style-name="P5"><text:span text:style-name="Source_20_Text"><text:span text:style-name="T16"><text:s text:c="22"/></text:span></text:span><text:span text:style-name="Source_20_Text"><text:span text:style-name="T36">&lt;td&gt;</text:span></text:span><text:span text:style-name="Source_20_Text"><text:span text:style-name="T24">Alberto</text:span></text:span><text:span text:style-name="Source_20_Text"><text:span text:style-name="T27">&lt;</text:span></text:span><text:span text:style-name="Source_20_Text"><text:span text:style-name="T36">/td&gt; <text:s text:c="15"/></text:span></text:span></text:p>
      <text:p text:style-name="P5"><text:span text:style-name="Source_20_Text"><text:span text:style-name="T41"><text:s text:c="22"/></text:span></text:span><text:span text:style-name="Source_20_Text"><text:span text:style-name="T36">&lt;td&gt;alberto.souza@caelum.com.br&lt;/</text:span></text:span><text:span text:style-name="Source_20_Text"><text:span text:style-name="T12">td</text:span></text:span><text:span text:style-name="Source_20_Text"><text:span text:style-name="T27">&gt;</text:span></text:span><text:span text:style-name="Source_20_Text"><text:span text:style-name="T12"> <text:s text:c="15"/></text:span></text:span></text:p>
      <text:p text:style-name="P5"><text:span text:style-name="Source_20_Text"><text:span text:style-name="T16"><text:s text:c="20"/></text:span></text:span><text:span text:style-name="Source_20_Text"><text:span text:style-name="T27">&lt;</text:span></text:span><text:span text:style-name="Source_20_Text"><text:span text:style-name="T36">/tr&gt;</text:span></text:span></text:p>
      <text:p text:style-name="P5"><text:span text:style-name="Source_20_Text"><text:span text:style-name="T41"><text:s text:c="18"/></text:span></text:span><text:span text:style-name="Source_20_Text"><text:span text:style-name="T36">&lt;/</text:span></text:span><text:span text:style-name="Source_20_Text"><text:span text:style-name="T12">tbody</text:span></text:span><text:span text:style-name="Source_20_Text"><text:span text:style-name="T27">&gt;</text:span></text:span></text:p>
      <text:p text:style-name="P5"><text:span text:style-name="Source_20_Text"><text:span text:style-name="T16"><text:s text:c="16"/></text:span></text:span><text:span text:style-name="Source_20_Text"><text:span text:style-name="T27">&lt;</text:span></text:span><text:span text:style-name="Source_20_Text"><text:span text:style-name="T36">/table&gt; </text:span></text:span></text:p>
      <text:p text:style-name="P5"><text:span text:style-name="Source_20_Text"><text:span text:style-name="T41"><text:s text:c="14"/></text:span></text:span><text:span text:style-name="Source_20_Text"><text:span text:style-name="T36">&lt;/</text:span></text:span><text:span text:style-name="Source_20_Text"><text:span text:style-name="T12">div</text:span></text:span><text:span text:style-name="Source_20_Text"><text:span text:style-name="T27">&gt;</text:span></text:span><text:span text:style-name="Source_20_Text"><text:span text:style-name="T12"> <text:s text:c="12"/></text:span></text:span></text:p>
      <text:p text:style-name="P5"><text:span text:style-name="Source_20_Text"><text:span text:style-name="T16"><text:s text:c="12"/></text:span></text:span><text:span text:style-name="Source_20_Text"><text:span text:style-name="T27">&lt;</text:span></text:span><text:span text:style-name="Source_20_Text"><text:span text:style-name="T36">/div&gt;</text:span></text:span></text:p>
      <text:p text:style-name="P5"><text:soft-page-break/><text:span text:style-name="Source_20_Text"><text:span text:style-name="T41"><text:s text:c="10"/></text:span></text:span><text:span text:style-name="Source_20_Text"><text:span text:style-name="T36">&lt;/</text:span></text:span><text:span text:style-name="Source_20_Text"><text:span text:style-name="T12">div</text:span></text:span><text:span text:style-name="Source_20_Text"><text:span text:style-name="T27">&gt;</text:span></text:span><text:span text:style-name="Source_20_Text"><text:span text:style-name="T12"> <text:s text:c="11"/></text:span></text:span></text:p>
      <text:p text:style-name="P15"/>
      <text:p text:style-name="P15"/>
      <text:p text:style-name="P5"><text:span text:style-name="Source_20_Text"><text:span text:style-name="T27">&lt;/</text:span></text:span><text:span text:style-name="Source_20_Text"><text:span text:style-name="T12">div</text:span></text:span><text:span text:style-name="Source_20_Text"><text:span text:style-name="T27">&gt;</text:span></text:span><text:span text:style-name="Source_20_Text"><text:span text:style-name="T12"> <text:s text:c="4"/></text:span></text:span></text:p>
      <text:p text:style-name="P5"><text:span text:style-name="Source_20_Text"><text:span text:style-name="T16"><text:s text:c="4"/></text:span></text:span><text:span text:style-name="Source_20_Text"><text:span text:style-name="T27">);</text:span></text:span></text:p>
      <text:p text:style-name="P5"><text:span text:style-name="Source_20_Text"><text:span text:style-name="T16"><text:s text:c="2"/></text:span></text:span><text:span text:style-name="Source_20_Text"><text:span text:style-name="T27">}</text:span></text:span></text:p>
      <text:p text:style-name="P5"><text:span text:style-name="Source_20_Text"><text:span text:style-name="T27">}</text:span></text:span></text:p>
      <text:p text:style-name="P15"/>
      <text:p text:style-name="P5"><text:span text:style-name="Source_20_Text"><text:span text:style-name="T21">export</text:span></text:span><text:span text:style-name="Source_20_Text"><text:span text:style-name="T12"> </text:span></text:span><text:span text:style-name="Source_20_Text"><text:span text:style-name="T21">default</text:span></text:span><text:span text:style-name="Source_20_Text"><text:span text:style-name="T12"> </text:span></text:span><text:span text:style-name="Source_20_Text"><text:span text:style-name="T24">App</text:span></text:span><text:span text:style-name="Source_20_Text"><text:span text:style-name="T27">;</text:span></text:span></text:p>
      <text:p text:style-name="P16"/>
      <text:p text:style-name="P16"/>
      <text:p text:style-name="P16"/>
      <text:p text:style-name="P16"/>
      <text:p text:style-name="P20">Lista estatica</text:p>
      <text:p text:style-name="P19"><text:span text:style-name="T50">this</text:span>.<text:span text:style-name="T51">state</text:span> = {<text:span text:style-name="T51">lista :</text:span> [{<text:span text:style-name="T51">nome:</text:span><text:span text:style-name="T52">'alberto'</text:span>, <text:span text:style-name="T51">email:</text:span><text:span text:style-name="T52">'alberto.souza@caelum.com.br'</text:span>,<text:span text:style-name="T51">senha:</text:span><text:span text:style-name="T52">'123456'</text:span>}]};</text:p>
      <text:p text:style-name="P18"/>
      <text:p text:style-name="P17"/>
      <text:p text:style-name="P16"/>
      <text:p text:style-name="P16"/>
      <text:h text:style-name="P36" text:outline-level="1">Conusumindo a API</text:h>
      <text:h text:style-name="P36" text:outline-level="1">Instalação do jQuery</text:h>
      <text:p text:style-name="P27"><text:span text:style-name="T5">Pelo terminal, vá até a pasta do seu projeto e execute o comando </text:span><text:span text:style-name="Source_20_Text"><text:span text:style-name="T6">npm install jquery –save</text:span></text:span><text:span text:style-name="T5">.</text:span></text:p>
      <text:p text:style-name="P27"><text:span text:style-name="T5"/></text:p>
      <text:h text:style-name="P37" text:outline-level="1"><text:span text:style-name="T1">Implementação do código da listagem</text:span></text:h>
      <text:p text:style-name="P27"><text:span text:style-name="T5">Altere o arquivo </text:span><text:span text:style-name="Strong_20_Emphasis"><text:span text:style-name="T10">App.js</text:span></text:span><text:span text:style-name="T5"> para que fique igual ao que segue abaixo. As principais mudanças são:</text:span></text:p>
      <text:list xml:id="list2509502716" text:style-name="L2">
        <text:list-item>
          <text:p text:style-name="P28"><text:span text:style-name="T5">Implementação do AJAX na função </text:span><text:span text:style-name="Source_20_Text"><text:span text:style-name="T6">componentDidMount</text:span></text:span></text:p>
        </text:list-item>
        <text:list-item>
          <text:p text:style-name="P30">Alteração do HTML retornado pelo render, que agora utilização um trecho dinâmico para exibir os autores</text:p>
        </text:list-item>
      </text:list>
      <text:p text:style-name="P5"><text:span text:style-name="Source_20_Text"><text:span text:style-name="T21">import</text:span></text:span><text:span text:style-name="Source_20_Text"><text:span text:style-name="T12"> </text:span></text:span><text:span text:style-name="Source_20_Text"><text:span text:style-name="T24">React</text:span></text:span><text:span text:style-name="Source_20_Text"><text:span text:style-name="T27">,</text:span></text:span><text:span text:style-name="Source_20_Text"><text:span text:style-name="T12"> </text:span></text:span><text:span text:style-name="Source_20_Text"><text:span text:style-name="T27">{</text:span></text:span><text:span text:style-name="Source_20_Text"><text:span text:style-name="T12"> </text:span></text:span><text:span text:style-name="Source_20_Text"><text:span text:style-name="T24">Component</text:span></text:span><text:span text:style-name="Source_20_Text"><text:span text:style-name="T12"> </text:span></text:span><text:span text:style-name="Source_20_Text"><text:span text:style-name="T27">}</text:span></text:span><text:span text:style-name="Source_20_Text"><text:span text:style-name="T12"> </text:span></text:span><text:span text:style-name="Source_20_Text"><text:span text:style-name="T21">from</text:span></text:span><text:span text:style-name="Source_20_Text"><text:span text:style-name="T12"> </text:span></text:span><text:span text:style-name="Source_20_Text"><text:span text:style-name="T36">'react'</text:span></text:span><text:span text:style-name="Source_20_Text"><text:span text:style-name="T27">;</text:span></text:span></text:p>
      <text:p text:style-name="P5"><text:span text:style-name="Source_20_Text"><text:span text:style-name="T21">import</text:span></text:span><text:span text:style-name="Source_20_Text"><text:span text:style-name="T12"> </text:span></text:span><text:span text:style-name="Source_20_Text"><text:span text:style-name="T36">'./css/pure-min.css'</text:span></text:span><text:span text:style-name="Source_20_Text"><text:span text:style-name="T27">;</text:span></text:span></text:p>
      <text:p text:style-name="P5"><text:span text:style-name="Source_20_Text"><text:span text:style-name="T21">import</text:span></text:span><text:span text:style-name="Source_20_Text"><text:span text:style-name="T12"> </text:span></text:span><text:span text:style-name="Source_20_Text"><text:span text:style-name="T36">'./css/side-menu.css'</text:span></text:span><text:span text:style-name="Source_20_Text"><text:span text:style-name="T27">;</text:span></text:span></text:p>
      <text:p text:style-name="P5"><text:span text:style-name="Source_20_Text"><text:span text:style-name="T21">import</text:span></text:span><text:span text:style-name="Source_20_Text"><text:span text:style-name="T12"> $ </text:span></text:span><text:span text:style-name="Source_20_Text"><text:span text:style-name="T21">from</text:span></text:span><text:span text:style-name="Source_20_Text"><text:span text:style-name="T12"> </text:span></text:span><text:span text:style-name="Source_20_Text"><text:span text:style-name="T36">'jquery'</text:span></text:span><text:span text:style-name="Source_20_Text"><text:span text:style-name="T27">;</text:span></text:span></text:p>
      <text:p text:style-name="P15"><text:soft-page-break/></text:p>
      <text:p text:style-name="P5"><text:span text:style-name="Source_20_Text"><text:span text:style-name="T21">class</text:span></text:span><text:span text:style-name="Source_20_Text"><text:span text:style-name="T12"> </text:span></text:span><text:span text:style-name="Source_20_Text"><text:span text:style-name="T24">App</text:span></text:span><text:span text:style-name="Source_20_Text"><text:span text:style-name="T12"> </text:span></text:span><text:span text:style-name="Source_20_Text"><text:span text:style-name="T21">extends</text:span></text:span><text:span text:style-name="Source_20_Text"><text:span text:style-name="T12"> </text:span></text:span><text:span text:style-name="Source_20_Text"><text:span text:style-name="T24">Component</text:span></text:span><text:span text:style-name="Source_20_Text"><text:span text:style-name="T12"> </text:span></text:span><text:span text:style-name="Source_20_Text"><text:span text:style-name="T27">{</text:span></text:span></text:p>
      <text:p text:style-name="P15"/>
      <text:p text:style-name="P5"><text:span text:style-name="Source_20_Text"><text:span text:style-name="T16"><text:s text:c="2"/></text:span></text:span><text:span text:style-name="Source_20_Text"><text:span text:style-name="T12">constructor</text:span></text:span><text:span text:style-name="Source_20_Text"><text:span text:style-name="T27">()</text:span></text:span><text:span text:style-name="Source_20_Text"><text:span text:style-name="T12"> </text:span></text:span><text:span text:style-name="Source_20_Text"><text:span text:style-name="T27">{</text:span></text:span></text:p>
      <text:p text:style-name="P5"><text:span text:style-name="Source_20_Text"><text:span text:style-name="T16"><text:s text:c="4"/></text:span></text:span><text:span text:style-name="Source_20_Text"><text:span text:style-name="T21">super</text:span></text:span><text:span text:style-name="Source_20_Text"><text:span text:style-name="T27">();</text:span></text:span><text:span text:style-name="Source_20_Text"><text:span text:style-name="T12"> <text:s text:c="3"/></text:span></text:span></text:p>
      <text:p text:style-name="P5"><text:span text:style-name="Source_20_Text"><text:span text:style-name="T16"><text:s text:c="4"/></text:span></text:span><text:span text:style-name="Source_20_Text"><text:span text:style-name="T21">this</text:span></text:span><text:span text:style-name="Source_20_Text"><text:span text:style-name="T27">.</text:span></text:span><text:span text:style-name="Source_20_Text"><text:span text:style-name="T12">state </text:span></text:span><text:span text:style-name="Source_20_Text"><text:span text:style-name="T27">=</text:span></text:span><text:span text:style-name="Source_20_Text"><text:span text:style-name="T12"> </text:span></text:span><text:span text:style-name="Source_20_Text"><text:span text:style-name="T27">{</text:span></text:span><text:span text:style-name="Source_20_Text"><text:span text:style-name="T12">lista </text:span></text:span><text:span text:style-name="Source_20_Text"><text:span text:style-name="T27">:</text:span></text:span><text:span text:style-name="Source_20_Text"><text:span text:style-name="T12"> </text:span></text:span><text:span text:style-name="Source_20_Text"><text:span text:style-name="T27">[]};</text:span></text:span></text:p>
      <text:p text:style-name="P2"><text:span text:style-name="Source_20_Text"><text:span text:style-name="T16"><text:s/><text:tab/>//</text:span></text:span><text:span text:style-name="Source_20_Text"><text:span text:style-name="T21">this</text:span></text:span><text:span text:style-name="Source_20_Text"><text:span text:style-name="T27">.</text:span></text:span><text:span text:style-name="Source_20_Text"><text:span text:style-name="T12">state </text:span></text:span><text:span text:style-name="Source_20_Text"><text:span text:style-name="T27">=</text:span></text:span><text:span text:style-name="Source_20_Text"><text:span text:style-name="T12"> </text:span></text:span><text:span text:style-name="Source_20_Text"><text:span text:style-name="T27">{</text:span></text:span><text:span text:style-name="Source_20_Text"><text:span text:style-name="T12">lista </text:span></text:span><text:span text:style-name="Source_20_Text"><text:span text:style-name="T27">:</text:span></text:span><text:span text:style-name="Source_20_Text"><text:span text:style-name="T12"> </text:span></text:span><text:span text:style-name="Source_20_Text"><text:span text:style-name="T27">[{</text:span></text:span><text:span text:style-name="Source_20_Text"><text:span text:style-name="T12">nome</text:span></text:span><text:span text:style-name="Source_20_Text"><text:span text:style-name="T27">:</text:span></text:span><text:span text:style-name="Source_20_Text"><text:span text:style-name="T36">'alberto'</text:span></text:span><text:span text:style-name="Source_20_Text"><text:span text:style-name="T27">,</text:span></text:span><text:span text:style-name="Source_20_Text"><text:span text:style-name="T12"> <text:tab/>email</text:span></text:span><text:span text:style-name="Source_20_Text"><text:span text:style-name="T27">:</text:span></text:span><text:span text:style-name="Source_20_Text"><text:span text:style-name="T36">'alberto.souza@caelum.com.br'</text:span></text:span><text:span text:style-name="Source_20_Text"><text:span text:style-name="T27">,</text:span></text:span><text:span text:style-name="Source_20_Text"><text:span text:style-name="T12">senha</text:span></text:span><text:span text:style-name="Source_20_Text"><text:span text:style-name="T27">:</text:span></text:span><text:span text:style-name="Source_20_Text"><text:span text:style-name="T36">'123456'</text:span></text:span><text:span text:style-name="Source_20_Text"><text:span text:style-name="T27">}]};</text:span></text:span></text:p>
      <text:p text:style-name="Text_20_body"><text:line-break/></text:p>
      <text:p text:style-name="P21">sempre que o setState for chamado, ele chamara o render em seguida</text:p>
      <text:p text:style-name="P22">falar sobre o ciclo de vida do virtual DOM, willMount , DidMout e render</text:p>
      <text:p text:style-name="P22"/>
      <text:p text:style-name="P5"><text:span text:style-name="Source_20_Text"><text:span text:style-name="T27"/></text:span></text:p>
      <text:p text:style-name="P5"><text:span text:style-name="Source_20_Text"><text:span text:style-name="T16"><text:s text:c="2"/></text:span></text:span><text:span text:style-name="Source_20_Text"><text:span text:style-name="T27">}</text:span></text:span></text:p>
      <text:p text:style-name="P15"/>
      <text:p text:style-name="P5"><text:span text:style-name="Source_20_Text"><text:span text:style-name="T16"><text:s text:c="2"/></text:span></text:span><text:span text:style-name="Source_20_Text"><text:span text:style-name="T12">componentDidMount</text:span></text:span><text:span text:style-name="Source_20_Text"><text:span text:style-name="T27">(){</text:span></text:span></text:p>
      <text:p text:style-name="P5"><text:span text:style-name="Source_20_Text"><text:span text:style-name="T16"><text:s text:c="4"/></text:span></text:span><text:span text:style-name="Source_20_Text"><text:span text:style-name="T12">console</text:span></text:span><text:span text:style-name="Source_20_Text"><text:span text:style-name="T27">.</text:span></text:span><text:span text:style-name="Source_20_Text"><text:span text:style-name="T12">log</text:span></text:span><text:span text:style-name="Source_20_Text"><text:span text:style-name="T27">(</text:span></text:span><text:span text:style-name="Source_20_Text"><text:span text:style-name="T36">"didMount"</text:span></text:span><text:span text:style-name="Source_20_Text"><text:span text:style-name="T27">);</text:span></text:span></text:p>
      <text:p text:style-name="P5"><text:span text:style-name="Source_20_Text"><text:span text:style-name="T16"><text:s text:c="4"/></text:span></text:span><text:span text:style-name="Source_20_Text"><text:span text:style-name="T12">$</text:span></text:span><text:span text:style-name="Source_20_Text"><text:span text:style-name="T27">.</text:span></text:span><text:span text:style-name="Source_20_Text"><text:span text:style-name="T12">ajax</text:span></text:span><text:span text:style-name="Source_20_Text"><text:span text:style-name="T27">({</text:span></text:span></text:p>
      <text:p text:style-name="P5"><text:span text:style-name="Source_20_Text"><text:span text:style-name="T16"><text:s text:c="8"/></text:span></text:span><text:span text:style-name="Source_20_Text"><text:span text:style-name="T12">url</text:span></text:span><text:span text:style-name="Source_20_Text"><text:span text:style-name="T27">:</text:span></text:span><text:span text:style-name="Source_20_Text"><text:span text:style-name="T36">"http://localhost:8080/api/autores"</text:span></text:span><text:span text:style-name="Source_20_Text"><text:span text:style-name="T27">,</text:span></text:span></text:p>
      <text:p text:style-name="P5"><text:span text:style-name="Source_20_Text"><text:span text:style-name="T16"><text:s text:c="8"/></text:span></text:span><text:span text:style-name="Source_20_Text"><text:span text:style-name="T12">dataType</text:span></text:span><text:span text:style-name="Source_20_Text"><text:span text:style-name="T27">:</text:span></text:span><text:span text:style-name="Source_20_Text"><text:span text:style-name="T12"> </text:span></text:span><text:span text:style-name="Source_20_Text"><text:span text:style-name="T36">'json'</text:span></text:span><text:span text:style-name="Source_20_Text"><text:span text:style-name="T27">,</text:span></text:span></text:p>
      <text:p text:style-name="P5"><text:span text:style-name="Source_20_Text"><text:span text:style-name="T16"><text:s text:c="8"/></text:span></text:span><text:span text:style-name="Source_20_Text"><text:span text:style-name="T12">success</text:span></text:span><text:span text:style-name="Source_20_Text"><text:span text:style-name="T27">:</text:span></text:span><text:span text:style-name="Source_20_Text"><text:span text:style-name="T21">function</text:span></text:span><text:span text:style-name="Source_20_Text"><text:span text:style-name="T27">(</text:span></text:span><text:span text:style-name="Source_20_Text"><text:span text:style-name="T12">resposta</text:span></text:span><text:span text:style-name="Source_20_Text"><text:span text:style-name="T27">){</text:span></text:span><text:span text:style-name="Source_20_Text"><text:span text:style-name="T12"> <text:s text:c="3"/></text:span></text:span></text:p>
      <text:p text:style-name="P5"><text:span text:style-name="Source_20_Text"><text:span text:style-name="T16"><text:s text:c="10"/></text:span></text:span><text:span text:style-name="Source_20_Text"><text:span text:style-name="T12">console</text:span></text:span><text:span text:style-name="Source_20_Text"><text:span text:style-name="T27">.</text:span></text:span><text:span text:style-name="Source_20_Text"><text:span text:style-name="T12">log</text:span></text:span><text:span text:style-name="Source_20_Text"><text:span text:style-name="T27">(</text:span></text:span><text:span text:style-name="Source_20_Text"><text:span text:style-name="T36">"chegou a resposta"</text:span></text:span><text:span text:style-name="Source_20_Text"><text:span text:style-name="T27">);</text:span></text:span><text:span text:style-name="Source_20_Text"><text:span text:style-name="T12"> <text:s text:c="9"/></text:span></text:span></text:p>
      <text:p text:style-name="P5"><text:span text:style-name="Source_20_Text"><text:span text:style-name="T16"><text:s text:c="10"/></text:span></text:span><text:span text:style-name="Source_20_Text"><text:span text:style-name="T21">this</text:span></text:span><text:span text:style-name="Source_20_Text"><text:span text:style-name="T27">.</text:span></text:span><text:span text:style-name="Source_20_Text"><text:span text:style-name="T12">setState</text:span></text:span><text:span text:style-name="Source_20_Text"><text:span text:style-name="T27">({</text:span></text:span><text:span text:style-name="Source_20_Text"><text:span text:style-name="T12">lista</text:span></text:span><text:span text:style-name="Source_20_Text"><text:span text:style-name="T27">:</text:span></text:span><text:span text:style-name="Source_20_Text"><text:span text:style-name="T12">resposta</text:span></text:span><text:span text:style-name="Source_20_Text"><text:span text:style-name="T27">});</text:span></text:span></text:p>
      <text:p text:style-name="P5"><text:span text:style-name="Source_20_Text"><text:span text:style-name="T16"><text:s text:c="8"/></text:span></text:span><text:span text:style-name="Source_20_Text"><text:span text:style-name="T27">}.</text:span></text:span><text:span text:style-name="Source_20_Text"><text:span text:style-name="T12">bind</text:span></text:span><text:span text:style-name="Source_20_Text"><text:span text:style-name="T27">(</text:span></text:span><text:span text:style-name="Source_20_Text"><text:span text:style-name="T21">this</text:span></text:span><text:span text:style-name="Source_20_Text"><text:span text:style-name="T27">)</text:span></text:span></text:p>
      <text:p text:style-name="P5"><text:span text:style-name="Source_20_Text"><text:span text:style-name="T16"><text:s text:c="6"/></text:span></text:span><text:span text:style-name="Source_20_Text"><text:span text:style-name="T27">}</text:span></text:span><text:span text:style-name="Source_20_Text"><text:span text:style-name="T12"> </text:span></text:span></text:p>
      <text:p text:style-name="P5"><text:span text:style-name="Source_20_Text"><text:span text:style-name="T16"><text:s text:c="4"/></text:span></text:span><text:span text:style-name="Source_20_Text"><text:span text:style-name="T27">);</text:span></text:span><text:span text:style-name="Source_20_Text"><text:span text:style-name="T12"> <text:s text:c="9"/></text:span></text:span></text:p>
      <text:p text:style-name="P5"><text:span text:style-name="Source_20_Text"><text:span text:style-name="T16"><text:s text:c="2"/></text:span></text:span><text:span text:style-name="Source_20_Text"><text:span text:style-name="T27">}</text:span></text:span></text:p>
      <text:p text:style-name="P15"/>
      <text:p text:style-name="P5"><text:span text:style-name="Source_20_Text"><text:span text:style-name="T16"><text:s text:c="2"/></text:span></text:span><text:span text:style-name="Source_20_Text"><text:span text:style-name="T12">render</text:span></text:span><text:span text:style-name="Source_20_Text"><text:span text:style-name="T27">()</text:span></text:span><text:span text:style-name="Source_20_Text"><text:span text:style-name="T12"> </text:span></text:span><text:span text:style-name="Source_20_Text"><text:span text:style-name="T27">{</text:span></text:span></text:p>
      <text:p text:style-name="P5"><text:span text:style-name="Source_20_Text"><text:span text:style-name="T16"><text:s text:c="4"/></text:span></text:span><text:span text:style-name="Source_20_Text"><text:span text:style-name="T12">console</text:span></text:span><text:span text:style-name="Source_20_Text"><text:span text:style-name="T27">.</text:span></text:span><text:span text:style-name="Source_20_Text"><text:span text:style-name="T12">log</text:span></text:span><text:span text:style-name="Source_20_Text"><text:span text:style-name="T27">(</text:span></text:span><text:span text:style-name="Source_20_Text"><text:span text:style-name="T36">"render"</text:span></text:span><text:span text:style-name="Source_20_Text"><text:span text:style-name="T27">);</text:span></text:span><text:span text:style-name="Source_20_Text"><text:span text:style-name="T12"> <text:s text:c="7"/></text:span></text:span></text:p>
      <text:p text:style-name="P5"><text:span text:style-name="Source_20_Text"><text:span text:style-name="T16"><text:s text:c="4"/></text:span></text:span><text:span text:style-name="Source_20_Text"><text:span text:style-name="T21">return</text:span></text:span><text:span text:style-name="Source_20_Text"><text:span text:style-name="T12"> </text:span></text:span><text:span text:style-name="Source_20_Text"><text:span text:style-name="T27">(</text:span></text:span></text:p>
      <text:p text:style-name="P5"><text:span text:style-name="Source_20_Text"><text:span text:style-name="T16"><text:s text:c="6"/></text:span></text:span><text:span text:style-name="Source_20_Text"><text:span text:style-name="T27">&lt;</text:span></text:span><text:span text:style-name="Source_20_Text"><text:span text:style-name="T12">div id</text:span></text:span><text:span text:style-name="Source_20_Text"><text:span text:style-name="T27">=</text:span></text:span><text:span text:style-name="Source_20_Text"><text:span text:style-name="T36">"layout"</text:span></text:span><text:span text:style-name="Source_20_Text"><text:span text:style-name="T27">&gt;</text:span></text:span></text:p>
      <text:p text:style-name="P15"/>
      <text:p text:style-name="P5"><text:soft-page-break/><text:span text:style-name="Source_20_Text"><text:span text:style-name="T16"><text:s text:c="10"/></text:span></text:span><text:span text:style-name="Source_20_Text"><text:span text:style-name="T27">&lt;</text:span></text:span><text:span text:style-name="Source_20_Text"><text:span text:style-name="T12">a href</text:span></text:span><text:span text:style-name="Source_20_Text"><text:span text:style-name="T27">=</text:span></text:span><text:span text:style-name="Source_20_Text"><text:span text:style-name="T36">"#menu"</text:span></text:span><text:span text:style-name="Source_20_Text"><text:span text:style-name="T12"> id</text:span></text:span><text:span text:style-name="Source_20_Text"><text:span text:style-name="T27">=</text:span></text:span><text:span text:style-name="Source_20_Text"><text:span text:style-name="T36">"menuLink"</text:span></text:span><text:span text:style-name="Source_20_Text"><text:span text:style-name="T12"> className</text:span></text:span><text:span text:style-name="Source_20_Text"><text:span text:style-name="T27">=</text:span></text:span><text:span text:style-name="Source_20_Text"><text:span text:style-name="T36">"menu-link"</text:span></text:span><text:span text:style-name="Source_20_Text"><text:span text:style-name="T27">&gt;</text:span></text:span></text:p>
      <text:p text:style-name="P15"/>
      <text:p text:style-name="P5"><text:span text:style-name="Source_20_Text"><text:span text:style-name="T16"><text:s text:c="14"/></text:span></text:span><text:span text:style-name="Source_20_Text"><text:span text:style-name="T36">&lt;span&gt;</text:span></text:span><text:span text:style-name="Source_20_Text"><text:span text:style-name="T27">&lt;</text:span></text:span><text:span text:style-name="Source_20_Text"><text:span text:style-name="T36">/span&gt;</text:span></text:span></text:p>
      <text:p text:style-name="P5"><text:span text:style-name="Source_20_Text"><text:span text:style-name="T41"><text:s text:c="10"/></text:span></text:span><text:span text:style-name="Source_20_Text"><text:span text:style-name="T36">&lt;/</text:span></text:span><text:span text:style-name="Source_20_Text"><text:span text:style-name="T12">a</text:span></text:span><text:span text:style-name="Source_20_Text"><text:span text:style-name="T27">&gt;</text:span></text:span></text:p>
      <text:p text:style-name="P15"/>
      <text:p text:style-name="P5"><text:span text:style-name="Source_20_Text"><text:span text:style-name="T16"><text:s text:c="10"/></text:span></text:span><text:span text:style-name="Source_20_Text"><text:span text:style-name="T27">&lt;</text:span></text:span><text:span text:style-name="Source_20_Text"><text:span text:style-name="T12">div id</text:span></text:span><text:span text:style-name="Source_20_Text"><text:span text:style-name="T27">=</text:span></text:span><text:span text:style-name="Source_20_Text"><text:span text:style-name="T36">"menu"</text:span></text:span><text:span text:style-name="Source_20_Text"><text:span text:style-name="T27">&gt;</text:span></text:span></text:p>
      <text:p text:style-name="P5"><text:span text:style-name="Source_20_Text"><text:span text:style-name="T16"><text:s text:c="14"/></text:span></text:span><text:span text:style-name="Source_20_Text"><text:span text:style-name="T27">&lt;</text:span></text:span><text:span text:style-name="Source_20_Text"><text:span text:style-name="T12">div className</text:span></text:span><text:span text:style-name="Source_20_Text"><text:span text:style-name="T27">=</text:span></text:span><text:span text:style-name="Source_20_Text"><text:span text:style-name="T36">"pure-menu"</text:span></text:span><text:span text:style-name="Source_20_Text"><text:span text:style-name="T27">&gt;</text:span></text:span></text:p>
      <text:p text:style-name="P5"><text:span text:style-name="Source_20_Text"><text:span text:style-name="T16"><text:s text:c="18"/></text:span></text:span><text:span text:style-name="Source_20_Text"><text:span text:style-name="T27">&lt;</text:span></text:span><text:span text:style-name="Source_20_Text"><text:span text:style-name="T12">a className</text:span></text:span><text:span text:style-name="Source_20_Text"><text:span text:style-name="T27">=</text:span></text:span><text:span text:style-name="Source_20_Text"><text:span text:style-name="T36">"pure-menu-heading"</text:span></text:span><text:span text:style-name="Source_20_Text"><text:span text:style-name="T12"> href</text:span></text:span><text:span text:style-name="Source_20_Text"><text:span text:style-name="T27">=</text:span></text:span><text:span text:style-name="Source_20_Text"><text:span text:style-name="T36">"#"</text:span></text:span><text:span text:style-name="Source_20_Text"><text:span text:style-name="T27">&gt;</text:span></text:span><text:span text:style-name="Source_20_Text"><text:span text:style-name="T24">Company</text:span></text:span><text:span text:style-name="Source_20_Text"><text:span text:style-name="T27">&lt;</text:span></text:span><text:span text:style-name="Source_20_Text"><text:span text:style-name="T36">/a&gt;</text:span></text:span></text:p>
      <text:p text:style-name="P15"/>
      <text:p text:style-name="P15"><text:span text:style-name="Source_20_Text"><text:span text:style-name="T41"><text:s text:c="18"/></text:span></text:span><text:span text:style-name="Source_20_Text"><text:span text:style-name="T36">&lt;ul className="pure-menu-list"&gt;</text:span></text:span></text:p>
      <text:p text:style-name="P5"><text:span text:style-name="Source_20_Text"><text:span text:style-name="T41"><text:s text:c="22"/></text:span></text:span><text:span text:style-name="Source_20_Text"><text:span text:style-name="T36">&lt;li className="pure-menu-item"&gt;&lt;a href="#" className="pure-menu-link"&gt;Home&lt;/</text:span></text:span><text:span text:style-name="Source_20_Text"><text:span text:style-name="T12">a</text:span></text:span><text:span text:style-name="Source_20_Text"><text:span text:style-name="T27">&gt;&lt;/</text:span></text:span><text:span text:style-name="Source_20_Text"><text:span text:style-name="T12">li</text:span></text:span><text:span text:style-name="Source_20_Text"><text:span text:style-name="T27">&gt;</text:span></text:span></text:p>
      <text:p text:style-name="P5"><text:span text:style-name="Source_20_Text"><text:span text:style-name="T16"><text:s text:c="22"/></text:span></text:span><text:span text:style-name="Source_20_Text"><text:span text:style-name="T27">&lt;</text:span></text:span><text:span text:style-name="Source_20_Text"><text:span text:style-name="T12">li className</text:span></text:span><text:span text:style-name="Source_20_Text"><text:span text:style-name="T27">=</text:span></text:span><text:span text:style-name="Source_20_Text"><text:span text:style-name="T36">"pure-menu-item"</text:span></text:span><text:span text:style-name="Source_20_Text"><text:span text:style-name="T27">&gt;&lt;</text:span></text:span><text:span text:style-name="Source_20_Text"><text:span text:style-name="T12">a href</text:span></text:span><text:span text:style-name="Source_20_Text"><text:span text:style-name="T27">=</text:span></text:span><text:span text:style-name="Source_20_Text"><text:span text:style-name="T36">"#"</text:span></text:span><text:span text:style-name="Source_20_Text"><text:span text:style-name="T12"> className</text:span></text:span><text:span text:style-name="Source_20_Text"><text:span text:style-name="T27">=</text:span></text:span><text:span text:style-name="Source_20_Text"><text:span text:style-name="T36">"pure-menu-link"</text:span></text:span><text:span text:style-name="Source_20_Text"><text:span text:style-name="T27">&gt;</text:span></text:span><text:span text:style-name="Source_20_Text"><text:span text:style-name="T24">Autor</text:span></text:span><text:span text:style-name="Source_20_Text"><text:span text:style-name="T27">&lt;</text:span></text:span><text:span text:style-name="Source_20_Text"><text:span text:style-name="T36">/a&gt;&lt;/</text:span></text:span><text:span text:style-name="Source_20_Text"><text:span text:style-name="T12">li</text:span></text:span><text:span text:style-name="Source_20_Text"><text:span text:style-name="T27">&gt;</text:span></text:span></text:p>
      <text:p text:style-name="P5"><text:span text:style-name="Source_20_Text"><text:span text:style-name="T16"><text:s text:c="22"/></text:span></text:span><text:span text:style-name="Source_20_Text"><text:span text:style-name="T27">&lt;</text:span></text:span><text:span text:style-name="Source_20_Text"><text:span text:style-name="T12">li className</text:span></text:span><text:span text:style-name="Source_20_Text"><text:span text:style-name="T27">=</text:span></text:span><text:span text:style-name="Source_20_Text"><text:span text:style-name="T36">"pure-menu-item"</text:span></text:span><text:span text:style-name="Source_20_Text"><text:span text:style-name="T27">&gt;&lt;</text:span></text:span><text:span text:style-name="Source_20_Text"><text:span text:style-name="T12">a href</text:span></text:span><text:span text:style-name="Source_20_Text"><text:span text:style-name="T27">=</text:span></text:span><text:span text:style-name="Source_20_Text"><text:span text:style-name="T36">"#"</text:span></text:span><text:span text:style-name="Source_20_Text"><text:span text:style-name="T12"> className</text:span></text:span><text:span text:style-name="Source_20_Text"><text:span text:style-name="T27">=</text:span></text:span><text:span text:style-name="Source_20_Text"><text:span text:style-name="T36">"pure-menu-link"</text:span></text:span><text:span text:style-name="Source_20_Text"><text:span text:style-name="T27">&gt;</text:span></text:span><text:span text:style-name="Source_20_Text"><text:span text:style-name="T24">Livro</text:span></text:span><text:span text:style-name="Source_20_Text"><text:span text:style-name="T27">&lt;</text:span></text:span><text:span text:style-name="Source_20_Text"><text:span text:style-name="T36">/a&gt;&lt;/</text:span></text:span><text:span text:style-name="Source_20_Text"><text:span text:style-name="T12">li</text:span></text:span><text:span text:style-name="Source_20_Text"><text:span text:style-name="T27">&gt;</text:span></text:span></text:p>
      <text:p text:style-name="P15"/>
      <text:p text:style-name="P15"/>
      <text:p text:style-name="P5"><text:span text:style-name="Source_20_Text"><text:span text:style-name="T16"><text:s text:c="18"/></text:span></text:span><text:span text:style-name="Source_20_Text"><text:span text:style-name="T27">&lt;</text:span></text:span><text:span text:style-name="Source_20_Text"><text:span text:style-name="T36">/ul&gt;</text:span></text:span></text:p>
      <text:p text:style-name="P5"><text:span text:style-name="Source_20_Text"><text:span text:style-name="T41"><text:s text:c="14"/></text:span></text:span><text:span text:style-name="Source_20_Text"><text:span text:style-name="T36">&lt;/</text:span></text:span><text:span text:style-name="Source_20_Text"><text:span text:style-name="T12">div</text:span></text:span><text:span text:style-name="Source_20_Text"><text:span text:style-name="T27">&gt;</text:span></text:span></text:p>
      <text:p text:style-name="P5"><text:span text:style-name="Source_20_Text"><text:span text:style-name="T16"><text:s text:c="10"/></text:span></text:span><text:span text:style-name="Source_20_Text"><text:span text:style-name="T27">&lt;</text:span></text:span><text:span text:style-name="Source_20_Text"><text:span text:style-name="T36">/div&gt;</text:span></text:span></text:p>
      <text:p text:style-name="P15"/>
      <text:p text:style-name="P15"><text:span text:style-name="Source_20_Text"><text:span text:style-name="T41"><text:s text:c="14"/></text:span></text:span><text:span text:style-name="Source_20_Text"><text:span text:style-name="T36">&lt;div id="main"&gt;</text:span></text:span></text:p>
      <text:p text:style-name="P15"><text:span text:style-name="Source_20_Text"><text:span text:style-name="T41"><text:s text:c="18"/></text:span></text:span><text:span text:style-name="Source_20_Text"><text:span text:style-name="T36">&lt;div className="header"&gt;</text:span></text:span></text:p>
      <text:p text:style-name="P5"><text:span text:style-name="Source_20_Text"><text:span text:style-name="T41"><text:s text:c="20"/></text:span></text:span><text:span text:style-name="Source_20_Text"><text:span text:style-name="T36">&lt;h1&gt;Cadastro de Autores&lt;/</text:span></text:span><text:span text:style-name="Source_20_Text"><text:span text:style-name="T12">h1</text:span></text:span><text:span text:style-name="Source_20_Text"><text:span text:style-name="T27">&gt;</text:span></text:span></text:p>
      <text:p text:style-name="P5"><text:span text:style-name="Source_20_Text"><text:span text:style-name="T16"><text:s text:c="18"/></text:span></text:span><text:span text:style-name="Source_20_Text"><text:span text:style-name="T27">&lt;</text:span></text:span><text:span text:style-name="Source_20_Text"><text:span text:style-name="T36">/div&gt;</text:span></text:span></text:p>
      <text:p text:style-name="P15"><text:span text:style-name="Source_20_Text"><text:span text:style-name="T41"><text:s text:c="18"/></text:span></text:span><text:span text:style-name="Source_20_Text"><text:span text:style-name="T36">&lt;div className="content" id="content"&gt;</text:span></text:span></text:p>
      <text:p text:style-name="P15"><text:span text:style-name="Source_20_Text"><text:span text:style-name="T41"><text:s text:c="20"/></text:span></text:span><text:span text:style-name="Source_20_Text"><text:span text:style-name="T36">&lt;div className="pure-form pure-form-aligned"&gt;</text:span></text:span></text:p>
      <text:p text:style-name="P15"><text:span text:style-name="Source_20_Text"><text:span text:style-name="T41"><text:s text:c="22"/></text:span></text:span><text:span text:style-name="Source_20_Text"><text:span text:style-name="T36">&lt;form className="pure-form pure-form-aligned"&gt;</text:span></text:span></text:p>
      <text:p text:style-name="P15"><text:span text:style-name="Source_20_Text"><text:span text:style-name="T41"><text:s text:c="24"/></text:span></text:span><text:span text:style-name="Source_20_Text"><text:span text:style-name="T36">&lt;div className="pure-control-group"&gt;</text:span></text:span></text:p>
      <text:p text:style-name="P5"><text:span text:style-name="Source_20_Text"><text:span text:style-name="T41"><text:s text:c="26"/></text:span></text:span><text:span text:style-name="Source_20_Text"><text:span text:style-name="T36">&lt;label htmlFor="nome"&gt;Nome&lt;/</text:span></text:span><text:span text:style-name="Source_20_Text"><text:span text:style-name="T12">label</text:span></text:span><text:span text:style-name="Source_20_Text"><text:span text:style-name="T27">&gt;</text:span></text:span><text:span text:style-name="Source_20_Text"><text:span text:style-name="T12"> </text:span></text:span></text:p>
      <text:p text:style-name="P5"><text:soft-page-break/><text:span text:style-name="Source_20_Text"><text:span text:style-name="T16"><text:s text:c="26"/></text:span></text:span><text:span text:style-name="Source_20_Text"><text:span text:style-name="T27">&lt;</text:span></text:span><text:span text:style-name="Source_20_Text"><text:span text:style-name="T12">input id</text:span></text:span><text:span text:style-name="Source_20_Text"><text:span text:style-name="T27">=</text:span></text:span><text:span text:style-name="Source_20_Text"><text:span text:style-name="T36">"nome"</text:span></text:span><text:span text:style-name="Source_20_Text"><text:span text:style-name="T12"> type</text:span></text:span><text:span text:style-name="Source_20_Text"><text:span text:style-name="T27">=</text:span></text:span><text:span text:style-name="Source_20_Text"><text:span text:style-name="T36">"text"</text:span></text:span><text:span text:style-name="Source_20_Text"><text:span text:style-name="T12"> name</text:span></text:span><text:span text:style-name="Source_20_Text"><text:span text:style-name="T27">=</text:span></text:span><text:span text:style-name="Source_20_Text"><text:span text:style-name="T36">"nome"</text:span></text:span><text:span text:style-name="Source_20_Text"><text:span text:style-name="T12"> value</text:span></text:span><text:span text:style-name="Source_20_Text"><text:span text:style-name="T27">=</text:span></text:span><text:span text:style-name="Source_20_Text"><text:span text:style-name="T36">""</text:span></text:span><text:span text:style-name="Source_20_Text"><text:span text:style-name="T12"> <text:s/></text:span></text:span><text:span text:style-name="Source_20_Text"><text:span text:style-name="T27">/&gt;</text:span></text:span><text:span text:style-name="Source_20_Text"><text:span text:style-name="T12"> <text:s text:c="17"/></text:span></text:span></text:p>
      <text:p text:style-name="P5"><text:span text:style-name="Source_20_Text"><text:span text:style-name="T16"><text:s text:c="24"/></text:span></text:span><text:span text:style-name="Source_20_Text"><text:span text:style-name="T27">&lt;</text:span></text:span><text:span text:style-name="Source_20_Text"><text:span text:style-name="T36">/div&gt;</text:span></text:span></text:p>
      <text:p text:style-name="P15"><text:span text:style-name="Source_20_Text"><text:span text:style-name="T41"><text:s text:c="24"/></text:span></text:span><text:span text:style-name="Source_20_Text"><text:span text:style-name="T36">&lt;div className="pure-control-group"&gt;</text:span></text:span></text:p>
      <text:p text:style-name="P5"><text:span text:style-name="Source_20_Text"><text:span text:style-name="T41"><text:s text:c="26"/></text:span></text:span><text:span text:style-name="Source_20_Text"><text:span text:style-name="T36">&lt;label htmlFor="email"&gt;Email&lt;/</text:span></text:span><text:span text:style-name="Source_20_Text"><text:span text:style-name="T12">label</text:span></text:span><text:span text:style-name="Source_20_Text"><text:span text:style-name="T27">&gt;</text:span></text:span><text:span text:style-name="Source_20_Text"><text:span text:style-name="T12"> </text:span></text:span></text:p>
      <text:p text:style-name="P5"><text:span text:style-name="Source_20_Text"><text:span text:style-name="T16"><text:s text:c="26"/></text:span></text:span><text:span text:style-name="Source_20_Text"><text:span text:style-name="T27">&lt;</text:span></text:span><text:span text:style-name="Source_20_Text"><text:span text:style-name="T12">input id</text:span></text:span><text:span text:style-name="Source_20_Text"><text:span text:style-name="T27">=</text:span></text:span><text:span text:style-name="Source_20_Text"><text:span text:style-name="T36">"email"</text:span></text:span><text:span text:style-name="Source_20_Text"><text:span text:style-name="T12"> type</text:span></text:span><text:span text:style-name="Source_20_Text"><text:span text:style-name="T27">=</text:span></text:span><text:span text:style-name="Source_20_Text"><text:span text:style-name="T36">"email"</text:span></text:span><text:span text:style-name="Source_20_Text"><text:span text:style-name="T12"> name</text:span></text:span><text:span text:style-name="Source_20_Text"><text:span text:style-name="T27">=</text:span></text:span><text:span text:style-name="Source_20_Text"><text:span text:style-name="T36">"email"</text:span></text:span><text:span text:style-name="Source_20_Text"><text:span text:style-name="T12"> value</text:span></text:span><text:span text:style-name="Source_20_Text"><text:span text:style-name="T27">=</text:span></text:span><text:span text:style-name="Source_20_Text"><text:span text:style-name="T36">""</text:span></text:span><text:span text:style-name="Source_20_Text"><text:span text:style-name="T12"> <text:s/></text:span></text:span><text:span text:style-name="Source_20_Text"><text:span text:style-name="T27">/&gt;</text:span></text:span><text:span text:style-name="Source_20_Text"><text:span text:style-name="T12"> <text:s text:c="17"/></text:span></text:span></text:p>
      <text:p text:style-name="P5"><text:span text:style-name="Source_20_Text"><text:span text:style-name="T16"><text:s text:c="24"/></text:span></text:span><text:span text:style-name="Source_20_Text"><text:span text:style-name="T27">&lt;</text:span></text:span><text:span text:style-name="Source_20_Text"><text:span text:style-name="T36">/div&gt;</text:span></text:span></text:p>
      <text:p text:style-name="P15"><text:span text:style-name="Source_20_Text"><text:span text:style-name="T41"><text:s text:c="24"/></text:span></text:span><text:span text:style-name="Source_20_Text"><text:span text:style-name="T36">&lt;div className="pure-control-group"&gt;</text:span></text:span></text:p>
      <text:p text:style-name="P5"><text:span text:style-name="Source_20_Text"><text:span text:style-name="T41"><text:s text:c="26"/></text:span></text:span><text:span text:style-name="Source_20_Text"><text:span text:style-name="T36">&lt;label htmlFor="senha"&gt;Senha&lt;/</text:span></text:span><text:span text:style-name="Source_20_Text"><text:span text:style-name="T12">label</text:span></text:span><text:span text:style-name="Source_20_Text"><text:span text:style-name="T27">&gt;</text:span></text:span><text:span text:style-name="Source_20_Text"><text:span text:style-name="T12"> </text:span></text:span></text:p>
      <text:p text:style-name="P5"><text:span text:style-name="Source_20_Text"><text:span text:style-name="T16"><text:s text:c="26"/></text:span></text:span><text:span text:style-name="Source_20_Text"><text:span text:style-name="T27">&lt;</text:span></text:span><text:span text:style-name="Source_20_Text"><text:span text:style-name="T12">input id</text:span></text:span><text:span text:style-name="Source_20_Text"><text:span text:style-name="T27">=</text:span></text:span><text:span text:style-name="Source_20_Text"><text:span text:style-name="T36">"senha"</text:span></text:span><text:span text:style-name="Source_20_Text"><text:span text:style-name="T12"> type</text:span></text:span><text:span text:style-name="Source_20_Text"><text:span text:style-name="T27">=</text:span></text:span><text:span text:style-name="Source_20_Text"><text:span text:style-name="T36">"password"</text:span></text:span><text:span text:style-name="Source_20_Text"><text:span text:style-name="T12"> name</text:span></text:span><text:span text:style-name="Source_20_Text"><text:span text:style-name="T27">=</text:span></text:span><text:span text:style-name="Source_20_Text"><text:span text:style-name="T36">"senha"</text:span></text:span><text:span text:style-name="Source_20_Text"><text:span text:style-name="T12"> <text:s/></text:span></text:span><text:span text:style-name="Source_20_Text"><text:span text:style-name="T27">/&gt;</text:span></text:span><text:span text:style-name="Source_20_Text"><text:span text:style-name="T12"> <text:s text:c="37"/></text:span></text:span></text:p>
      <text:p text:style-name="P5"><text:span text:style-name="Source_20_Text"><text:span text:style-name="T16"><text:s text:c="24"/></text:span></text:span><text:span text:style-name="Source_20_Text"><text:span text:style-name="T27">&lt;</text:span></text:span><text:span text:style-name="Source_20_Text"><text:span text:style-name="T36">/div&gt;</text:span></text:span></text:p>
      <text:p text:style-name="P15"><text:span text:style-name="Source_20_Text"><text:span text:style-name="T41"><text:s text:c="24"/></text:span></text:span><text:span text:style-name="Source_20_Text"><text:span text:style-name="T36">&lt;div className="pure-control-group"&gt; <text:s text:c="33"/></text:span></text:span></text:p>
      <text:p text:style-name="P5"><text:span text:style-name="Source_20_Text"><text:span text:style-name="T41"><text:s text:c="26"/></text:span></text:span><text:span text:style-name="Source_20_Text"><text:span text:style-name="T36">&lt;label&gt;&lt;/</text:span></text:span><text:span text:style-name="Source_20_Text"><text:span text:style-name="T12">label</text:span></text:span><text:span text:style-name="Source_20_Text"><text:span text:style-name="T27">&gt;</text:span></text:span><text:span text:style-name="Source_20_Text"><text:span text:style-name="T12"> </text:span></text:span></text:p>
      <text:p text:style-name="P5"><text:span text:style-name="Source_20_Text"><text:span text:style-name="T16"><text:s text:c="26"/></text:span></text:span><text:span text:style-name="Source_20_Text"><text:span text:style-name="T27">&lt;</text:span></text:span><text:span text:style-name="Source_20_Text"><text:span text:style-name="T12">button type</text:span></text:span><text:span text:style-name="Source_20_Text"><text:span text:style-name="T27">=</text:span></text:span><text:span text:style-name="Source_20_Text"><text:span text:style-name="T36">"submit"</text:span></text:span><text:span text:style-name="Source_20_Text"><text:span text:style-name="T12"> className</text:span></text:span><text:span text:style-name="Source_20_Text"><text:span text:style-name="T27">=</text:span></text:span><text:span text:style-name="Source_20_Text"><text:span text:style-name="T36">"pure-button pure-button-primary"</text:span></text:span><text:span text:style-name="Source_20_Text"><text:span text:style-name="T27">&gt;</text:span></text:span><text:span text:style-name="Source_20_Text"><text:span text:style-name="T24">Gravar</text:span></text:span><text:span text:style-name="Source_20_Text"><text:span text:style-name="T27">&lt;</text:span></text:span><text:span text:style-name="Source_20_Text"><text:span text:style-name="T36">/button&gt; <text:s text:c="35"/></text:span></text:span></text:p>
      <text:p text:style-name="P5"><text:span text:style-name="Source_20_Text"><text:span text:style-name="T41"><text:s text:c="24"/></text:span></text:span><text:span text:style-name="Source_20_Text"><text:span text:style-name="T36">&lt;/</text:span></text:span><text:span text:style-name="Source_20_Text"><text:span text:style-name="T12">div</text:span></text:span><text:span text:style-name="Source_20_Text"><text:span text:style-name="T27">&gt;</text:span></text:span></text:p>
      <text:p text:style-name="P5"><text:span text:style-name="Source_20_Text"><text:span text:style-name="T16"><text:s text:c="22"/></text:span></text:span><text:span text:style-name="Source_20_Text"><text:span text:style-name="T27">&lt;</text:span></text:span><text:span text:style-name="Source_20_Text"><text:span text:style-name="T36">/form&gt; <text:s text:c="12"/></text:span></text:span></text:p>
      <text:p text:style-name="P15"/>
      <text:p text:style-name="P5"><text:span text:style-name="Source_20_Text"><text:span text:style-name="T41"><text:s text:c="20"/></text:span></text:span><text:span text:style-name="Source_20_Text"><text:span text:style-name="T36">&lt;/</text:span></text:span><text:span text:style-name="Source_20_Text"><text:span text:style-name="T12">div</text:span></text:span><text:span text:style-name="Source_20_Text"><text:span text:style-name="T27">&gt;</text:span></text:span><text:span text:style-name="Source_20_Text"><text:span text:style-name="T12"> <text:s/></text:span></text:span></text:p>
      <text:p text:style-name="P5"><text:span text:style-name="Source_20_Text"><text:span text:style-name="T16"><text:s text:c="20"/></text:span></text:span><text:span text:style-name="Source_20_Text"><text:span text:style-name="T36">&lt;div&gt;</text:span></text:span><text:span text:style-name="Source_20_Text"><text:span text:style-name="T12"> <text:s text:c="11"/></text:span></text:span></text:p>
      <text:p text:style-name="P5"><text:span text:style-name="Source_20_Text"><text:span text:style-name="T16"><text:s text:c="22"/></text:span></text:span><text:span text:style-name="Source_20_Text"><text:span text:style-name="T27">&lt;</text:span></text:span><text:span text:style-name="Source_20_Text"><text:span text:style-name="T12">table className</text:span></text:span><text:span text:style-name="Source_20_Text"><text:span text:style-name="T27">=</text:span></text:span><text:span text:style-name="Source_20_Text"><text:span text:style-name="T36">"pure-table"</text:span></text:span><text:span text:style-name="Source_20_Text"><text:span text:style-name="T27">&gt;</text:span></text:span></text:p>
      <text:p text:style-name="P5"><text:span text:style-name="Source_20_Text"><text:span text:style-name="T16"><text:s text:c="24"/></text:span></text:span><text:span text:style-name="Source_20_Text"><text:span text:style-name="T36">&lt;thead&gt;</text:span></text:span></text:p>
      <text:p text:style-name="P5"><text:span text:style-name="Source_20_Text"><text:span text:style-name="T16"><text:s text:c="26"/></text:span></text:span><text:span text:style-name="Source_20_Text"><text:span text:style-name="T36">&lt;tr&gt;</text:span></text:span></text:p>
      <text:p text:style-name="P5"><text:span text:style-name="Source_20_Text"><text:span text:style-name="T16"><text:s text:c="28"/></text:span></text:span><text:span text:style-name="Source_20_Text"><text:span text:style-name="T36">&lt;th&gt;</text:span></text:span><text:span text:style-name="Source_20_Text"><text:span text:style-name="T24">Nome</text:span></text:span><text:span text:style-name="Source_20_Text"><text:span text:style-name="T27">&lt;</text:span></text:span><text:span text:style-name="Source_20_Text"><text:span text:style-name="T36">/th&gt;</text:span></text:span></text:p>
      <text:p text:style-name="P5"><text:span text:style-name="Source_20_Text"><text:span text:style-name="T41"><text:s text:c="28"/></text:span></text:span><text:span text:style-name="Source_20_Text"><text:span text:style-name="T36">&lt;th&gt;email&lt;/</text:span></text:span><text:span text:style-name="Source_20_Text"><text:span text:style-name="T12">th</text:span></text:span><text:span text:style-name="Source_20_Text"><text:span text:style-name="T27">&gt;</text:span></text:span></text:p>
      <text:p text:style-name="P5"><text:span text:style-name="Source_20_Text"><text:span text:style-name="T16"><text:s text:c="26"/></text:span></text:span><text:span text:style-name="Source_20_Text"><text:span text:style-name="T27">&lt;</text:span></text:span><text:span text:style-name="Source_20_Text"><text:span text:style-name="T36">/tr&gt;</text:span></text:span></text:p>
      <text:p text:style-name="P5"><text:span text:style-name="Source_20_Text"><text:span text:style-name="T41"><text:s text:c="24"/></text:span></text:span><text:span text:style-name="Source_20_Text"><text:span text:style-name="T36">&lt;/</text:span></text:span><text:span text:style-name="Source_20_Text"><text:span text:style-name="T12">thead</text:span></text:span><text:span text:style-name="Source_20_Text"><text:span text:style-name="T27">&gt;</text:span></text:span></text:p>
      <text:p text:style-name="P5"><text:span text:style-name="Source_20_Text"><text:span text:style-name="T16"><text:s text:c="24"/></text:span></text:span><text:span text:style-name="Source_20_Text"><text:span text:style-name="T36">&lt;tbody&gt;</text:span></text:span></text:p>
      <text:p text:style-name="P5"><text:span text:style-name="Source_20_Text"><text:span text:style-name="T16"><text:s text:c="26"/></text:span></text:span><text:span text:style-name="Source_20_Text"><text:span text:style-name="T27">{</text:span></text:span></text:p>
      <text:p text:style-name="P5"><text:soft-page-break/><text:span text:style-name="Source_20_Text"><text:span text:style-name="T16"><text:s text:c="28"/></text:span></text:span><text:span text:style-name="Source_20_Text"><text:span text:style-name="T21">this</text:span></text:span><text:span text:style-name="Source_20_Text"><text:span text:style-name="T27">.</text:span></text:span><text:span text:style-name="Source_20_Text"><text:span text:style-name="T12">state</text:span></text:span><text:span text:style-name="Source_20_Text"><text:span text:style-name="T27">.</text:span></text:span><text:span text:style-name="Source_20_Text"><text:span text:style-name="T12">lista</text:span></text:span><text:span text:style-name="Source_20_Text"><text:span text:style-name="T27">.</text:span></text:span><text:span text:style-name="Source_20_Text"><text:span text:style-name="T12">map</text:span></text:span><text:span text:style-name="Source_20_Text"><text:span text:style-name="T27">(</text:span></text:span><text:span text:style-name="Source_20_Text"><text:span text:style-name="T21">function</text:span></text:span><text:span text:style-name="Source_20_Text"><text:span text:style-name="T27">(</text:span></text:span><text:span text:style-name="Source_20_Text"><text:span text:style-name="T12">autor</text:span></text:span><text:span text:style-name="Source_20_Text"><text:span text:style-name="T27">){</text:span></text:span></text:p>
      <text:p text:style-name="P5"><text:span text:style-name="Source_20_Text"><text:span text:style-name="T16"><text:s text:c="30"/></text:span></text:span><text:span text:style-name="Source_20_Text"><text:span text:style-name="T21">return</text:span></text:span><text:span text:style-name="Source_20_Text"><text:span text:style-name="T12"> </text:span></text:span><text:span text:style-name="Source_20_Text"><text:span text:style-name="T27">(</text:span></text:span></text:p>
      <text:p text:style-name="P5"><text:span text:style-name="Source_20_Text"><text:span text:style-name="T16"><text:s text:c="32"/></text:span></text:span><text:span text:style-name="Source_20_Text"><text:span text:style-name="T27">&lt;</text:span></text:span><text:span text:style-name="Source_20_Text"><text:span text:style-name="T12">tr key</text:span></text:span><text:span text:style-name="Source_20_Text"><text:span text:style-name="T27">={</text:span></text:span><text:span text:style-name="Source_20_Text"><text:span text:style-name="T12">autor</text:span></text:span><text:span text:style-name="Source_20_Text"><text:span text:style-name="T27">.</text:span></text:span><text:span text:style-name="Source_20_Text"><text:span text:style-name="T12">id</text:span></text:span><text:span text:style-name="Source_20_Text"><text:span text:style-name="T27">}&gt;</text:span></text:span></text:p>
      <text:p text:style-name="P5"><text:span text:style-name="Source_20_Text"><text:span text:style-name="T16"><text:s text:c="34"/></text:span></text:span><text:span text:style-name="Source_20_Text"><text:span text:style-name="T36">&lt;td&gt;</text:span></text:span><text:span text:style-name="Source_20_Text"><text:span text:style-name="T27">{</text:span></text:span><text:span text:style-name="Source_20_Text"><text:span text:style-name="T12">autor</text:span></text:span><text:span text:style-name="Source_20_Text"><text:span text:style-name="T27">.</text:span></text:span><text:span text:style-name="Source_20_Text"><text:span text:style-name="T12">nome</text:span></text:span><text:span text:style-name="Source_20_Text"><text:span text:style-name="T27">}&lt;/</text:span></text:span><text:span text:style-name="Source_20_Text"><text:span text:style-name="T12">td</text:span></text:span><text:span text:style-name="Source_20_Text"><text:span text:style-name="T27">&gt;</text:span></text:span></text:p>
      <text:p text:style-name="P5"><text:span text:style-name="Source_20_Text"><text:span text:style-name="T16"><text:s text:c="34"/></text:span></text:span><text:span text:style-name="Source_20_Text"><text:span text:style-name="T36">&lt;td&gt;</text:span></text:span><text:span text:style-name="Source_20_Text"><text:span text:style-name="T27">{</text:span></text:span><text:span text:style-name="Source_20_Text"><text:span text:style-name="T12">autor</text:span></text:span><text:span text:style-name="Source_20_Text"><text:span text:style-name="T27">.</text:span></text:span><text:span text:style-name="Source_20_Text"><text:span text:style-name="T12">email</text:span></text:span><text:span text:style-name="Source_20_Text"><text:span text:style-name="T27">}&lt;/</text:span></text:span><text:span text:style-name="Source_20_Text"><text:span text:style-name="T12">td</text:span></text:span><text:span text:style-name="Source_20_Text"><text:span text:style-name="T27">&gt;</text:span></text:span></text:p>
      <text:p text:style-name="P5"><text:span text:style-name="Source_20_Text"><text:span text:style-name="T16"><text:s text:c="32"/></text:span></text:span><text:span text:style-name="Source_20_Text"><text:span text:style-name="T27">&lt;</text:span></text:span><text:span text:style-name="Source_20_Text"><text:span text:style-name="T36">/tr&gt;</text:span></text:span></text:p>
      <text:p text:style-name="P15"><text:span text:style-name="Source_20_Text"><text:span text:style-name="T41"><text:s text:c="30"/></text:span></text:span><text:span text:style-name="Source_20_Text"><text:span text:style-name="T36">);</text:span></text:span></text:p>
      <text:p text:style-name="P15"><text:span text:style-name="Source_20_Text"><text:span text:style-name="T41"><text:s text:c="28"/></text:span></text:span><text:span text:style-name="Source_20_Text"><text:span text:style-name="T36">})</text:span></text:span></text:p>
      <text:p text:style-name="P15"><text:span text:style-name="Source_20_Text"><text:span text:style-name="T41"><text:s text:c="26"/></text:span></text:span><text:span text:style-name="Source_20_Text"><text:span text:style-name="T36">}</text:span></text:span></text:p>
      <text:p text:style-name="P5"><text:span text:style-name="Source_20_Text"><text:span text:style-name="T41"><text:s text:c="24"/></text:span></text:span><text:span text:style-name="Source_20_Text"><text:span text:style-name="T36">&lt;/</text:span></text:span><text:span text:style-name="Source_20_Text"><text:span text:style-name="T12">tbody</text:span></text:span><text:span text:style-name="Source_20_Text"><text:span text:style-name="T27">&gt;</text:span></text:span></text:p>
      <text:p text:style-name="P5"><text:span text:style-name="Source_20_Text"><text:span text:style-name="T16"><text:s text:c="22"/></text:span></text:span><text:span text:style-name="Source_20_Text"><text:span text:style-name="T27">&lt;</text:span></text:span><text:span text:style-name="Source_20_Text"><text:span text:style-name="T36">/table&gt; </text:span></text:span></text:p>
      <text:p text:style-name="P5"><text:span text:style-name="Source_20_Text"><text:span text:style-name="T41"><text:s text:c="20"/></text:span></text:span><text:span text:style-name="Source_20_Text"><text:span text:style-name="T36">&lt;/</text:span></text:span><text:span text:style-name="Source_20_Text"><text:span text:style-name="T12">div</text:span></text:span><text:span text:style-name="Source_20_Text"><text:span text:style-name="T27">&gt;</text:span></text:span><text:span text:style-name="Source_20_Text"><text:span text:style-name="T12"> <text:s text:c="12"/></text:span></text:span></text:p>
      <text:p text:style-name="P5"><text:span text:style-name="Source_20_Text"><text:span text:style-name="T16"><text:s text:c="18"/></text:span></text:span><text:span text:style-name="Source_20_Text"><text:span text:style-name="T27">&lt;</text:span></text:span><text:span text:style-name="Source_20_Text"><text:span text:style-name="T36">/div&gt;</text:span></text:span></text:p>
      <text:p text:style-name="P5"><text:span text:style-name="Source_20_Text"><text:span text:style-name="T41"><text:s text:c="16"/></text:span></text:span><text:span text:style-name="Source_20_Text"><text:span text:style-name="T36">&lt;/</text:span></text:span><text:span text:style-name="Source_20_Text"><text:span text:style-name="T12">div</text:span></text:span><text:span text:style-name="Source_20_Text"><text:span text:style-name="T27">&gt;</text:span></text:span><text:span text:style-name="Source_20_Text"><text:span text:style-name="T12"> <text:s text:c="11"/></text:span></text:span></text:p>
      <text:p text:style-name="P15"/>
      <text:p text:style-name="P15"/>
      <text:p text:style-name="P5"><text:span text:style-name="Source_20_Text"><text:span text:style-name="T16"><text:s text:c="6"/></text:span></text:span><text:span text:style-name="Source_20_Text"><text:span text:style-name="T27">&lt;/</text:span></text:span><text:span text:style-name="Source_20_Text"><text:span text:style-name="T12">div</text:span></text:span><text:span text:style-name="Source_20_Text"><text:span text:style-name="T27">&gt;</text:span></text:span><text:span text:style-name="Source_20_Text"><text:span text:style-name="T12"> <text:s text:c="4"/></text:span></text:span></text:p>
      <text:p text:style-name="P5"><text:span text:style-name="Source_20_Text"><text:span text:style-name="T16"><text:s text:c="4"/></text:span></text:span><text:span text:style-name="Source_20_Text"><text:span text:style-name="T27">);</text:span></text:span></text:p>
      <text:p text:style-name="P5"><text:span text:style-name="Source_20_Text"><text:span text:style-name="T16"><text:s text:c="2"/></text:span></text:span><text:span text:style-name="Source_20_Text"><text:span text:style-name="T27">}</text:span></text:span></text:p>
      <text:p text:style-name="P5"><text:span text:style-name="Source_20_Text"><text:span text:style-name="T27">}</text:span></text:span></text:p>
      <text:p text:style-name="P15"/>
      <text:p text:style-name="P5"><text:span text:style-name="Source_20_Text"><text:span text:style-name="T21">export</text:span></text:span><text:span text:style-name="Source_20_Text"><text:span text:style-name="T12"> </text:span></text:span><text:span text:style-name="Source_20_Text"><text:span text:style-name="T21">default</text:span></text:span><text:span text:style-name="Source_20_Text"><text:span text:style-name="T12"> </text:span></text:span><text:span text:style-name="Source_20_Text"><text:span text:style-name="T24">App</text:span></text:span><text:span text:style-name="Source_20_Text"><text:span text:style-name="T27">;</text:span></text:span></text:p>
      <text:p text:style-name="P27"><text:span text:style-name="T5"/></text:p>
      <text:p text:style-name="P31">Cadatsro de Autor</text:p>
      <text:p text:style-name="P31"/>
      <text:p text:style-name="P8"><text:span text:style-name="Source_20_Text"><text:span text:style-name="T44"/></text:span></text:p>
      <text:p text:style-name="P8"><text:soft-page-break/><text:span text:style-name="Source_20_Text"><text:span text:style-name="T44">enviaForm</text:span></text:span><text:span text:style-name="Source_20_Text"><text:span text:style-name="T47">(</text:span></text:span><text:span text:style-name="Source_20_Text"><text:span text:style-name="T44">evento</text:span></text:span><text:span text:style-name="Source_20_Text"><text:span text:style-name="T47">){</text:span></text:span></text:p>
      <text:p text:style-name="P9"><text:span text:style-name="Source_20_Text"><text:span text:style-name="T48">falar desse comportamento</text:span></text:span></text:p>
      <text:p text:style-name="P5"><text:span text:style-name="Source_20_Text"><text:span text:style-name="T16"><text:s text:c="2"/>//</text:span></text:span><text:span text:style-name="Source_20_Text"><text:span text:style-name="T12">evento</text:span></text:span><text:span text:style-name="Source_20_Text"><text:span text:style-name="T27">.</text:span></text:span><text:span text:style-name="Source_20_Text"><text:span text:style-name="T12">preventDefault</text:span></text:span><text:span text:style-name="Source_20_Text"><text:span text:style-name="T27">();</text:span></text:span></text:p>
      <text:p text:style-name="P5"><text:span text:style-name="Source_20_Text"><text:span text:style-name="T16"><text:s text:c="2"/></text:span></text:span><text:span text:style-name="Source_20_Text"><text:span text:style-name="T12">$</text:span></text:span><text:span text:style-name="Source_20_Text"><text:span text:style-name="T27">.</text:span></text:span><text:span text:style-name="Source_20_Text"><text:span text:style-name="T12">ajax</text:span></text:span><text:span text:style-name="Source_20_Text"><text:span text:style-name="T27">({</text:span></text:span></text:p>
      <text:p text:style-name="P5"><text:span text:style-name="Source_20_Text"><text:span text:style-name="T16"><text:s text:c="5"/></text:span></text:span><text:span text:style-name="Source_20_Text"><text:span text:style-name="T12">url</text:span></text:span><text:span text:style-name="Source_20_Text"><text:span text:style-name="T27">:</text:span></text:span><text:span text:style-name="Source_20_Text"><text:span text:style-name="T36">'http://localhost:8080/api/autores'</text:span></text:span><text:span text:style-name="Source_20_Text"><text:span text:style-name="T27">,</text:span></text:span></text:p>
      <text:p text:style-name="P5"><text:span text:style-name="Source_20_Text"><text:span text:style-name="T16"><text:s text:c="5"/></text:span></text:span><text:span text:style-name="Source_20_Text"><text:span text:style-name="T12">contentType</text:span></text:span><text:span text:style-name="Source_20_Text"><text:span text:style-name="T27">:</text:span></text:span><text:span text:style-name="Source_20_Text"><text:span text:style-name="T36">'application/json'</text:span></text:span><text:span text:style-name="Source_20_Text"><text:span text:style-name="T27">,</text:span></text:span></text:p>
      <text:p text:style-name="P5"><text:span text:style-name="Source_20_Text"><text:span text:style-name="T16"><text:s text:c="5"/></text:span></text:span><text:span text:style-name="Source_20_Text"><text:span text:style-name="T12">dataType</text:span></text:span><text:span text:style-name="Source_20_Text"><text:span text:style-name="T27">:</text:span></text:span><text:span text:style-name="Source_20_Text"><text:span text:style-name="T36">'json'</text:span></text:span><text:span text:style-name="Source_20_Text"><text:span text:style-name="T27">,</text:span></text:span></text:p>
      <text:p text:style-name="P5"><text:span text:style-name="Source_20_Text"><text:span text:style-name="T16"><text:s text:c="5"/></text:span></text:span><text:span text:style-name="Source_20_Text"><text:span text:style-name="T12">type</text:span></text:span><text:span text:style-name="Source_20_Text"><text:span text:style-name="T27">:</text:span></text:span><text:span text:style-name="Source_20_Text"><text:span text:style-name="T36">'post'</text:span></text:span><text:span text:style-name="Source_20_Text"><text:span text:style-name="T27">,</text:span></text:span></text:p>
      <text:p text:style-name="P5"><text:span text:style-name="Source_20_Text"><text:span text:style-name="T16"><text:s text:c="5"/></text:span></text:span><text:span text:style-name="Source_20_Text"><text:span text:style-name="T12">data</text:span></text:span><text:span text:style-name="Source_20_Text"><text:span text:style-name="T27">:</text:span></text:span><text:span text:style-name="Source_20_Text"><text:span text:style-name="T12"> JSON</text:span></text:span><text:span text:style-name="Source_20_Text"><text:span text:style-name="T27">.</text:span></text:span><text:span text:style-name="Source_20_Text"><text:span text:style-name="T12">stringify</text:span></text:span><text:span text:style-name="Source_20_Text"><text:span text:style-name="T27">({</text:span></text:span><text:span text:style-name="Source_20_Text"><text:span text:style-name="T12">nome</text:span></text:span><text:span text:style-name="Source_20_Text"><text:span text:style-name="T27">:</text:span></text:span><text:span text:style-name="Source_20_Text"><text:span text:style-name="T21">this</text:span></text:span><text:span text:style-name="Source_20_Text"><text:span text:style-name="T27">.</text:span></text:span><text:span text:style-name="Source_20_Text"><text:span text:style-name="T12">state</text:span></text:span><text:span text:style-name="Source_20_Text"><text:span text:style-name="T27">.</text:span></text:span><text:span text:style-name="Source_20_Text"><text:span text:style-name="T12">nome</text:span></text:span><text:span text:style-name="Source_20_Text"><text:span text:style-name="T27">,</text:span></text:span><text:span text:style-name="Source_20_Text"><text:span text:style-name="T12">email</text:span></text:span><text:span text:style-name="Source_20_Text"><text:span text:style-name="T27">:</text:span></text:span><text:span text:style-name="Source_20_Text"><text:span text:style-name="T21">this</text:span></text:span><text:span text:style-name="Source_20_Text"><text:span text:style-name="T27">.</text:span></text:span><text:span text:style-name="Source_20_Text"><text:span text:style-name="T12">state</text:span></text:span><text:span text:style-name="Source_20_Text"><text:span text:style-name="T27">.</text:span></text:span><text:span text:style-name="Source_20_Text"><text:span text:style-name="T12">email</text:span></text:span><text:span text:style-name="Source_20_Text"><text:span text:style-name="T27">,</text:span></text:span><text:span text:style-name="Source_20_Text"><text:span text:style-name="T12">senha</text:span></text:span><text:span text:style-name="Source_20_Text"><text:span text:style-name="T27">:</text:span></text:span><text:span text:style-name="Source_20_Text"><text:span text:style-name="T21">this</text:span></text:span><text:span text:style-name="Source_20_Text"><text:span text:style-name="T27">.</text:span></text:span><text:span text:style-name="Source_20_Text"><text:span text:style-name="T12">state</text:span></text:span><text:span text:style-name="Source_20_Text"><text:span text:style-name="T27">.</text:span></text:span><text:span text:style-name="Source_20_Text"><text:span text:style-name="T12">senha</text:span></text:span><text:span text:style-name="Source_20_Text"><text:span text:style-name="T27">}),</text:span></text:span></text:p>
      <text:p text:style-name="P5"><text:span text:style-name="Source_20_Text"><text:span text:style-name="T16"><text:s text:c="5"/></text:span></text:span><text:span text:style-name="Source_20_Text"><text:span text:style-name="T12">success</text:span></text:span><text:span text:style-name="Source_20_Text"><text:span text:style-name="T27">:</text:span></text:span><text:span text:style-name="Source_20_Text"><text:span text:style-name="T12"> </text:span></text:span><text:span text:style-name="Source_20_Text"><text:span text:style-name="T21">function</text:span></text:span><text:span text:style-name="Source_20_Text"><text:span text:style-name="T27">(</text:span></text:span><text:span text:style-name="Source_20_Text"><text:span text:style-name="T12">resposta</text:span></text:span><text:span text:style-name="Source_20_Text"><text:span text:style-name="T27">){</text:span></text:span></text:p>
      <text:p text:style-name="P5"><text:span text:style-name="Source_20_Text"><text:span text:style-name="T16"><text:s text:c="7"/></text:span></text:span><text:span text:style-name="Source_20_Text"><text:span text:style-name="T12">console</text:span></text:span><text:span text:style-name="Source_20_Text"><text:span text:style-name="T27">.</text:span></text:span><text:span text:style-name="Source_20_Text"><text:span text:style-name="T12">log</text:span></text:span><text:span text:style-name="Source_20_Text"><text:span text:style-name="T27">(</text:span></text:span><text:span text:style-name="Source_20_Text"><text:span text:style-name="T36">"enviado com sucesso"</text:span></text:span><text:span text:style-name="Source_20_Text"><text:span text:style-name="T27">);</text:span></text:span></text:p>
      <text:p text:style-name="P5"><text:span text:style-name="Source_20_Text"><text:span text:style-name="T16"><text:s text:c="4"/></text:span></text:span><text:span text:style-name="Source_20_Text"><text:span text:style-name="T27">},</text:span></text:span></text:p>
      <text:p text:style-name="P5"><text:span text:style-name="Source_20_Text"><text:span text:style-name="T16"><text:s text:c="5"/></text:span></text:span><text:span text:style-name="Source_20_Text"><text:span text:style-name="T12">error</text:span></text:span><text:span text:style-name="Source_20_Text"><text:span text:style-name="T27">:</text:span></text:span><text:span text:style-name="Source_20_Text"><text:span text:style-name="T12"> </text:span></text:span><text:span text:style-name="Source_20_Text"><text:span text:style-name="T21">function</text:span></text:span><text:span text:style-name="Source_20_Text"><text:span text:style-name="T27">(</text:span></text:span><text:span text:style-name="Source_20_Text"><text:span text:style-name="T12">resposta</text:span></text:span><text:span text:style-name="Source_20_Text"><text:span text:style-name="T27">){</text:span></text:span></text:p>
      <text:p text:style-name="P5"><text:span text:style-name="Source_20_Text"><text:span text:style-name="T16"><text:s text:c="7"/></text:span></text:span><text:span text:style-name="Source_20_Text"><text:span text:style-name="T12">console</text:span></text:span><text:span text:style-name="Source_20_Text"><text:span text:style-name="T27">.</text:span></text:span><text:span text:style-name="Source_20_Text"><text:span text:style-name="T12">log</text:span></text:span><text:span text:style-name="Source_20_Text"><text:span text:style-name="T27">(</text:span></text:span><text:span text:style-name="Source_20_Text"><text:span text:style-name="T36">"erro"</text:span></text:span><text:span text:style-name="Source_20_Text"><text:span text:style-name="T27">);</text:span></text:span></text:p>
      <text:p text:style-name="P5"><text:span text:style-name="Source_20_Text"><text:span text:style-name="T16"><text:s text:c="5"/></text:span></text:span><text:span text:style-name="Source_20_Text"><text:span text:style-name="T27">}</text:span></text:span><text:span text:style-name="Source_20_Text"><text:span text:style-name="T12"> <text:s text:c="5"/></text:span></text:span></text:p>
      <text:p text:style-name="P5"><text:span text:style-name="Source_20_Text"><text:span text:style-name="T16"><text:s text:c="3"/></text:span></text:span><text:span text:style-name="Source_20_Text"><text:span text:style-name="T27">});</text:span></text:span></text:p>
      <text:p text:style-name="P5"><text:span text:style-name="Source_20_Text"><text:span text:style-name="T16"><text:s/></text:span></text:span><text:span text:style-name="Source_20_Text"><text:span text:style-name="T27">}</text:span></text:span></text:p>
      <text:p text:style-name="P32">colocar no form</text:p>
      <text:p text:style-name="P14"><text:span text:style-name="Source_20_Text"><text:span text:style-name="T37">onSubmit</text:span></text:span><text:span text:style-name="Source_20_Text"><text:span text:style-name="T28">={</text:span></text:span><text:span text:style-name="Source_20_Text"><text:span text:style-name="T21">this</text:span></text:span><text:span text:style-name="Source_20_Text"><text:span text:style-name="T27">.</text:span></text:span><text:span text:style-name="Source_20_Text"><text:span text:style-name="T12">enviaForm</text:span></text:span><text:span text:style-name="Source_20_Text"><text:span text:style-name="T27">.</text:span></text:span><text:span text:style-name="Source_20_Text"><text:span text:style-name="T12">bind</text:span></text:span><text:span text:style-name="Source_20_Text"><text:span text:style-name="T27">(</text:span></text:span><text:span text:style-name="Source_20_Text"><text:span text:style-name="T21">this</text:span></text:span><text:span text:style-name="Source_20_Text"><text:span text:style-name="T27">)</text:span></text:span><text:span text:style-name="Source_20_Text"><text:span text:style-name="T29">}</text:span></text:span></text:p>
      <text:p text:style-name="P12"><text:span text:style-name="Source_20_Text"><text:span text:style-name="T47">}</text:span></text:span><text:span text:style-name="Source_20_Text"><text:span text:style-name="T44"> </text:span></text:span><text:span text:style-name="Source_20_Text"><text:span text:style-name="T49">method</text:span></text:span><text:span text:style-name="Source_20_Text"><text:span text:style-name="T47">=</text:span></text:span><text:span text:style-name="Source_20_Text"><text:span text:style-name="T46">"post"</text:span></text:span></text:p>
      <text:p text:style-name="P10"><text:span text:style-name="Source_20_Text"><text:span text:style-name="T44">constructor</text:span></text:span><text:span text:style-name="Source_20_Text"><text:span text:style-name="T47">()</text:span></text:span><text:span text:style-name="Source_20_Text"><text:span text:style-name="T44"> </text:span></text:span><text:span text:style-name="Source_20_Text"><text:span text:style-name="T47">{</text:span></text:span></text:p>
      <text:p text:style-name="P5"><text:soft-page-break/><text:span text:style-name="Source_20_Text"><text:span text:style-name="T16"><text:s text:c="2"/></text:span></text:span><text:span text:style-name="Source_20_Text"><text:span text:style-name="T21">super</text:span></text:span><text:span text:style-name="Source_20_Text"><text:span text:style-name="T27">();</text:span></text:span></text:p>
      <text:p text:style-name="P5"><text:span text:style-name="Source_20_Text"><text:span text:style-name="T16"><text:s text:c="2"/></text:span></text:span><text:span text:style-name="Source_20_Text"><text:span text:style-name="T21">this</text:span></text:span><text:span text:style-name="Source_20_Text"><text:span text:style-name="T27">.</text:span></text:span><text:span text:style-name="Source_20_Text"><text:span text:style-name="T12">state </text:span></text:span><text:span text:style-name="Source_20_Text"><text:span text:style-name="T27">=</text:span></text:span><text:span text:style-name="Source_20_Text"><text:span text:style-name="T12"> </text:span></text:span><text:span text:style-name="Source_20_Text"><text:span text:style-name="T27">{</text:span></text:span><text:span text:style-name="Source_20_Text"><text:span text:style-name="T12">lista </text:span></text:span><text:span text:style-name="Source_20_Text"><text:span text:style-name="T27">:</text:span></text:span><text:span text:style-name="Source_20_Text"><text:span text:style-name="T12"> </text:span></text:span><text:span text:style-name="Source_20_Text"><text:span text:style-name="T27">[],</text:span></text:span><text:span text:style-name="Source_20_Text"><text:span text:style-name="T12">nome</text:span></text:span><text:span text:style-name="Source_20_Text"><text:span text:style-name="T27">:</text:span></text:span><text:span text:style-name="Source_20_Text"><text:span text:style-name="T36">''</text:span></text:span><text:span text:style-name="Source_20_Text"><text:span text:style-name="T27">,</text:span></text:span><text:span text:style-name="Source_20_Text"><text:span text:style-name="T12">email</text:span></text:span><text:span text:style-name="Source_20_Text"><text:span text:style-name="T27">:</text:span></text:span><text:span text:style-name="Source_20_Text"><text:span text:style-name="T36">''</text:span></text:span><text:span text:style-name="Source_20_Text"><text:span text:style-name="T27">,</text:span></text:span><text:span text:style-name="Source_20_Text"><text:span text:style-name="T12">senha</text:span></text:span><text:span text:style-name="Source_20_Text"><text:span text:style-name="T27">:</text:span></text:span><text:span text:style-name="Source_20_Text"><text:span text:style-name="T36">''</text:span></text:span><text:span text:style-name="Source_20_Text"><text:span text:style-name="T27">};</text:span></text:span></text:p>
      <text:p text:style-name="P5"><text:span text:style-name="Source_20_Text"><text:span text:style-name="T16"><text:s text:c="2"/></text:span></text:span><text:span text:style-name="Source_20_Text"><text:span text:style-name="T21">this</text:span></text:span><text:span text:style-name="Source_20_Text"><text:span text:style-name="T27">.</text:span></text:span><text:span text:style-name="Source_20_Text"><text:span text:style-name="T12">enviaForm </text:span></text:span><text:span text:style-name="Source_20_Text"><text:span text:style-name="T27">=</text:span></text:span><text:span text:style-name="Source_20_Text"><text:span text:style-name="T12"> </text:span></text:span><text:span text:style-name="Source_20_Text"><text:span text:style-name="T21">this</text:span></text:span><text:span text:style-name="Source_20_Text"><text:span text:style-name="T27">.</text:span></text:span><text:span text:style-name="Source_20_Text"><text:span text:style-name="T12">enviaForm</text:span></text:span><text:span text:style-name="Source_20_Text"><text:span text:style-name="T27">.</text:span></text:span><text:span text:style-name="Source_20_Text"><text:span text:style-name="T12">bind</text:span></text:span><text:span text:style-name="Source_20_Text"><text:span text:style-name="T27">(</text:span></text:span><text:span text:style-name="Source_20_Text"><text:span text:style-name="T21">this</text:span></text:span><text:span text:style-name="Source_20_Text"><text:span text:style-name="T27">);</text:span></text:span></text:p>
      <text:p text:style-name="P5"><text:span text:style-name="Source_20_Text"><text:span text:style-name="T27">}</text:span></text:span></text:p>
      <text:p text:style-name="P32"/>
      <text:p text:style-name="P32">Colocar nos inputs</text:p>
      <text:p text:style-name="P11"><text:span text:style-name="Source_20_Text"><text:span text:style-name="T49">value</text:span></text:span><text:span text:style-name="Source_20_Text"><text:span text:style-name="T47">=</text:span></text:span><text:span text:style-name="Source_20_Text"><text:span text:style-name="T46">{this.state.nome} </text:span></text:span><text:span text:style-name="Source_20_Text"><text:span text:style-name="T49">onChange</text:span></text:span><text:span text:style-name="Source_20_Text"><text:span text:style-name="T47">={</text:span></text:span><text:span text:style-name="Source_20_Text"><text:span text:style-name="T46">this</text:span></text:span><text:span text:style-name="Source_20_Text"><text:span text:style-name="T47">.</text:span></text:span><text:span text:style-name="Source_20_Text"><text:span text:style-name="T44">setNome</text:span></text:span><text:span text:style-name="Source_20_Text"><text:span text:style-name="T47">}</text:span></text:span></text:p>
      <text:p text:style-name="P11"><text:span text:style-name="Source_20_Text"><text:span text:style-name="T49">value</text:span></text:span><text:span text:style-name="Source_20_Text"><text:span text:style-name="T47">=</text:span></text:span><text:span text:style-name="Source_20_Text"><text:span text:style-name="T46">{this.state.email} </text:span></text:span><text:span text:style-name="Source_20_Text"><text:span text:style-name="T49">onChange</text:span></text:span><text:span text:style-name="Source_20_Text"><text:span text:style-name="T47">={</text:span></text:span><text:span text:style-name="Source_20_Text"><text:span text:style-name="T46">this</text:span></text:span><text:span text:style-name="Source_20_Text"><text:span text:style-name="T47">.</text:span></text:span><text:span text:style-name="Source_20_Text"><text:span text:style-name="T44">set</text:span></text:span><text:span text:style-name="Source_20_Text"><text:span text:style-name="T45">Email</text:span></text:span><text:span text:style-name="Source_20_Text"><text:span text:style-name="T47">}</text:span></text:span></text:p>
      <text:p text:style-name="P11"><text:span text:style-name="Source_20_Text"><text:span text:style-name="T49">value</text:span></text:span><text:span text:style-name="Source_20_Text"><text:span text:style-name="T47">=</text:span></text:span><text:span text:style-name="Source_20_Text"><text:span text:style-name="T46">{this.state.senha} </text:span></text:span><text:span text:style-name="Source_20_Text"><text:span text:style-name="T49">onChange</text:span></text:span><text:span text:style-name="Source_20_Text"><text:span text:style-name="T47">={</text:span></text:span><text:span text:style-name="Source_20_Text"><text:span text:style-name="T46">this</text:span></text:span><text:span text:style-name="Source_20_Text"><text:span text:style-name="T47">.</text:span></text:span><text:span text:style-name="Source_20_Text"><text:span text:style-name="T44">set</text:span></text:span><text:span text:style-name="Source_20_Text"><text:span text:style-name="T45">Senha</text:span></text:span><text:span text:style-name="Source_20_Text"><text:span text:style-name="T47">}</text:span></text:span></text:p>
      <text:p text:style-name="P10"><text:span text:style-name="Source_20_Text"><text:span text:style-name="T46"/></text:span></text:p>
      <text:p text:style-name="P10"><text:span text:style-name="Source_20_Text"><text:span text:style-name="T47"/></text:span></text:p>
      <text:p text:style-name="P10"><text:span text:style-name="Source_20_Text"><text:span text:style-name="T46">…</text:span></text:span></text:p>
      <text:p text:style-name="P32"><text:span text:style-name="Source_20_Text"><text:span text:style-name="T2">Vamos adicionar as funções, abaixo do </text:span></text:span><text:span text:style-name="Source_20_Text"><text:span text:style-name="T3">enviaForm</text:span></text:span><text:span text:style-name="Source_20_Text"><text:span text:style-name="T2">. Quando o evento for recebido, queremos que o estado seja atualizado.</text:span></text:span></text:p>
      <text:p text:style-name="P5"><text:span text:style-name="Source_20_Text"><text:span text:style-name="T12">setNome</text:span></text:span><text:span text:style-name="Source_20_Text"><text:span text:style-name="T27">(</text:span></text:span><text:span text:style-name="Source_20_Text"><text:span text:style-name="T12">evento</text:span></text:span><text:span text:style-name="Source_20_Text"><text:span text:style-name="T27">){</text:span></text:span></text:p>
      <text:p text:style-name="P5"><text:span text:style-name="Source_20_Text"><text:span text:style-name="T16"><text:s text:c="2"/></text:span></text:span><text:span text:style-name="Source_20_Text"><text:span text:style-name="T21">this</text:span></text:span><text:span text:style-name="Source_20_Text"><text:span text:style-name="T27">.</text:span></text:span><text:span text:style-name="Source_20_Text"><text:span text:style-name="T12">setState</text:span></text:span><text:span text:style-name="Source_20_Text"><text:span text:style-name="T27">({</text:span></text:span><text:span text:style-name="Source_20_Text"><text:span text:style-name="T12">nome</text:span></text:span><text:span text:style-name="Source_20_Text"><text:span text:style-name="T27">:</text:span></text:span><text:span text:style-name="Source_20_Text"><text:span text:style-name="T12">evento</text:span></text:span><text:span text:style-name="Source_20_Text"><text:span text:style-name="T27">.</text:span></text:span><text:span text:style-name="Source_20_Text"><text:span text:style-name="T12">target</text:span></text:span><text:span text:style-name="Source_20_Text"><text:span text:style-name="T27">.</text:span></text:span><text:span text:style-name="Source_20_Text"><text:span text:style-name="T12">value</text:span></text:span><text:span text:style-name="Source_20_Text"><text:span text:style-name="T27">});</text:span></text:span></text:p>
      <text:p text:style-name="P5"><text:span text:style-name="Source_20_Text"><text:span text:style-name="T27">}</text:span></text:span></text:p>
      <text:p text:style-name="P15"/>
      <text:p text:style-name="P5"><text:soft-page-break/><text:span text:style-name="Source_20_Text"><text:span text:style-name="T12">setEmail</text:span></text:span><text:span text:style-name="Source_20_Text"><text:span text:style-name="T27">(</text:span></text:span><text:span text:style-name="Source_20_Text"><text:span text:style-name="T12">evento</text:span></text:span><text:span text:style-name="Source_20_Text"><text:span text:style-name="T27">){</text:span></text:span></text:p>
      <text:p text:style-name="P5"><text:span text:style-name="Source_20_Text"><text:span text:style-name="T16"><text:s text:c="2"/></text:span></text:span><text:span text:style-name="Source_20_Text"><text:span text:style-name="T21">this</text:span></text:span><text:span text:style-name="Source_20_Text"><text:span text:style-name="T27">.</text:span></text:span><text:span text:style-name="Source_20_Text"><text:span text:style-name="T12">setState</text:span></text:span><text:span text:style-name="Source_20_Text"><text:span text:style-name="T27">({</text:span></text:span><text:span text:style-name="Source_20_Text"><text:span text:style-name="T12">email</text:span></text:span><text:span text:style-name="Source_20_Text"><text:span text:style-name="T27">:</text:span></text:span><text:span text:style-name="Source_20_Text"><text:span text:style-name="T12">evento</text:span></text:span><text:span text:style-name="Source_20_Text"><text:span text:style-name="T27">.</text:span></text:span><text:span text:style-name="Source_20_Text"><text:span text:style-name="T12">target</text:span></text:span><text:span text:style-name="Source_20_Text"><text:span text:style-name="T27">.</text:span></text:span><text:span text:style-name="Source_20_Text"><text:span text:style-name="T12">value</text:span></text:span><text:span text:style-name="Source_20_Text"><text:span text:style-name="T27">});</text:span></text:span></text:p>
      <text:p text:style-name="P5"><text:span text:style-name="Source_20_Text"><text:span text:style-name="T27">}</text:span></text:span></text:p>
      <text:p text:style-name="P15"/>
      <text:p text:style-name="P5"><text:span text:style-name="Source_20_Text"><text:span text:style-name="T12">setSenha</text:span></text:span><text:span text:style-name="Source_20_Text"><text:span text:style-name="T27">(</text:span></text:span><text:span text:style-name="Source_20_Text"><text:span text:style-name="T12">evento</text:span></text:span><text:span text:style-name="Source_20_Text"><text:span text:style-name="T27">){</text:span></text:span></text:p>
      <text:p text:style-name="P5"><text:span text:style-name="Source_20_Text"><text:span text:style-name="T16"><text:s text:c="2"/></text:span></text:span><text:span text:style-name="Source_20_Text"><text:span text:style-name="T21">this</text:span></text:span><text:span text:style-name="Source_20_Text"><text:span text:style-name="T27">.</text:span></text:span><text:span text:style-name="Source_20_Text"><text:span text:style-name="T12">setState</text:span></text:span><text:span text:style-name="Source_20_Text"><text:span text:style-name="T27">({</text:span></text:span><text:span text:style-name="Source_20_Text"><text:span text:style-name="T12">senha</text:span></text:span><text:span text:style-name="Source_20_Text"><text:span text:style-name="T27">:</text:span></text:span><text:span text:style-name="Source_20_Text"><text:span text:style-name="T12">evento</text:span></text:span><text:span text:style-name="Source_20_Text"><text:span text:style-name="T27">.</text:span></text:span><text:span text:style-name="Source_20_Text"><text:span text:style-name="T12">target</text:span></text:span><text:span text:style-name="Source_20_Text"><text:span text:style-name="T27">.</text:span></text:span><text:span text:style-name="Source_20_Text"><text:span text:style-name="T12">value</text:span></text:span><text:span text:style-name="Source_20_Text"><text:span text:style-name="T27">});</text:span></text:span></text:p>
      <text:p text:style-name="P5"><text:span text:style-name="Source_20_Text"><text:span text:style-name="T27">}</text:span></text:span></text:p>
      <text:p text:style-name="P32"><text:span text:style-name="Source_20_Text"><text:span text:style-name="T2">Se testarmos digitar algo novamente no formulário, receberemos a mensagem de </text:span></text:span><text:span text:style-name="Source_20_Text"><text:span text:style-name="T3">Cannot read property 'setState' of undefined</text:span></text:span><text:span text:style-name="Source_20_Text"><text:span text:style-name="T2">. Isto acontece, porque novamente o </text:span></text:span><text:span text:style-name="Source_20_Text"><text:span text:style-name="T3">this</text:span></text:span><text:span text:style-name="Source_20_Text"><text:span text:style-name="T2"> não foi definido. Teremos que adicioná-lo no </text:span></text:span><text:span text:style-name="Source_20_Text"><text:span text:style-name="T3">constructor()</text:span></text:span><text:span text:style-name="Source_20_Text"><text:span text:style-name="T2">.</text:span></text:span></text:p>
      <text:p text:style-name="P32"><text:span text:style-name="Source_20_Text"><text:span text:style-name="T2"/></text:span></text:p>
      <text:p text:style-name="P5"><text:span text:style-name="Source_20_Text"><text:span text:style-name="T12">constructor</text:span></text:span><text:span text:style-name="Source_20_Text"><text:span text:style-name="T27">()</text:span></text:span><text:span text:style-name="Source_20_Text"><text:span text:style-name="T12"> </text:span></text:span><text:span text:style-name="Source_20_Text"><text:span text:style-name="T27">{</text:span></text:span></text:p>
      <text:p text:style-name="P5"><text:span text:style-name="Source_20_Text"><text:span text:style-name="T16"><text:s text:c="2"/></text:span></text:span><text:span text:style-name="Source_20_Text"><text:span text:style-name="T21">super</text:span></text:span><text:span text:style-name="Source_20_Text"><text:span text:style-name="T27">();</text:span></text:span></text:p>
      <text:p text:style-name="P5"><text:span text:style-name="Source_20_Text"><text:span text:style-name="T16"><text:s text:c="2"/></text:span></text:span><text:span text:style-name="Source_20_Text"><text:span text:style-name="T21">this</text:span></text:span><text:span text:style-name="Source_20_Text"><text:span text:style-name="T27">.</text:span></text:span><text:span text:style-name="Source_20_Text"><text:span text:style-name="T12">state </text:span></text:span><text:span text:style-name="Source_20_Text"><text:span text:style-name="T27">=</text:span></text:span><text:span text:style-name="Source_20_Text"><text:span text:style-name="T12"> </text:span></text:span><text:span text:style-name="Source_20_Text"><text:span text:style-name="T27">{</text:span></text:span><text:span text:style-name="Source_20_Text"><text:span text:style-name="T12">lista </text:span></text:span><text:span text:style-name="Source_20_Text"><text:span text:style-name="T27">:</text:span></text:span><text:span text:style-name="Source_20_Text"><text:span text:style-name="T12"> </text:span></text:span><text:span text:style-name="Source_20_Text"><text:span text:style-name="T27">[],</text:span></text:span><text:span text:style-name="Source_20_Text"><text:span text:style-name="T12">nome</text:span></text:span><text:span text:style-name="Source_20_Text"><text:span text:style-name="T27">:</text:span></text:span><text:span text:style-name="Source_20_Text"><text:span text:style-name="T36">''</text:span></text:span><text:span text:style-name="Source_20_Text"><text:span text:style-name="T27">,</text:span></text:span><text:span text:style-name="Source_20_Text"><text:span text:style-name="T12">email</text:span></text:span><text:span text:style-name="Source_20_Text"><text:span text:style-name="T27">:</text:span></text:span><text:span text:style-name="Source_20_Text"><text:span text:style-name="T36">''</text:span></text:span><text:span text:style-name="Source_20_Text"><text:span text:style-name="T27">,</text:span></text:span><text:span text:style-name="Source_20_Text"><text:span text:style-name="T12">senha</text:span></text:span><text:span text:style-name="Source_20_Text"><text:span text:style-name="T27">:</text:span></text:span><text:span text:style-name="Source_20_Text"><text:span text:style-name="T36">''</text:span></text:span><text:span text:style-name="Source_20_Text"><text:span text:style-name="T27">};</text:span></text:span></text:p>
      <text:p text:style-name="P5"><text:span text:style-name="Source_20_Text"><text:span text:style-name="T16"><text:s text:c="2"/></text:span></text:span><text:span text:style-name="Source_20_Text"><text:span text:style-name="T21">this</text:span></text:span><text:span text:style-name="Source_20_Text"><text:span text:style-name="T27">.</text:span></text:span><text:span text:style-name="Source_20_Text"><text:span text:style-name="T12">enviaForm </text:span></text:span><text:span text:style-name="Source_20_Text"><text:span text:style-name="T27">=</text:span></text:span><text:span text:style-name="Source_20_Text"><text:span text:style-name="T12"> </text:span></text:span><text:span text:style-name="Source_20_Text"><text:span text:style-name="T21">this</text:span></text:span><text:span text:style-name="Source_20_Text"><text:span text:style-name="T27">.</text:span></text:span><text:span text:style-name="Source_20_Text"><text:span text:style-name="T12">enviaForm</text:span></text:span><text:span text:style-name="Source_20_Text"><text:span text:style-name="T27">.</text:span></text:span><text:span text:style-name="Source_20_Text"><text:span text:style-name="T12">bind</text:span></text:span><text:span text:style-name="Source_20_Text"><text:span text:style-name="T27">(</text:span></text:span><text:span text:style-name="Source_20_Text"><text:span text:style-name="T21">this</text:span></text:span><text:span text:style-name="Source_20_Text"><text:span text:style-name="T27">);</text:span></text:span></text:p>
      <text:p text:style-name="P5"><text:span text:style-name="Source_20_Text"><text:span text:style-name="T16"><text:s text:c="2"/></text:span></text:span><text:span text:style-name="Source_20_Text"><text:span text:style-name="T21">this</text:span></text:span><text:span text:style-name="Source_20_Text"><text:span text:style-name="T27">.</text:span></text:span><text:span text:style-name="Source_20_Text"><text:span text:style-name="T12">setNome </text:span></text:span><text:span text:style-name="Source_20_Text"><text:span text:style-name="T27">=</text:span></text:span><text:span text:style-name="Source_20_Text"><text:span text:style-name="T12"> </text:span></text:span><text:span text:style-name="Source_20_Text"><text:span text:style-name="T21">this</text:span></text:span><text:span text:style-name="Source_20_Text"><text:span text:style-name="T27">.</text:span></text:span><text:span text:style-name="Source_20_Text"><text:span text:style-name="T12">setNome</text:span></text:span><text:span text:style-name="Source_20_Text"><text:span text:style-name="T27">.</text:span></text:span><text:span text:style-name="Source_20_Text"><text:span text:style-name="T12">bind</text:span></text:span><text:span text:style-name="Source_20_Text"><text:span text:style-name="T27">(</text:span></text:span><text:span text:style-name="Source_20_Text"><text:span text:style-name="T21">this</text:span></text:span><text:span text:style-name="Source_20_Text"><text:span text:style-name="T27">);</text:span></text:span></text:p>
      <text:p text:style-name="P5"><text:span text:style-name="Source_20_Text"><text:span text:style-name="T16"><text:s text:c="2"/></text:span></text:span><text:span text:style-name="Source_20_Text"><text:span text:style-name="T21">this</text:span></text:span><text:span text:style-name="Source_20_Text"><text:span text:style-name="T27">.</text:span></text:span><text:span text:style-name="Source_20_Text"><text:span text:style-name="T12">setEmail </text:span></text:span><text:span text:style-name="Source_20_Text"><text:span text:style-name="T27">=</text:span></text:span><text:span text:style-name="Source_20_Text"><text:span text:style-name="T12"> </text:span></text:span><text:span text:style-name="Source_20_Text"><text:span text:style-name="T21">this</text:span></text:span><text:span text:style-name="Source_20_Text"><text:span text:style-name="T27">.</text:span></text:span><text:span text:style-name="Source_20_Text"><text:span text:style-name="T12">setEmail</text:span></text:span><text:span text:style-name="Source_20_Text"><text:span text:style-name="T27">.</text:span></text:span><text:span text:style-name="Source_20_Text"><text:span text:style-name="T12">bind</text:span></text:span><text:span text:style-name="Source_20_Text"><text:span text:style-name="T27">(</text:span></text:span><text:span text:style-name="Source_20_Text"><text:span text:style-name="T21">this</text:span></text:span><text:span text:style-name="Source_20_Text"><text:span text:style-name="T27">);</text:span></text:span></text:p>
      <text:p text:style-name="P5"><text:span text:style-name="Source_20_Text"><text:span text:style-name="T16"><text:s text:c="2"/></text:span></text:span><text:span text:style-name="Source_20_Text"><text:span text:style-name="T21">this</text:span></text:span><text:span text:style-name="Source_20_Text"><text:span text:style-name="T27">.</text:span></text:span><text:span text:style-name="Source_20_Text"><text:span text:style-name="T12">setSenha </text:span></text:span><text:span text:style-name="Source_20_Text"><text:span text:style-name="T27">=</text:span></text:span><text:span text:style-name="Source_20_Text"><text:span text:style-name="T12"> </text:span></text:span><text:span text:style-name="Source_20_Text"><text:span text:style-name="T21">this</text:span></text:span><text:span text:style-name="Source_20_Text"><text:span text:style-name="T27">.</text:span></text:span><text:span text:style-name="Source_20_Text"><text:span text:style-name="T12">setSenha</text:span></text:span><text:span text:style-name="Source_20_Text"><text:span text:style-name="T27">.</text:span></text:span><text:span text:style-name="Source_20_Text"><text:span text:style-name="T12">bind</text:span></text:span><text:span text:style-name="Source_20_Text"><text:span text:style-name="T27">(</text:span></text:span><text:span text:style-name="Source_20_Text"><text:span text:style-name="T21">this</text:span></text:span><text:span text:style-name="Source_20_Text"><text:span text:style-name="T27">);</text:span></text:span></text:p>
      <text:p text:style-name="P5"><text:span text:style-name="Source_20_Text"><text:span text:style-name="T27">}</text:span></text:span></text:p>
      <text:p text:style-name="P10"><text:span text:style-name="Source_20_Text"><text:span text:style-name="T46"/></text:span></text:p>
      <text:p text:style-name="P13"><text:span text:style-name="Source_20_Text"><text:span text:style-name="T53"/></text:span></text:p>
      <text:p text:style-name="P13"><text:span text:style-name="Source_20_Text"><text:span text:style-name="T53"/></text:span></text:p>
      <text:p text:style-name="P13"><text:soft-page-break/><text:span text:style-name="Source_20_Text"><text:span text:style-name="T53">Reutilização de componentes</text:span></text:span></text:p>
      <text:p text:style-name="P33"><text:bookmark text:name="docs-internal-guid-e075a516-6a6e-17e6-66db-7045773cfc46"/><text:span text:style-name="Source_20_Text"><text:span text:style-name="T54">Nós vimos anteriormente que temos algumas repetições no nosso código. Todo </text:span></text:span><text:span text:style-name="Source_20_Text"><text:span text:style-name="T55">input</text:span></text:span><text:span text:style-name="Source_20_Text"><text:span text:style-name="T56"> </text:span></text:span><text:span text:style-name="Source_20_Text"><text:span text:style-name="T54">possui uma </text:span></text:span><text:span text:style-name="Source_20_Text"><text:span text:style-name="T55">label</text:span></text:span><text:span text:style-name="Source_20_Text"><text:span text:style-name="T56"> </text:span></text:span><text:span text:style-name="Source_20_Text"><text:span text:style-name="T54">e uma </text:span></text:span><text:span text:style-name="Source_20_Text"><text:span text:style-name="T55">div</text:span></text:span><text:span text:style-name="Source_20_Text"><text:span text:style-name="T54">.</text:span></text:span></text:p>
      <text:p text:style-name="Text_20_body"><text:span text:style-name="Source_20_Text"><text:span text:style-name="T11">Nós gostaríamos de mudar um pouco a estrutura. Mas o irá acontecer quando tivermos vários formulários? Teremos que ir em cada um deles e modificá-los. Uma das vantagens de estarmos usando o React é que podemos criar componentes com responsabilidades mais específicas, para termos a chance de reaproveitá-los. No caso do </text:span></text:span><text:span text:style-name="Source_20_Text"><text:span text:style-name="T17">form</text:span></text:span><text:span text:style-name="Source_20_Text"><text:span text:style-name="T11">, poderíamos criar um componente que chamaremos de </text:span></text:span><text:span text:style-name="Source_20_Text"><text:span text:style-name="T17">InputCustomizado</text:span></text:span></text:p>
      <text:p text:style-name="Text_20_body"><text:span text:style-name="Source_20_Text"><text:span text:style-name="T17"/></text:span></text:p>
      <text:p text:style-name="P5"><text:span text:style-name="Source_20_Text"><text:span text:style-name="T17"><text:s text:c="2"/></text:span></text:span><text:span text:style-name="Source_20_Text"><text:span text:style-name="T42">&lt;form</text:span></text:span><text:span text:style-name="Source_20_Text"><text:span text:style-name="T13"> </text:span></text:span><text:span text:style-name="Source_20_Text"><text:span text:style-name="T38">className</text:span></text:span><text:span text:style-name="Source_20_Text"><text:span text:style-name="T30">=</text:span></text:span><text:span text:style-name="Source_20_Text"><text:span text:style-name="T22">"pure-form pure-form-aligned"</text:span></text:span><text:span text:style-name="Source_20_Text"><text:span text:style-name="T13"> </text:span></text:span><text:span text:style-name="Source_20_Text"><text:span text:style-name="T38">onSubmit</text:span></text:span><text:span text:style-name="Source_20_Text"><text:span text:style-name="T30">={</text:span></text:span><text:span text:style-name="Source_20_Text"><text:span text:style-name="T22">this</text:span></text:span><text:span text:style-name="Source_20_Text"><text:span text:style-name="T30">.</text:span></text:span><text:span text:style-name="Source_20_Text"><text:span text:style-name="T13">enviaForm</text:span></text:span><text:span text:style-name="Source_20_Text"><text:span text:style-name="T30">.</text:span></text:span><text:span text:style-name="Source_20_Text"><text:span text:style-name="T13">bind</text:span></text:span><text:span text:style-name="Source_20_Text"><text:span text:style-name="T30">(</text:span></text:span><text:span text:style-name="Source_20_Text"><text:span text:style-name="T22">this</text:span></text:span><text:span text:style-name="Source_20_Text"><text:span text:style-name="T30">)}</text:span></text:span><text:span text:style-name="Source_20_Text"><text:span text:style-name="T13"> </text:span></text:span><text:span text:style-name="Source_20_Text"><text:span text:style-name="T38">method</text:span></text:span><text:span text:style-name="Source_20_Text"><text:span text:style-name="T30">=</text:span></text:span><text:span text:style-name="Source_20_Text"><text:span text:style-name="T22">"post"</text:span></text:span><text:span text:style-name="Source_20_Text"><text:span text:style-name="T42">&gt;</text:span></text:span></text:p>
      <text:p text:style-name="P5"><text:span text:style-name="Source_20_Text"><text:span text:style-name="T16"><text:s text:c="4"/></text:span></text:span><text:span text:style-name="Source_20_Text"><text:span text:style-name="T43">&lt;InputCustomizado</text:span></text:span><text:span text:style-name="Source_20_Text"><text:span text:style-name="T12"> </text:span></text:span><text:span text:style-name="Source_20_Text"><text:span text:style-name="T36">id</text:span></text:span><text:span text:style-name="Source_20_Text"><text:span text:style-name="T27">=</text:span></text:span><text:span text:style-name="Source_20_Text"><text:span text:style-name="T21">"nome"</text:span></text:span><text:span text:style-name="Source_20_Text"><text:span text:style-name="T12"> </text:span></text:span><text:span text:style-name="Source_20_Text"><text:span text:style-name="T36">type</text:span></text:span><text:span text:style-name="Source_20_Text"><text:span text:style-name="T27">=</text:span></text:span><text:span text:style-name="Source_20_Text"><text:span text:style-name="T21">"text"</text:span></text:span><text:span text:style-name="Source_20_Text"><text:span text:style-name="T12"> </text:span></text:span><text:span text:style-name="Source_20_Text"><text:span text:style-name="T36">name</text:span></text:span><text:span text:style-name="Source_20_Text"><text:span text:style-name="T27">=</text:span></text:span><text:span text:style-name="Source_20_Text"><text:span text:style-name="T21">"nome"</text:span></text:span><text:span text:style-name="Source_20_Text"><text:span text:style-name="T12"> </text:span></text:span><text:span text:style-name="Source_20_Text"><text:span text:style-name="T36">value</text:span></text:span><text:span text:style-name="Source_20_Text"><text:span text:style-name="T27">=</text:span></text:span><text:span text:style-name="Source_20_Text"><text:span text:style-name="T21">{this.state.nome}</text:span></text:span><text:span text:style-name="Source_20_Text"><text:span text:style-name="T12"> </text:span></text:span><text:span text:style-name="Source_20_Text"><text:span text:style-name="T36">onChange</text:span></text:span><text:span text:style-name="Source_20_Text"><text:span text:style-name="T27">={</text:span></text:span><text:span text:style-name="Source_20_Text"><text:span text:style-name="T21">this</text:span></text:span><text:span text:style-name="Source_20_Text"><text:span text:style-name="T27">.</text:span></text:span><text:span text:style-name="Source_20_Text"><text:span text:style-name="T12">setNome</text:span></text:span><text:span text:style-name="Source_20_Text"><text:span text:style-name="T27">}/</text:span></text:span><text:span text:style-name="Source_20_Text"><text:span text:style-name="T43">&gt;</text:span></text:span></text:p>
      <text:p text:style-name="P15"><text:span text:style-name="Source_20_Text"><text:span text:style-name="T12">//...</text:span></text:span></text:p>
      <text:p text:style-name="Text_20_body"><text:span text:style-name="Source_20_Text"><text:span text:style-name="T17"/></text:span></text:p>
      <text:p text:style-name="P25"><text:span text:style-name="Source_20_Text"><text:span text:style-name="T7">Em seguida, criaremos uma nova pasta no </text:span></text:span><text:span text:style-name="Source_20_Text"><text:span text:style-name="T17">src </text:span></text:span><text:span text:style-name="Source_20_Text"><text:span text:style-name="T7">que chamaremos de </text:span></text:span><text:span text:style-name="Source_20_Text"><text:span text:style-name="T17">componentes</text:span></text:span><text:span text:style-name="Source_20_Text"><text:span text:style-name="T7">, dentro vamos gerar um arquivo chamado </text:span></text:span><text:span text:style-name="Source_20_Text"><text:span text:style-name="T17">InputCustomizado.js</text:span></text:span><text:span text:style-name="Source_20_Text"><text:span text:style-name="T7">. Nele, criaremos uma classe que terá o componente do React.</text:span></text:span></text:p>
      <text:p text:style-name="P25"><text:span text:style-name="Source_20_Text"><text:span text:style-name="T17"/></text:span></text:p>
      <text:p text:style-name="P7"><text:span text:style-name="Source_20_Text"><text:span text:style-name="T30"/></text:span></text:p>
      <text:p text:style-name="P7"><text:span text:style-name="Source_20_Text"><text:span text:style-name="T30"/></text:span></text:p>
      <text:p text:style-name="P7"><text:span text:style-name="Source_20_Text"><text:span text:style-name="T30"/></text:span></text:p>
      <text:p text:style-name="P7"><text:span text:style-name="Source_20_Text"><text:span text:style-name="T30"/></text:span></text:p>
      <text:p text:style-name="P7"><text:span text:style-name="Source_20_Text"><text:span text:style-name="T30"/></text:span></text:p>
      <text:p text:style-name="P7"><text:span text:style-name="Source_20_Text"><text:span text:style-name="T30"/></text:span></text:p>
      <text:p text:style-name="P7"><text:soft-page-break/><text:span text:style-name="Source_20_Text"><text:span text:style-name="T22">import</text:span></text:span><text:span text:style-name="Source_20_Text"><text:span text:style-name="T13"> </text:span></text:span><text:span text:style-name="Source_20_Text"><text:span text:style-name="T25">React</text:span></text:span><text:span text:style-name="Source_20_Text"><text:span text:style-name="T30">,</text:span></text:span><text:span text:style-name="Source_20_Text"><text:span text:style-name="T13"> </text:span></text:span><text:span text:style-name="Source_20_Text"><text:span text:style-name="T30">{</text:span></text:span><text:span text:style-name="Source_20_Text"><text:span text:style-name="T13"> </text:span></text:span><text:span text:style-name="Source_20_Text"><text:span text:style-name="T25">Component</text:span></text:span><text:span text:style-name="Source_20_Text"><text:span text:style-name="T13"> </text:span></text:span><text:span text:style-name="Source_20_Text"><text:span text:style-name="T30">}</text:span></text:span><text:span text:style-name="Source_20_Text"><text:span text:style-name="T13"> </text:span></text:span><text:span text:style-name="Source_20_Text"><text:span text:style-name="T22">from</text:span></text:span><text:span text:style-name="Source_20_Text"><text:span text:style-name="T13"> </text:span></text:span><text:span text:style-name="Source_20_Text"><text:span text:style-name="T38">`react`</text:span></text:span><text:span text:style-name="Source_20_Text"><text:span text:style-name="T30">;</text:span></text:span></text:p>
      <text:p text:style-name="P5"><text:span text:style-name="Source_20_Text"><text:span text:style-name="T21">class</text:span></text:span><text:span text:style-name="Source_20_Text"><text:span text:style-name="T12"> </text:span></text:span><text:span text:style-name="Source_20_Text"><text:span text:style-name="T24">InputCustomizado</text:span></text:span><text:span text:style-name="Source_20_Text"><text:span text:style-name="T12"> </text:span></text:span><text:span text:style-name="Source_20_Text"><text:span text:style-name="T21">extends</text:span></text:span><text:span text:style-name="Source_20_Text"><text:span text:style-name="T12"> </text:span></text:span><text:span text:style-name="Source_20_Text"><text:span text:style-name="T24">Component</text:span></text:span><text:span text:style-name="Source_20_Text"><text:span text:style-name="T27">{</text:span></text:span></text:p>
      <text:p text:style-name="P15"/>
      <text:p text:style-name="P5"><text:span text:style-name="Source_20_Text"><text:span text:style-name="T16"><text:s text:c="4"/></text:span></text:span><text:span text:style-name="Source_20_Text"><text:span text:style-name="T12">render</text:span></text:span><text:span text:style-name="Source_20_Text"><text:span text:style-name="T27">()</text:span></text:span><text:span text:style-name="Source_20_Text"><text:span text:style-name="T12"> </text:span></text:span><text:span text:style-name="Source_20_Text"><text:span text:style-name="T27">{</text:span></text:span></text:p>
      <text:p text:style-name="P5"><text:span text:style-name="Source_20_Text"><text:span text:style-name="T16"><text:s text:c="8"/></text:span></text:span><text:span text:style-name="Source_20_Text"><text:span text:style-name="T21">return</text:span></text:span><text:span text:style-name="Source_20_Text"><text:span text:style-name="T27">(</text:span></text:span></text:p>
      <text:p text:style-name="P5"><text:span text:style-name="Source_20_Text"><text:span text:style-name="T27"><text:tab/><text:tab/>//</text:span></text:span><text:span text:style-name="Source_20_Text"><text:span text:style-name="T33">adicionar div do input aqui</text:span></text:span></text:p>
      <text:p text:style-name="P5"><text:span text:style-name="Source_20_Text"><text:span text:style-name="T16"><text:s text:c="6"/></text:span></text:span><text:span text:style-name="Source_20_Text"><text:span text:style-name="T27">);</text:span></text:span></text:p>
      <text:p text:style-name="P5"><text:span text:style-name="Source_20_Text"><text:span text:style-name="T16"><text:s text:c="4"/></text:span></text:span><text:span text:style-name="Source_20_Text"><text:span text:style-name="T27">}</text:span></text:span></text:p>
      <text:p text:style-name="P5"><text:span text:style-name="Source_20_Text"><text:span text:style-name="T27">}</text:span></text:span></text:p>
      <text:p text:style-name="P7"><text:span text:style-name="Source_20_Text"><text:span text:style-name="T30"/></text:span></text:p>
      <text:p text:style-name="P25"><text:span text:style-name="Source_20_Text"><text:span text:style-name="T7">Mas ainda não estamos usando o InputCustomizado e por isso vamos importá-lo no arquivo App.js.</text:span></text:span></text:p>
      <text:p text:style-name="P25"><text:span text:style-name="Source_20_Text"><text:span text:style-name="T7"/></text:span></text:p>
      <text:p text:style-name="P5"><text:span text:style-name="Source_20_Text"><text:span text:style-name="T21">import</text:span></text:span><text:span text:style-name="Source_20_Text"><text:span text:style-name="T12"> </text:span></text:span><text:span text:style-name="Source_20_Text"><text:span text:style-name="T24">React</text:span></text:span><text:span text:style-name="Source_20_Text"><text:span text:style-name="T27">,</text:span></text:span><text:span text:style-name="Source_20_Text"><text:span text:style-name="T12"> </text:span></text:span><text:span text:style-name="Source_20_Text"><text:span text:style-name="T27">{</text:span></text:span><text:span text:style-name="Source_20_Text"><text:span text:style-name="T12"> </text:span></text:span><text:span text:style-name="Source_20_Text"><text:span text:style-name="T24">Component</text:span></text:span><text:span text:style-name="Source_20_Text"><text:span text:style-name="T12"> </text:span></text:span><text:span text:style-name="Source_20_Text"><text:span text:style-name="T27">}</text:span></text:span><text:span text:style-name="Source_20_Text"><text:span text:style-name="T12"> </text:span></text:span><text:span text:style-name="Source_20_Text"><text:span text:style-name="T21">from</text:span></text:span><text:span text:style-name="Source_20_Text"><text:span text:style-name="T12"> </text:span></text:span><text:span text:style-name="Source_20_Text"><text:span text:style-name="T36">'react'</text:span></text:span><text:span text:style-name="Source_20_Text"><text:span text:style-name="T27">;</text:span></text:span></text:p>
      <text:p text:style-name="P5"><text:span text:style-name="Source_20_Text"><text:span text:style-name="T21">import</text:span></text:span><text:span text:style-name="Source_20_Text"><text:span text:style-name="T12"> </text:span></text:span><text:span text:style-name="Source_20_Text"><text:span text:style-name="T36">'./css/pure-min.css'</text:span></text:span><text:span text:style-name="Source_20_Text"><text:span text:style-name="T27">;</text:span></text:span></text:p>
      <text:p text:style-name="P5"><text:span text:style-name="Source_20_Text"><text:span text:style-name="T21">import</text:span></text:span><text:span text:style-name="Source_20_Text"><text:span text:style-name="T36">'./css/side-menu.css'</text:span></text:span><text:span text:style-name="Source_20_Text"><text:span text:style-name="T27">;</text:span></text:span></text:p>
      <text:p text:style-name="P5"><text:span text:style-name="Source_20_Text"><text:span text:style-name="T21">import</text:span></text:span><text:span text:style-name="Source_20_Text"><text:span text:style-name="T12"> $ </text:span></text:span><text:span text:style-name="Source_20_Text"><text:span text:style-name="T21">from</text:span></text:span><text:span text:style-name="Source_20_Text"><text:span text:style-name="T12"> </text:span></text:span><text:span text:style-name="Source_20_Text"><text:span text:style-name="T36">'jquery'</text:span></text:span><text:span text:style-name="Source_20_Text"><text:span text:style-name="T27">;</text:span></text:span></text:p>
      <text:p text:style-name="P5"><text:span text:style-name="Source_20_Text"><text:span text:style-name="T21">import</text:span></text:span><text:span text:style-name="Source_20_Text"><text:span text:style-name="T12"> </text:span></text:span><text:span text:style-name="Source_20_Text"><text:span text:style-name="T24">InputCustomizado</text:span></text:span><text:span text:style-name="Source_20_Text"><text:span text:style-name="T12"> </text:span></text:span><text:span text:style-name="Source_20_Text"><text:span text:style-name="T21">from</text:span></text:span><text:span text:style-name="Source_20_Text"><text:span text:style-name="T12"> </text:span></text:span><text:span text:style-name="Source_20_Text"><text:span text:style-name="T36">'./componentes/InputCustomizado'</text:span></text:span><text:span text:style-name="Source_20_Text"><text:span text:style-name="T27">;</text:span></text:span></text:p>
      <text:p text:style-name="P25"><text:span text:style-name="Source_20_Text"><text:span text:style-name="T17"/></text:span></text:p>
      <text:p text:style-name="P23"><text:span text:style-name="Source_20_Text"><text:span text:style-name="T8">Receberemos a mensagem de erro: Cannoit read property 'nome' of null.</text:span></text:span></text:p>
      <text:p text:style-name="P27"><text:span text:style-name="T5">De volta ao </text:span><text:span text:style-name="Source_20_Text"><text:span text:style-name="T6">InputCustomizado.js</text:span></text:span><text:span text:style-name="T5">, onde nós definimos o estado com a propriedade nome (</text:span><text:span text:style-name="Source_20_Text"><text:span text:style-name="T6">this.state.nome</text:span></text:span><text:span text:style-name="T5">) e a função chamada </text:span><text:span text:style-name="Source_20_Text"><text:span text:style-name="T6">setNome</text:span></text:span><text:span text:style-name="T5">? Da maneira como construímos o código, precisaríamos ter um </text:span><text:span text:style-name="Source_20_Text"><text:span text:style-name="T6">InputCustomizado</text:span></text:span><text:span text:style-name="T5"> para cada </text:span><text:span text:style-name="Source_20_Text"><text:span text:style-name="T6">Input</text:span></text:span><text:span text:style-name="T5">.</text:span></text:p>
      <text:p text:style-name="P23"><text:span text:style-name="Source_20_Text"><text:span text:style-name="T18"/></text:span></text:p>
      <text:p text:style-name="P23"><text:span text:style-name="Source_20_Text"><text:span text:style-name="T8">No entanto, o nosso objetivo é reutilizar o </text:span></text:span><text:span text:style-name="Source_20_Text"><text:span text:style-name="T18">InputCustomizado </text:span></text:span><text:span text:style-name="Source_20_Text"><text:span text:style-name="T8">no </text:span></text:span><text:span text:style-name="Source_20_Text"><text:span text:style-name="T18">App.js</text:span></text:span><text:span text:style-name="Source_20_Text"><text:span text:style-name="T8">. Tanto para </text:span></text:span><text:span text:style-name="Source_20_Text"><text:span text:style-name="T18">Nome</text:span></text:span><text:span text:style-name="Source_20_Text"><text:span text:style-name="T8">, como para </text:span></text:span><text:span text:style-name="Source_20_Text"><text:span text:style-name="T18">Email </text:span></text:span><text:span text:style-name="Source_20_Text"><text:span text:style-name="T8">e </text:span></text:span><text:span text:style-name="Source_20_Text"><text:span text:style-name="T18">Senha</text:span></text:span><text:span text:style-name="Source_20_Text"><text:span text:style-name="T8">.</text:span></text:span></text:p>
      <text:p text:style-name="P23"><text:span text:style-name="Source_20_Text"><text:span text:style-name="T18"/></text:span></text:p>
      <text:p text:style-name="P3"><text:soft-page-break/><text:span text:style-name="Source_20_Text"><text:span text:style-name="T8">Quando criamos o componente no qual passaremos parâmetros, eles serão recebidos no componente por meio de um atributo que já vem herdado da classe </text:span></text:span><text:span text:style-name="Source_20_Text"><text:span text:style-name="T18">Component </text:span></text:span><text:span text:style-name="Source_20_Text"><text:span text:style-name="T8">chamado </text:span></text:span><text:span text:style-name="Source_20_Text"><text:span text:style-name="T18">props</text:span></text:span><text:span text:style-name="Source_20_Text"><text:span text:style-name="T8">. O atributo guardará todos os parâmetros que foram enviados para este componente.</text:span></text:span></text:p>
      <text:p text:style-name="P3"><text:span text:style-name="Source_20_Text"><text:span text:style-name="T18"/></text:span></text:p>
      <text:p text:style-name="P3"><text:span text:style-name="Source_20_Text"><text:span text:style-name="T31">&lt;</text:span></text:span><text:span text:style-name="Source_20_Text"><text:span text:style-name="T14">div className</text:span></text:span><text:span text:style-name="Source_20_Text"><text:span text:style-name="T31">=</text:span></text:span><text:span text:style-name="Source_20_Text"><text:span text:style-name="T39">"pure-control-group"</text:span></text:span><text:span text:style-name="Source_20_Text"><text:span text:style-name="T31">&gt;</text:span></text:span></text:p>
      <text:p text:style-name="P5"><text:span text:style-name="Source_20_Text"><text:span text:style-name="T16"><text:s text:c="12"/></text:span></text:span><text:span text:style-name="Source_20_Text"><text:span text:style-name="T27">&lt;</text:span></text:span><text:span text:style-name="Source_20_Text"><text:span text:style-name="T12">label htmlFor</text:span></text:span><text:span text:style-name="Source_20_Text"><text:span text:style-name="T27">={</text:span></text:span><text:span text:style-name="Source_20_Text"><text:span text:style-name="T21">this</text:span></text:span><text:span text:style-name="Source_20_Text"><text:span text:style-name="T27">.</text:span></text:span><text:span text:style-name="Source_20_Text"><text:span text:style-name="T12">props</text:span></text:span><text:span text:style-name="Source_20_Text"><text:span text:style-name="T27">.</text:span></text:span><text:span text:style-name="Source_20_Text"><text:span text:style-name="T12">id</text:span></text:span><text:span text:style-name="Source_20_Text"><text:span text:style-name="T27">}&gt;{</text:span></text:span><text:span text:style-name="Source_20_Text"><text:span text:style-name="T21">this</text:span></text:span><text:span text:style-name="Source_20_Text"><text:span text:style-name="T27">.</text:span></text:span><text:span text:style-name="Source_20_Text"><text:span text:style-name="T12">props</text:span></text:span><text:span text:style-name="Source_20_Text"><text:span text:style-name="T27">.</text:span></text:span><text:span text:style-name="Source_20_Text"><text:span text:style-name="T12">label</text:span></text:span><text:span text:style-name="Source_20_Text"><text:span text:style-name="T27">}&lt;/</text:span></text:span><text:span text:style-name="Source_20_Text"><text:span text:style-name="T12">label</text:span></text:span><text:span text:style-name="Source_20_Text"><text:span text:style-name="T27">&gt;</text:span></text:span></text:p>
      <text:p text:style-name="P5"><text:span text:style-name="Source_20_Text"><text:span text:style-name="T16"><text:s text:c="12"/></text:span></text:span><text:span text:style-name="Source_20_Text"><text:span text:style-name="T27">&lt;</text:span></text:span><text:span text:style-name="Source_20_Text"><text:span text:style-name="T12">input id</text:span></text:span><text:span text:style-name="Source_20_Text"><text:span text:style-name="T27">={</text:span></text:span><text:span text:style-name="Source_20_Text"><text:span text:style-name="T21">this</text:span></text:span><text:span text:style-name="Source_20_Text"><text:span text:style-name="T27">.</text:span></text:span><text:span text:style-name="Source_20_Text"><text:span text:style-name="T12">props</text:span></text:span><text:span text:style-name="Source_20_Text"><text:span text:style-name="T27">.</text:span></text:span><text:span text:style-name="Source_20_Text"><text:span text:style-name="T12">id</text:span></text:span><text:span text:style-name="Source_20_Text"><text:span text:style-name="T27">}</text:span></text:span><text:span text:style-name="Source_20_Text"><text:span text:style-name="T12"> type</text:span></text:span><text:span text:style-name="Source_20_Text"><text:span text:style-name="T27">={</text:span></text:span><text:span text:style-name="Source_20_Text"><text:span text:style-name="T21">this</text:span></text:span><text:span text:style-name="Source_20_Text"><text:span text:style-name="T27">.</text:span></text:span><text:span text:style-name="Source_20_Text"><text:span text:style-name="T12">props</text:span></text:span><text:span text:style-name="Source_20_Text"><text:span text:style-name="T27">.</text:span></text:span><text:span text:style-name="Source_20_Text"><text:span text:style-name="T12">type</text:span></text:span><text:span text:style-name="Source_20_Text"><text:span text:style-name="T27">}</text:span></text:span><text:span text:style-name="Source_20_Text"><text:span text:style-name="T12"> name</text:span></text:span><text:span text:style-name="Source_20_Text"><text:span text:style-name="T27">={</text:span></text:span><text:span text:style-name="Source_20_Text"><text:span text:style-name="T21">this</text:span></text:span><text:span text:style-name="Source_20_Text"><text:span text:style-name="T27">.</text:span></text:span><text:span text:style-name="Source_20_Text"><text:span text:style-name="T12">props</text:span></text:span><text:span text:style-name="Source_20_Text"><text:span text:style-name="T27">.</text:span></text:span><text:span text:style-name="Source_20_Text"><text:span text:style-name="T12">nome</text:span></text:span><text:span text:style-name="Source_20_Text"><text:span text:style-name="T27">}</text:span></text:span><text:span text:style-name="Source_20_Text"><text:span text:style-name="T12"> value</text:span></text:span><text:span text:style-name="Source_20_Text"><text:span text:style-name="T27">={</text:span></text:span><text:span text:style-name="Source_20_Text"><text:span text:style-name="T21">this</text:span></text:span><text:span text:style-name="Source_20_Text"><text:span text:style-name="T27">.</text:span></text:span><text:span text:style-name="Source_20_Text"><text:span text:style-name="T12">props</text:span></text:span><text:span text:style-name="Source_20_Text"><text:span text:style-name="T27">.</text:span></text:span><text:span text:style-name="Source_20_Text"><text:span text:style-name="T12">value</text:span></text:span><text:span text:style-name="Source_20_Text"><text:span text:style-name="T27">}</text:span></text:span><text:span text:style-name="Source_20_Text"><text:span text:style-name="T12"> onChange</text:span></text:span><text:span text:style-name="Source_20_Text"><text:span text:style-name="T27">={</text:span></text:span><text:span text:style-name="Source_20_Text"><text:span text:style-name="T21">this</text:span></text:span><text:span text:style-name="Source_20_Text"><text:span text:style-name="T27">.</text:span></text:span><text:span text:style-name="Source_20_Text"><text:span text:style-name="T12">props</text:span></text:span><text:span text:style-name="Source_20_Text"><text:span text:style-name="T27">.</text:span></text:span><text:span text:style-name="Source_20_Text"><text:span text:style-name="T12">onChange</text:span></text:span><text:span text:style-name="Source_20_Text"><text:span text:style-name="T27">}/&gt;</text:span></text:span></text:p>
      <text:p text:style-name="P5"><text:span text:style-name="Source_20_Text"><text:span text:style-name="T16"><text:s text:c="10"/></text:span></text:span><text:span text:style-name="Source_20_Text"><text:span text:style-name="T27">&lt;/</text:span></text:span><text:span text:style-name="Source_20_Text"><text:span text:style-name="T12">div</text:span></text:span><text:span text:style-name="Source_20_Text"><text:span text:style-name="T27">&gt;</text:span></text:span></text:p>
      <text:p text:style-name="P3"><text:span text:style-name="Source_20_Text"><text:span text:style-name="T31"/></text:span></text:p>
      <text:p text:style-name="P23"><text:span text:style-name="Source_20_Text"><text:span text:style-name="T18"/></text:span></text:p>
      <text:p text:style-name="P23"><text:span text:style-name="Source_20_Text"><text:span text:style-name="T18"/></text:span></text:p>
      <text:p text:style-name="P24"><text:span text:style-name="Source_20_Text"><text:span text:style-name="T19">Isolando componentes do autor</text:span></text:span></text:p>
      <text:p text:style-name="P24"><text:span text:style-name="Source_20_Text"><text:span text:style-name="T19"/></text:span></text:p>
      <text:p text:style-name="P24"><text:span text:style-name="Source_20_Text"><text:span text:style-name="T9">E como acrescentaremos mais códigos para criar outras telas? Quando trabalhamos com o constructor vimos que muitas informações são mantidas nesta classe.</text:span></text:span></text:p>
      <text:p text:style-name="P5"><text:span text:style-name="Source_20_Text"><text:span text:style-name="T12">constructor</text:span></text:span><text:span text:style-name="Source_20_Text"><text:span text:style-name="T27">()</text:span></text:span><text:span text:style-name="Source_20_Text"><text:span text:style-name="T12"> </text:span></text:span><text:span text:style-name="Source_20_Text"><text:span text:style-name="T27">{</text:span></text:span></text:p>
      <text:p text:style-name="P5"><text:span text:style-name="Source_20_Text"><text:span text:style-name="T16"><text:s text:c="2"/></text:span></text:span><text:span text:style-name="Source_20_Text"><text:span text:style-name="T21">super</text:span></text:span><text:span text:style-name="Source_20_Text"><text:span text:style-name="T27">();</text:span></text:span></text:p>
      <text:p text:style-name="P5"><text:span text:style-name="Source_20_Text"><text:span text:style-name="T16"><text:s text:c="2"/></text:span></text:span><text:span text:style-name="Source_20_Text"><text:span text:style-name="T21">this</text:span></text:span><text:span text:style-name="Source_20_Text"><text:span text:style-name="T27">.</text:span></text:span><text:span text:style-name="Source_20_Text"><text:span text:style-name="T12">state </text:span></text:span><text:span text:style-name="Source_20_Text"><text:span text:style-name="T27">=</text:span></text:span><text:span text:style-name="Source_20_Text"><text:span text:style-name="T12"> </text:span></text:span><text:span text:style-name="Source_20_Text"><text:span text:style-name="T27">{</text:span></text:span><text:span text:style-name="Source_20_Text"><text:span text:style-name="T12">lista </text:span></text:span><text:span text:style-name="Source_20_Text"><text:span text:style-name="T27">:</text:span></text:span><text:span text:style-name="Source_20_Text"><text:span text:style-name="T12"> </text:span></text:span><text:span text:style-name="Source_20_Text"><text:span text:style-name="T27">[],</text:span></text:span><text:span text:style-name="Source_20_Text"><text:span text:style-name="T12">nome</text:span></text:span><text:span text:style-name="Source_20_Text"><text:span text:style-name="T27">:</text:span></text:span><text:span text:style-name="Source_20_Text"><text:span text:style-name="T36">''</text:span></text:span><text:span text:style-name="Source_20_Text"><text:span text:style-name="T27">,</text:span></text:span><text:span text:style-name="Source_20_Text"><text:span text:style-name="T12">email</text:span></text:span><text:span text:style-name="Source_20_Text"><text:span text:style-name="T27">:</text:span></text:span><text:span text:style-name="Source_20_Text"><text:span text:style-name="T36">''</text:span></text:span><text:span text:style-name="Source_20_Text"><text:span text:style-name="T27">,</text:span></text:span><text:span text:style-name="Source_20_Text"><text:span text:style-name="T12"> senha</text:span></text:span><text:span text:style-name="Source_20_Text"><text:span text:style-name="T27">:</text:span></text:span><text:span text:style-name="Source_20_Text"><text:span text:style-name="T36">''</text:span></text:span><text:span text:style-name="Source_20_Text"><text:span text:style-name="T27">};</text:span></text:span></text:p>
      <text:p text:style-name="P5"><text:span text:style-name="Source_20_Text"><text:span text:style-name="T16"><text:s text:c="2"/></text:span></text:span><text:span text:style-name="Source_20_Text"><text:span text:style-name="T21">this</text:span></text:span><text:span text:style-name="Source_20_Text"><text:span text:style-name="T27">.</text:span></text:span><text:span text:style-name="Source_20_Text"><text:span text:style-name="T12">enviaForm </text:span></text:span><text:span text:style-name="Source_20_Text"><text:span text:style-name="T27">=</text:span></text:span><text:span text:style-name="Source_20_Text"><text:span text:style-name="T12"> </text:span></text:span><text:span text:style-name="Source_20_Text"><text:span text:style-name="T21">this</text:span></text:span><text:span text:style-name="Source_20_Text"><text:span text:style-name="T27">.</text:span></text:span><text:span text:style-name="Source_20_Text"><text:span text:style-name="T12">enviaForm</text:span></text:span><text:span text:style-name="Source_20_Text"><text:span text:style-name="T27">.</text:span></text:span><text:span text:style-name="Source_20_Text"><text:span text:style-name="T12">bind</text:span></text:span><text:span text:style-name="Source_20_Text"><text:span text:style-name="T27">(</text:span></text:span><text:span text:style-name="Source_20_Text"><text:span text:style-name="T21">this</text:span></text:span><text:span text:style-name="Source_20_Text"><text:span text:style-name="T27">);</text:span></text:span></text:p>
      <text:p text:style-name="P5"><text:span text:style-name="Source_20_Text"><text:span text:style-name="T16"><text:s text:c="2"/></text:span></text:span><text:span text:style-name="Source_20_Text"><text:span text:style-name="T21">this</text:span></text:span><text:span text:style-name="Source_20_Text"><text:span text:style-name="T27">.</text:span></text:span><text:span text:style-name="Source_20_Text"><text:span text:style-name="T12">setNome </text:span></text:span><text:span text:style-name="Source_20_Text"><text:span text:style-name="T27">=</text:span></text:span><text:span text:style-name="Source_20_Text"><text:span text:style-name="T12"> </text:span></text:span><text:span text:style-name="Source_20_Text"><text:span text:style-name="T21">this</text:span></text:span><text:span text:style-name="Source_20_Text"><text:span text:style-name="T27">.</text:span></text:span><text:span text:style-name="Source_20_Text"><text:span text:style-name="T12">setNome</text:span></text:span><text:span text:style-name="Source_20_Text"><text:span text:style-name="T27">.</text:span></text:span><text:span text:style-name="Source_20_Text"><text:span text:style-name="T12">bind</text:span></text:span><text:span text:style-name="Source_20_Text"><text:span text:style-name="T27">(</text:span></text:span><text:span text:style-name="Source_20_Text"><text:span text:style-name="T21">this</text:span></text:span><text:span text:style-name="Source_20_Text"><text:span text:style-name="T27">);</text:span></text:span></text:p>
      <text:p text:style-name="P5"><text:span text:style-name="Source_20_Text"><text:span text:style-name="T16"><text:s text:c="2"/></text:span></text:span><text:span text:style-name="Source_20_Text"><text:span text:style-name="T21">this</text:span></text:span><text:span text:style-name="Source_20_Text"><text:span text:style-name="T27">.</text:span></text:span><text:span text:style-name="Source_20_Text"><text:span text:style-name="T12">setEmail </text:span></text:span><text:span text:style-name="Source_20_Text"><text:span text:style-name="T27">=</text:span></text:span><text:span text:style-name="Source_20_Text"><text:span text:style-name="T12"> </text:span></text:span><text:span text:style-name="Source_20_Text"><text:span text:style-name="T21">this</text:span></text:span><text:span text:style-name="Source_20_Text"><text:span text:style-name="T27">.</text:span></text:span><text:span text:style-name="Source_20_Text"><text:span text:style-name="T12">setEmail</text:span></text:span><text:span text:style-name="Source_20_Text"><text:span text:style-name="T27">.</text:span></text:span><text:span text:style-name="Source_20_Text"><text:span text:style-name="T12">bind</text:span></text:span><text:span text:style-name="Source_20_Text"><text:span text:style-name="T27">(</text:span></text:span><text:span text:style-name="Source_20_Text"><text:span text:style-name="T21">this</text:span></text:span><text:span text:style-name="Source_20_Text"><text:span text:style-name="T27">);</text:span></text:span></text:p>
      <text:p text:style-name="P5"><text:span text:style-name="Source_20_Text"><text:span text:style-name="T16"><text:s text:c="2"/></text:span></text:span><text:span text:style-name="Source_20_Text"><text:span text:style-name="T21">this</text:span></text:span><text:span text:style-name="Source_20_Text"><text:span text:style-name="T27">.</text:span></text:span><text:span text:style-name="Source_20_Text"><text:span text:style-name="T12">setSenha </text:span></text:span><text:span text:style-name="Source_20_Text"><text:span text:style-name="T27">=</text:span></text:span><text:span text:style-name="Source_20_Text"><text:span text:style-name="T12"> </text:span></text:span><text:span text:style-name="Source_20_Text"><text:span text:style-name="T21">this</text:span></text:span><text:span text:style-name="Source_20_Text"><text:span text:style-name="T27">.</text:span></text:span><text:span text:style-name="Source_20_Text"><text:span text:style-name="T12">setSenha</text:span></text:span><text:span text:style-name="Source_20_Text"><text:span text:style-name="T27">.</text:span></text:span><text:span text:style-name="Source_20_Text"><text:span text:style-name="T12">bind</text:span></text:span><text:span text:style-name="Source_20_Text"><text:span text:style-name="T27">(</text:span></text:span><text:span text:style-name="Source_20_Text"><text:span text:style-name="T21">this</text:span></text:span><text:span text:style-name="Source_20_Text"><text:span text:style-name="T27">);</text:span></text:span></text:p>
      <text:p text:style-name="P5"><text:span text:style-name="Source_20_Text"><text:span text:style-name="T27">}</text:span></text:span></text:p>
      <text:p text:style-name="P27"><text:span text:style-name="T5">O </text:span><text:span text:style-name="Source_20_Text"><text:span text:style-name="T6">componentDidMount</text:span></text:span><text:span text:style-name="T5"> não tem nada a ver com o formulário, mas se refere a tabela. Ou seja, são trabalhadas muitas informações que saem de diferentes lugares. Isto seria uma má prática de código.</text:span></text:p>
      <text:p text:style-name="P24"><text:soft-page-break/><text:span text:style-name="Source_20_Text"><text:span text:style-name="T19"/></text:span></text:p>
      <text:p text:style-name="P24"><text:span text:style-name="Source_20_Text"><text:span text:style-name="T9">No arquivo </text:span></text:span><text:span text:style-name="Source_20_Text"><text:span text:style-name="T19">App.js</text:span></text:span><text:span text:style-name="Source_20_Text"><text:span text:style-name="T9">, vamos adicionar um novo </text:span></text:span><text:span text:style-name="Source_20_Text"><text:span text:style-name="T19">import</text:span></text:span><text:span text:style-name="Source_20_Text"><text:span text:style-name="T9">.</text:span></text:span></text:p>
      <text:p text:style-name="P4"><text:span text:style-name="Source_20_Text"><text:span text:style-name="T23">import</text:span></text:span><text:span text:style-name="Source_20_Text"><text:span text:style-name="T15"> </text:span></text:span><text:span text:style-name="Source_20_Text"><text:span text:style-name="T32">{</text:span></text:span><text:span text:style-name="Source_20_Text"><text:span text:style-name="T26">FormularioAutor</text:span></text:span><text:span text:style-name="Source_20_Text"><text:span text:style-name="T32">,</text:span></text:span><text:span text:style-name="Source_20_Text"><text:span text:style-name="T26">TabelaAutores</text:span></text:span><text:span text:style-name="Source_20_Text"><text:span text:style-name="T32">}</text:span></text:span><text:span text:style-name="Source_20_Text"><text:span text:style-name="T15"> </text:span></text:span><text:span text:style-name="Source_20_Text"><text:span text:style-name="T23">from</text:span></text:span><text:span text:style-name="Source_20_Text"><text:span text:style-name="T15"> </text:span></text:span><text:span text:style-name="Source_20_Text"><text:span text:style-name="T40">'./Autor'</text:span></text:span><text:span text:style-name="Source_20_Text"><text:span text:style-name="T32">;</text:span></text:span></text:p>
      <text:p text:style-name="Text_20_body"><text:line-break/><text:span text:style-name="Source_20_Text"><text:span text:style-name="T9">Em seguida, iremos criar o módulo </text:span></text:span><text:span text:style-name="Source_20_Text"><text:span text:style-name="T19">Autor.js </text:span></text:span><text:span text:style-name="Source_20_Text"><text:span text:style-name="T9">que ficará dentro da pasta </text:span></text:span><text:span text:style-name="Source_20_Text"><text:span text:style-name="T19">src</text:span></text:span><text:span text:style-name="Source_20_Text"><text:span text:style-name="T9">.</text:span></text:span></text:p>
      <text:p text:style-name="Text_20_body"><text:span text:style-name="Source_20_Text"><text:span text:style-name="T19"/></text:span></text:p>
      <text:p text:style-name="P5"><text:span text:style-name="Source_20_Text"><text:span text:style-name="T23">import</text:span></text:span><text:span text:style-name="Source_20_Text"><text:span text:style-name="T15"> </text:span></text:span><text:span text:style-name="Source_20_Text"><text:span text:style-name="T26">React</text:span></text:span><text:span text:style-name="Source_20_Text"><text:span text:style-name="T32">,</text:span></text:span><text:span text:style-name="Source_20_Text"><text:span text:style-name="T15"> </text:span></text:span><text:span text:style-name="Source_20_Text"><text:span text:style-name="T32">{</text:span></text:span><text:span text:style-name="Source_20_Text"><text:span text:style-name="T15"> </text:span></text:span><text:span text:style-name="Source_20_Text"><text:span text:style-name="T26">Component</text:span></text:span><text:span text:style-name="Source_20_Text"><text:span text:style-name="T15"> </text:span></text:span><text:span text:style-name="Source_20_Text"><text:span text:style-name="T32">}</text:span></text:span><text:span text:style-name="Source_20_Text"><text:span text:style-name="T15"> </text:span></text:span><text:span text:style-name="Source_20_Text"><text:span text:style-name="T23">from</text:span></text:span><text:span text:style-name="Source_20_Text"><text:span text:style-name="T15"> </text:span></text:span><text:span text:style-name="Source_20_Text"><text:span text:style-name="T40">'react'</text:span></text:span><text:span text:style-name="Source_20_Text"><text:span text:style-name="T32">;</text:span></text:span></text:p>
      <text:p text:style-name="P5"><text:span text:style-name="Source_20_Text"><text:span text:style-name="T21">import</text:span></text:span><text:span text:style-name="Source_20_Text"><text:span text:style-name="T12"> $ </text:span></text:span><text:span text:style-name="Source_20_Text"><text:span text:style-name="T21">from</text:span></text:span><text:span text:style-name="Source_20_Text"><text:span text:style-name="T12"> </text:span></text:span><text:span text:style-name="Source_20_Text"><text:span text:style-name="T36">'jquery'</text:span></text:span><text:span text:style-name="Source_20_Text"><text:span text:style-name="T27">;</text:span></text:span></text:p>
      <text:p text:style-name="P5"><text:span text:style-name="Source_20_Text"><text:span text:style-name="T21">import</text:span></text:span><text:span text:style-name="Source_20_Text"><text:span text:style-name="T12"> </text:span></text:span><text:span text:style-name="Source_20_Text"><text:span text:style-name="T24">InputCustomizado</text:span></text:span><text:span text:style-name="Source_20_Text"><text:span text:style-name="T12"> </text:span></text:span><text:span text:style-name="Source_20_Text"><text:span text:style-name="T21">from</text:span></text:span><text:span text:style-name="Source_20_Text"><text:span text:style-name="T12"> </text:span></text:span><text:span text:style-name="Source_20_Text"><text:span text:style-name="T36">'./componentes/InputCustomizado'</text:span></text:span><text:span text:style-name="Source_20_Text"><text:span text:style-name="T27">;</text:span></text:span></text:p>
      <text:p text:style-name="P15"/>
      <text:p text:style-name="P5"><text:span text:style-name="Source_20_Text"><text:span text:style-name="T21">export</text:span></text:span><text:span text:style-name="Source_20_Text"><text:span text:style-name="T12"> </text:span></text:span><text:span text:style-name="Source_20_Text"><text:span text:style-name="T21">class</text:span></text:span><text:span text:style-name="Source_20_Text"><text:span text:style-name="T12"> </text:span></text:span><text:span text:style-name="Source_20_Text"><text:span text:style-name="T24">FormularioAutor</text:span></text:span><text:span text:style-name="Source_20_Text"><text:span text:style-name="T12"> </text:span></text:span><text:span text:style-name="Source_20_Text"><text:span text:style-name="T21">extends</text:span></text:span><text:span text:style-name="Source_20_Text"><text:span text:style-name="T12"> </text:span></text:span><text:span text:style-name="Source_20_Text"><text:span text:style-name="T24">Component</text:span></text:span><text:span text:style-name="Source_20_Text"><text:span text:style-name="T27">{</text:span></text:span></text:p>
      <text:p text:style-name="P5"><text:span text:style-name="Source_20_Text"><text:span text:style-name="T27"/></text:span></text:p>
      <text:p text:style-name="P6"><text:span text:style-name="Source_20_Text"><text:span text:style-name="T35"><text:tab/><text:tab/>//colocar contrutor e metodos do formulario</text:span></text:span></text:p>
      <text:p text:style-name="P5"><text:span text:style-name="Source_20_Text"><text:span text:style-name="T12">render</text:span></text:span><text:span text:style-name="Source_20_Text"><text:span text:style-name="T27">()</text:span></text:span></text:p>
      <text:p text:style-name="P5"><text:span text:style-name="Source_20_Text"><text:span text:style-name="T16"><text:s text:c="8"/></text:span></text:span><text:span text:style-name="Source_20_Text"><text:span text:style-name="T21">return</text:span></text:span><text:span text:style-name="Source_20_Text"><text:span text:style-name="T27">(</text:span></text:span></text:p>
      <text:p text:style-name="P5"><text:span text:style-name="Source_20_Text"><text:span text:style-name="T27"><text:tab/><text:tab/>//</text:span></text:span><text:span text:style-name="Source_20_Text"><text:span text:style-name="T34">colocar </text:span></text:span><text:span text:style-name="Source_20_Text"><text:span text:style-name="T35">div</text:span></text:span><text:span text:style-name="Source_20_Text"><text:span text:style-name="T34"> do frmulario do auror aqui</text:span></text:span></text:p>
      <text:p text:style-name="P5"><text:span text:style-name="Source_20_Text"><text:span text:style-name="T16"><text:s text:c="8"/></text:span></text:span><text:span text:style-name="Source_20_Text"><text:span text:style-name="T27">);</text:span></text:span></text:p>
      <text:p text:style-name="P5"><text:span text:style-name="Source_20_Text"><text:span text:style-name="T27"/></text:span></text:p>
      <text:p text:style-name="P5"><text:span text:style-name="Source_20_Text"><text:span text:style-name="T27">}</text:span></text:span></text:p>
      <text:p text:style-name="P5"><text:span text:style-name="Source_20_Text"><text:span text:style-name="T21">export</text:span></text:span><text:span text:style-name="Source_20_Text"><text:span text:style-name="T12"> </text:span></text:span><text:span text:style-name="Source_20_Text"><text:span text:style-name="T21">class</text:span></text:span><text:span text:style-name="Source_20_Text"><text:span text:style-name="T12"> </text:span></text:span><text:span text:style-name="Source_20_Text"><text:span text:style-name="T24">TabelaAutores</text:span></text:span><text:span text:style-name="Source_20_Text"><text:span text:style-name="T12"> </text:span></text:span><text:span text:style-name="Source_20_Text"><text:span text:style-name="T21">extends</text:span></text:span><text:span text:style-name="Source_20_Text"><text:span text:style-name="T12"> </text:span></text:span><text:span text:style-name="Source_20_Text"><text:span text:style-name="T24">Component</text:span></text:span><text:span text:style-name="Source_20_Text"><text:span text:style-name="T12"> </text:span></text:span><text:span text:style-name="Source_20_Text"><text:span text:style-name="T27">{</text:span></text:span></text:p>
      <text:p text:style-name="P6"><text:span text:style-name="Source_20_Text"><text:span text:style-name="T35"><text:tab/><text:tab/>//colocar contrutor e metodo da tabla</text:span></text:span></text:p>
      <text:p text:style-name="P5"><text:span text:style-name="Source_20_Text"><text:span text:style-name="T12">render</text:span></text:span><text:span text:style-name="Source_20_Text"><text:span text:style-name="T27">()</text:span></text:span></text:p>
      <text:p text:style-name="P5"><text:span text:style-name="Source_20_Text"><text:span text:style-name="T16"><text:s text:c="8"/></text:span></text:span><text:span text:style-name="Source_20_Text"><text:span text:style-name="T21">return</text:span></text:span><text:span text:style-name="Source_20_Text"><text:span text:style-name="T27">(</text:span></text:span></text:p>
      <text:p text:style-name="P6"><text:span text:style-name="Source_20_Text"><text:span text:style-name="T27"><text:tab/><text:tab/>//</text:span></text:span><text:span text:style-name="Source_20_Text"><text:span text:style-name="T34">colocar </text:span></text:span><text:span text:style-name="Source_20_Text"><text:span text:style-name="T35">div</text:span></text:span><text:span text:style-name="Source_20_Text"><text:span text:style-name="T34"> </text:span></text:span><text:span text:style-name="Source_20_Text"><text:span text:style-name="T35">a tabela</text:span></text:span><text:span text:style-name="Source_20_Text"><text:span text:style-name="T34"> do auror aqui</text:span></text:span></text:p>
      <text:p text:style-name="P5"><text:span text:style-name="Source_20_Text"><text:span text:style-name="T16"><text:s text:c="8"/></text:span></text:span><text:span text:style-name="Source_20_Text"><text:span text:style-name="T27">);</text:span></text:span></text:p>
      <text:p text:style-name="P5"><text:span text:style-name="Source_20_Text"><text:span text:style-name="T27"/></text:span></text:p>
      <text:p text:style-name="P5"><text:span text:style-name="Source_20_Text"><text:span text:style-name="T27">}</text:span></text:span></text:p>
      <text:p text:style-name="Text_20_body"><text:span text:style-name="Source_20_Text">A tela continuará funcionando, mas não tem ação do submit</text:span></text:p>
      <text:p text:style-name="Text_20_body"><text:soft-page-break/><text:span text:style-name="Source_20_Text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Monaco, 'Andale Mono', monospace"/>
    <style:font-face style:name="Droid Sans Mono" svg:font-family="'Droid Sans Mono', monospace, monospace, 'Droid Sans Fallback'"/>
    <style:font-face style:name="Open sans" svg:font-family="'Open sans', sans-serif"/>
    <style:font-face style:name="Proxima Nova" svg:font-family="'Proxima Nova'"/>
    <style:font-face style:name="Source Serif Pro" svg:font-family="'Source Serif Pro', serif"/>
    <style:font-face style:name="Times New Roman" svg:font-family="'Times New Roman'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6T12:08:17.293537684</meta:creation-date>
    <dc:date>2018-05-16T18:38:34.842089412</dc:date>
    <meta:editing-duration>PT47M11S</meta:editing-duration>
    <meta:editing-cycles>3</meta:editing-cycles>
    <meta:generator>LibreOffice/5.3.1.2$Linux_X86_64 LibreOffice_project/30m0$Build-2</meta:generator>
    <meta:document-statistic meta:table-count="0" meta:image-count="0" meta:object-count="0" meta:page-count="16" meta:paragraph-count="290" meta:word-count="1117" meta:character-count="12896" meta:non-whitespace-character-count="8979"/>
  </office:meta>
</office:document-meta>
</file>